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Standard">
      <style:text-properties officeooo:paragraph-rsid="030963d6"/>
    </style:style>
    <style:style style:name="P42" style:family="paragraph" style:parent-style-name="Heading_20_1">
      <style:text-properties officeooo:paragraph-rsid="02040b59"/>
    </style:style>
    <style:style style:name="P43" style:family="paragraph" style:parent-style-name="Heading_20_2">
      <style:text-properties officeooo:rsid="0205e43d" officeooo:paragraph-rsid="0205e43d"/>
    </style:style>
    <style:style style:name="P44" style:family="paragraph" style:parent-style-name="Standard" style:list-style-name="L6">
      <style:text-properties officeooo:paragraph-rsid="020bd546"/>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2659dc2"/>
    </style:style>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8">
      <style:text-properties officeooo:paragraph-rsid="02668744"/>
    </style:style>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1"/>
    <style:style style:name="P72" style:family="paragraph" style:parent-style-name="Standard" style:list-style-name="L32"/>
    <style:style style:name="P73" style:family="paragraph" style:parent-style-name="Standard" style:list-style-name="L32">
      <style:text-properties officeooo:paragraph-rsid="02689449"/>
    </style:style>
    <style:style style:name="P74" style:family="paragraph" style:parent-style-name="Standard" style:list-style-name="L33"/>
    <style:style style:name="P75" style:family="paragraph" style:parent-style-name="Standard" style:list-style-name="L34"/>
    <style:style style:name="P76" style:family="paragraph" style:parent-style-name="Standard" style:list-style-name="L35"/>
    <style:style style:name="P77" style:family="paragraph" style:parent-style-name="Standard" style:list-style-name="L36"/>
    <style:style style:name="P78" style:family="paragraph" style:parent-style-name="Standard" style:list-style-name="L37"/>
    <style:style style:name="P79" style:family="paragraph" style:parent-style-name="Standard" style:list-style-name="L38"/>
    <style:style style:name="P80" style:family="paragraph" style:parent-style-name="Standard" style:list-style-name="L38">
      <style:text-properties officeooo:paragraph-rsid="026aaa1a"/>
    </style:style>
    <style:style style:name="P81" style:family="paragraph" style:parent-style-name="Standard" style:list-style-name="L39"/>
    <style:style style:name="P82" style:family="paragraph" style:parent-style-name="Standard" style:list-style-name="L39">
      <style:text-properties officeooo:paragraph-rsid="026ae1e2"/>
    </style:style>
    <style:style style:name="P83" style:family="paragraph" style:parent-style-name="Standard" style:list-style-name="L39">
      <style:text-properties officeooo:paragraph-rsid="026b3dbe"/>
    </style:style>
    <style:style style:name="P84" style:family="paragraph" style:parent-style-name="Standard" style:list-style-name="L40"/>
    <style:style style:name="P85" style:family="paragraph" style:parent-style-name="Standard" style:list-style-name="L41"/>
    <style:style style:name="P86" style:family="paragraph" style:parent-style-name="Standard" style:list-style-name="L42"/>
    <style:style style:name="P87" style:family="paragraph" style:parent-style-name="Standard" style:list-style-name="L43"/>
    <style:style style:name="P88" style:family="paragraph" style:parent-style-name="Standard" style:list-style-name="L44"/>
    <style:style style:name="P89" style:family="paragraph" style:parent-style-name="Standard" style:list-style-name="L45"/>
    <style:style style:name="P90" style:family="paragraph" style:parent-style-name="Standard" style:list-style-name="L46"/>
    <style:style style:name="P91" style:family="paragraph" style:parent-style-name="Standard" style:list-style-name="L47"/>
    <style:style style:name="P92" style:family="paragraph" style:parent-style-name="Standard" style:list-style-name="L48"/>
    <style:style style:name="P93" style:family="paragraph" style:parent-style-name="Standard" style:list-style-name="L49"/>
    <style:style style:name="P94" style:family="paragraph" style:parent-style-name="Standard" style:list-style-name="L50"/>
    <style:style style:name="P95" style:family="paragraph" style:parent-style-name="Standard" style:list-style-name="L51"/>
    <style:style style:name="P96" style:family="paragraph" style:parent-style-name="Standard" style:list-style-name="L51">
      <style:text-properties officeooo:paragraph-rsid="026c2fa3"/>
    </style:style>
    <style:style style:name="P97" style:family="paragraph" style:parent-style-name="Standard" style:list-style-name="L52"/>
    <style:style style:name="P98" style:family="paragraph" style:parent-style-name="Standard" style:list-style-name="L53"/>
    <style:style style:name="P99" style:family="paragraph" style:parent-style-name="Standard" style:list-style-name="L54"/>
    <style:style style:name="P100" style:family="paragraph" style:parent-style-name="Standard" style:list-style-name="L55"/>
    <style:style style:name="P101" style:family="paragraph" style:parent-style-name="Standard" style:list-style-name="L56"/>
    <style:style style:name="P102" style:family="paragraph" style:parent-style-name="Standard" style:list-style-name="L57"/>
    <style:style style:name="P103" style:family="paragraph" style:parent-style-name="Standard" style:list-style-name="L58"/>
    <style:style style:name="P104" style:family="paragraph" style:parent-style-name="Standard" style:list-style-name="L59"/>
    <style:style style:name="P105" style:family="paragraph" style:parent-style-name="Standard" style:list-style-name="L59">
      <style:text-properties officeooo:paragraph-rsid="026cc6b2"/>
    </style:style>
    <style:style style:name="P106" style:family="paragraph" style:parent-style-name="Standard" style:list-style-name="L60"/>
    <style:style style:name="P107" style:family="paragraph" style:parent-style-name="Standard" style:list-style-name="L60">
      <style:text-properties officeooo:paragraph-rsid="026cc6b2"/>
    </style:style>
    <style:style style:name="P108" style:family="paragraph" style:parent-style-name="Standard" style:list-style-name="L61"/>
    <style:style style:name="P109" style:family="paragraph" style:parent-style-name="Standard" style:list-style-name="L62"/>
    <style:style style:name="P110" style:family="paragraph" style:parent-style-name="Standard" style:list-style-name="L64"/>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ExportSkip" style:list-style-name="L2"/>
    <style:style style:name="P119" style:family="paragraph" style:parent-style-name="VimmExportSkip" style:list-style-name="L3"/>
    <style:style style:name="P120" style:family="paragraph" style:parent-style-name="VimmExportSkip" style:list-style-name="L4"/>
    <style:style style:name="P121" style:family="paragraph" style:parent-style-name="VimmExportSkip" style:list-style-name="L5"/>
    <style:style style:name="P122" style:family="paragraph" style:parent-style-name="VimmVerseEnglish" style:list-style-name="L1"/>
    <style:style style:name="P123" style:family="paragraph" style:parent-style-name="VimmVersePali" style:list-style-name="L9"/>
    <style:style style:name="P124" style:family="paragraph" style:parent-style-name="VimmVersePali" style:list-style-name="L16"/>
    <style:style style:name="P125" style:family="paragraph" style:parent-style-name="VimmVersePali" style:list-style-name="L20"/>
    <style:style style:name="P126" style:family="paragraph" style:parent-style-name="VimmVersePali" style:list-style-name="L27"/>
    <style:style style:name="P127" style:family="paragraph" style:parent-style-name="VimmVersePali" style:list-style-name="L31"/>
    <style:style style:name="P128" style:family="paragraph" style:parent-style-name="VimmVersePali" style:list-style-name="L32"/>
    <style:style style:name="P129" style:family="paragraph" style:parent-style-name="VimmVersePali" style:list-style-name="L34"/>
    <style:style style:name="P130" style:family="paragraph" style:parent-style-name="VimmVersePali" style:list-style-name="L40"/>
    <style:style style:name="P131" style:family="paragraph" style:parent-style-name="VimmVersePali" style:list-style-name="L42"/>
    <style:style style:name="P132" style:family="paragraph" style:parent-style-name="VimmVersePali" style:list-style-name="L43"/>
    <style:style style:name="P133" style:family="paragraph" style:parent-style-name="VimmVersePali" style:list-style-name="L46"/>
    <style:style style:name="P134" style:family="paragraph" style:parent-style-name="VimmVersePali" style:list-style-name="L47"/>
    <style:style style:name="P135" style:family="paragraph" style:parent-style-name="VimmVersePali" style:list-style-name="L48"/>
    <style:style style:name="P136" style:family="paragraph" style:parent-style-name="VimmVersePali" style:list-style-name="L50"/>
    <style:style style:name="P137" style:family="paragraph" style:parent-style-name="VimmVersePali" style:list-style-name="L52"/>
    <style:style style:name="P138" style:family="paragraph" style:parent-style-name="VimmVersePali" style:list-style-name="L53"/>
    <style:style style:name="P139" style:family="paragraph" style:parent-style-name="VimmVersePali" style:list-style-name="L57"/>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officeooo:rsid="0310a5b4"/>
    </style:style>
    <style:style style:name="T15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 text:is-list-header="true">(Front)</text:h>
      <text:p text:style-name="VimmExportSkip"><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3" text:outline-level="2">Prefaces</text:h>
      <text:h text:style-name="Heading_20_3" text:outline-level="3" text:is-list-header="true">Electronic edition note</text:h>
      <text:p text:style-name="VimmAdded">This electronic edition is based on the scanned 1995 reprint. Relevant changes are noted below. </text:p>
      <text:list text:style-name="L1">
        <text:list-item>
          <text:p text:style-name="VimmAdded">Sections in the front matter were reordered — short dedications, prefatory notes, acknowledgements were moved under the new heading Prefaces for clarity.</text:p>
        </text:list-item>
        <text:list-item>
          <text:p text:style-name="VimmAdded">Index and glossaries are skipped in the electronic edition.</text:p>
        </text:list-item>
        <text:list-item>
          <text:p text:style-name="VimmAdded">The Additions and Corrections section was applied and is therefore skipped.</text:p>
        </text:list-item>
        <text:list-item>
          <text:p text:style-name="VimmAdded">Cross-references to pages were converted (they only appear in LaTeX, in other non-paged formats such as Sphinx, they are empty).</text:p>
        </text:list-item>
        <text:list-item>
          <text:p text:style-name="VimmAdded">Citation references were fixed (<text:span text:style-name="VimmPali">Ibid.</text:span> expanded, inconsistent citation abbreviations fixed). Bibliography was somewhat reorganized.</text:p>
        </text:list-item>
        <text:list-item>
          <text:p text:style-name="VimmAdded">Footnotes in chapter titles were moved at the beginning of the main text, owing to limitations of some target formats which can't handle footnotes in chapter titles.</text:p>
        </text:list-item>
        <text:list-item>
          <text:p text:style-name="VimmAdded">Owing to an imperfect OCR process, there are typos in the text, especially in the Pali quotes. This is a reader's edition, so those needing the Pali footnotes should check the sources. These quotes might be machine-corrected based on fuzzy matching (e.g. with SuttaCentral data), in the future.</text:p>
        </text:list-item>
        <text:list-item>
          <text:p text:style-name="VimmAdded">The BPS edition sections the text into fascicles; the partially coincide and partially go across chapter sectioning. Fascicle sectioning was removed from the electronic edition, along with each fascicle's heading such as:</text:p>
          <text:p text:style-name="VimmVerseEnglish">The path of Freedom.<text:line-break/>Fascicle the first.<text:line-break/>Written by the Arahant Upatissa who was called Great Light in Ryo.<text:line-break/>Translated in Ryo by Tipitaka Sanghapāla of Funan.</text:p>
        </text:list-item>
        <text:list-item>
          <text:p text:style-name="VimmAdded">The BPS edition sectioning is almost completely flat (single level below chapters). This will be modernized for easier navigation.</text:p>
        </text:list-item>
        <text:list-item>
          <text:p text:style-name="VimmAdded">Publisher's note on <text:span text:style-name="VimmPali">Gedatsu-Dō-Ron</text:span> vs. <text:span text:style-name="VimmPali">Cié-to-tāo-lun</text:span> was removed as the few confusing instances were fixed in the text itself.</text:p>
        </text:list-item>
      </text:list>
      <text:h text:style-name="Heading_20_3" text:outline-level="3" text:is-list-header="true">D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Cié-to-tāo-lun</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8|vi</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VimmBody"><text:span text:style-name="VimmPageNo">32|xxxi</text:span> As stated elsewhere (<text:span text:style-name="VimmXML">&lt;ptr type="vimm" target="inMemoriam"&gt;In Memoriam, p. xv&lt;/ptr&gt;</text:span>) the draft translation of the <text:span text:style-name="VimmPali">Cié-to-tāo-lun</text:span> (being the Chinese name for the <text:span text:style-name="VimmPali">Vimuttimagga</text:span>, rendered as <text:span text:style-name="VimmPali">Gedatsu Dō Ron</text:span> in Japanese)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u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vihāra <text:span text:style-name="VimmPageNo">34|xxxiii</text:span> 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Dr. P. V. Bapat’s <text:span text:style-name="VimmPali">Vimuttimagga and Visuddhimagga—a Comparative Study</text:span> <text:span text:style-name="VimmBibRef">Vim. Mag. and Vis. Mag.</text:span>, and the Venerable Ñāṇamoli Thera’s translation of the <text:span text:style-name="VimmPali">Visuddhimagga—The Path of Purification</text:span> <text:span text:style-name="VimmBibRef">Vis. Mag.</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Maḍihē Paññâsīha Mahā Nāyaka Thera of Vajirārāma 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Ñāṇavīra 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de Mel who read through the type-script and made valuable suggestions.</text:p>
      <text:p text:style-name="VimmBody">To Mr. R. 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saddhâ</text:span>) wishing his father, Mudaliyar D. D. Weerasuria J. P., who passed away on 25. 5. 1949, the happiness of <text:span text:style-name="VimmPali">Nibbāna</text:span>. May the result of this pure deed redound in full measure to his lasting happiness.</text:p>
      <text:p text:style-name="VimmBody">The Printers have to be thanked for their patience and high quality of work.</text:p>
      <text:p text:style-name="VimmBody"/>
      <text:p text:style-name="VimmBody">Vijirārāma, 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Soma Mahā Thera (1898—1960)</text:h>
      <text:p text:style-name="VimmVersePali">Aciraṃ vat’ ayaṃ kāyo pathaviṃ adhisessati<text:line-break/>Chuddho apetaviññāṇo, niratthaṃ va kalingaraṃ<text:note text:id="ftn1" text:note-class="footnote"><text:note-citation>1</text:note-citation><text:note-body><text:p text:style-name="Standard">Dh. 41.</text:p></text:note-body></text:note></text:p>
      <text:p text:style-name="VimmBody"><text:span text:style-name="VimmPageNo">10|ix</text:span><text:span text:style-name="VimmXML">&lt;anchor id="inMemoriam"/&gt;</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Soma Mahā 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Soma Mahā Thera was born on December 23,1898, in Kotahena, Colombo, and passed away at Vajirārāma, 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he Dhammapada being sold for a rupee he quickly bought and read it again and again. This was his introduction to the <text:span text:style-name="VimmPali">Buddhadhamma</text:span>. From that day on he <text:span text:style-name="VimmPageNo">11|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élan</text:span> 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VimmPali">Le style est l’homme meme</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VimmPali">Sic vos, non vobis, mellificatis, apes</text:span>”—not for yourself, ye bees, your cells ye fill—that the verses “Giving Up” deserve quotation’.<text:note text:id="ftn3" text:note-class="footnote"><text:note-citation>1</text:note-citation><text:note-body><text:p text:style-name="Standard">See <text:span text:style-name="VimmXML">&lt;ptr type="vimm" target="pxvi-giving-up"&gt;In Memoriam, page xvi&lt;/ptr&gt;</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Vajirārāma 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yathābhūtañāaṇdassana</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avāda</text:span> in his country and that there was much that could be translated from the <text:span text:style-name="VimmPali">Mahāyāna</text:span> 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Mahāyāna</text:span>. Towards the end of 1935, through his good offices, we were invited to Jozaiji, the Nichiren temple in Kawatana-Machi, 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e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h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anchor id="pxvi-giving-up"/&gt;</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ē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ng.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fi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s;<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 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Mv. ch. 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é-to-tāo-lun</text:span> (in Japanese rendered as <text:span text:style-name="VimmPali">Gedatsu Dō Ron</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VimmBody">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Mahāyāna 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Ñāṇamoli Thera’s opinion on the subject will be of interest: “However the <text:span text:style-name="VimmPali">Vimuttimagga</text:span> itself contains nothing at all of the Mahayana, its unorthodoxies being well within the ‘Hinayana’ field”. Again he says: “Also Abhidhamma, which is the keystone of Bhadantācariya 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0">Reference to Nanamoli's translation of Vism.</text:p></office:annotation>Path of Purification Introduction<office:annotation-end office:name="__Annotation__45768_1320294376"/> pp. xxvii-xxviii). The statement of the Venerable Dhammapāla Thera in the <text:span text:style-name="VimmPali">Paramatthamañjūsā</text:span> quoted earlier seems to disallow (b) above.</text:p>
      <text:p text:style-name="VimmBody">The Venerable Buddhadatta Mahā Nāyaka 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II).</text:p>
      <text:p text:style-name="VimmBody"><text:span text:style-name="VimmXML">&lt;anchor id="intro-abhayagiri"/&gt;</text:span>Regarding the view that the <text:span text:style-name="VimmPali">Vimuttimagga</text:span> was a work written at the Abhayagiri Monastery, the late Venerable Ñāṇamoli 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Bhadantācariya Buddhaghosa himself never mentions it” (Introduction, XXVIII).</text:p>
      <text:p text:style-name="VimmBody">Prof. Dr. P. V. Bapat in the Introduction (<text:span text:style-name="VimmBibRef">Vim. Mag. and Vis. Mag., 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Vim. Mag. and Vis. Mag., 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Nārada (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XML">&lt;ptr type="vimm" target="p173n3"&gt;note 3, pp. 173-74&lt;/ptr&gt;</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Vim. Mag. and Vis. Mag., p. liv</text:span>). References to <text:span text:style-name="VimmPali">Caṇḍālas</text:span> are found elsewhere, in the texts and commentaries. For instance, as pointed out by Prof. Bapat himself (<text:span text:style-name="VimmBibRef">Vim. Mag. and Vis. Mag., 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a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B.C. and King Vasabha from 66-110 A.C.)?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ptr type="vimm" target="p25-virtue-tribulation"&gt;the present translation, p. 25&lt;/ptr&gt;</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VimmVerseEnglish">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A.D. in Ceylon” (p. lvi), the <text:span text:style-name="VimmPali">Vimuttimagga</text:span> is hardly the place to display such special knowledge.</text:p>
      <text:p text:style-name="VimmBody">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 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Mahāsena (beginning of the fourth century A.D.)”.</text:p>
      <text:h text:style-name="Heading_20_3" text:outline-level="3" text:is-list-header="true">Tipiṭaka Sanghapāla Thera of Funan</text:h>
      <text:p text:style-name="VimmBody">Below is given the Life of Tipiṭaka Sanghapāla 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Sanghapāla; he was a foreign scholar. His bearing was noble and he was handsome of feature. He was a skilful debater. Coming to the capital he stayed at Shōkwanji (Mahāvidarṣanārāma). The Emperor Bū honoured and respected him, and treated him with great consideration. He was requested by the emperor to translate Buddhist scriptures in Jūkoden (Āyus-prabhā vihāra) and Sen-un-kwan (... megha-vihāra). He translated the <text:span text:style-name="VimmPali">Mahā Aṡoka Sūtra</text:span>, <text:span text:style-name="VimmPali">Vimokṣa- Mārga-ṡāstra</text:span>, and others. Hōsho, En-don-u and others assisted (lit. wrote).</text:p>
      <text:p text:style-name="VimmBody">This occurs under the Biography of Guṇavrddhi of Mid-India who built Shōkwanji and died in Shōkwanji in the second year of Chūko (p. 345).</text:p>
      <text:p text:style-name="VimmBody">The following is from <text:span text:style-name="VimmPali">Zokukosoden</text:span>, Further Biographies of Famous Clerics, number 2060, volume 50 of the Taisho edition of the Chinese <text:span text:style-name="VimmPali">Tripiṭaka</text:span>. Here the life of Sanghapāla is given first. Sanghapāla: 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Shōkwanji and became a disciple of Guṇabhadra, a <text:span text:style-name="VimmPali">ṡramaṇa</text:span> of India and studied <text:span text:style-name="VimmPali">Vaipulya</text:span> under him. Sanghapāla’s knowledge was wide and deep and he was conversant with the languages and books of several countries . . . Pāla 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Shōkwanji Senunkwan and Funānkwan of the Capital Yoto (Sun City). He translated for seventeen years. His translations amounted to eleven cases of forty-eight fascicles. They are the great <text:span text:style-name="VimmPali">Aṡoka sūtra</text:span>, the <text:span text:style-name="VimmPali">Vimokṣa-Mārga-ṡāstra</text:span> and others. When the translations began the Emperor Bū himself came to Jukoden, attended the exposition of the Law by Sanghapāla and himself wrote (down the translations). After that he handed them over to the writer who was to make the printing blocks, The emperor commanded the <text:span text:style-name="VimmPali">ṡramaṇa</text:span> Hōsho, 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VimmBody">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A.C.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A.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Vimuttimagga 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he factors of meditation, <text:span text:style-name="VimmPali">jhāna</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ptr type="vimm" target="p148n3"&gt;note 3 on pp. 148-49&lt;/ptr&gt;</text:span>.</text:p>
      <text:p text:style-name="VimmBody">They agree that in practising <text:span text:style-name="VimmPali">Ānāpānasati</text:span> (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Pts. 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Ānāpānasati</text:span>, the first four of which are (1) counting, (2) connection, (3) touching, and (4) fixing. Here the Venerable Buddhaghosa Thera does not quote authority for this statement as he usually does. The <text:span text:style-name="VimmPali">Vimuttimagga</text:span> (<text:span text:style-name="VimmXML">&lt;ptr type="vimm" target="p159-predecessors"&gt;VIII, sect. 4, p. 159&lt;/ptr&gt;</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ptr type="vimm" target="p72-dwelling"&gt;VIII, p. 72&lt;/ptr&gt;</text:span>) says, ‘By dwelling on white, black, or red, he practises colour <text:span text:style-name="VimmPali">kasiṇa</text:span>’. It is seen here that by practising one subject of meditation another cannot be developed — for instance, when one practises <text:span text:style-name="VimmPali">Ānāpānasati</text:span> 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VimmExportSkip">Edition of the Pali Text Society, London 1920.</text:p>
        </text:list-item>
        <text:list-item>
          <text:p text:style-name="VimmExportSkip">Edition of the Harvard Oriental Series, Vol. 41, Cambridge, Mass., 1950.</text:p>
        </text:list-item>
      </text:list>
      <text:p text:style-name="VimmExportSkip"><text:span text:style-name="VimmBold">Translation —English</text:span></text:p>
      <text:list text:style-name="L3">
        <text:list-item>
          <text:p text:style-name="VimmExportSkip"><text:s/>The Path of Purity (3 Vols.) by Prof. Pe Maung Tin, P.T.S., London, 1922, 1928, 1931.</text:p>
        </text:list-item>
        <text:list-item>
          <text:p text:style-name="VimmExportSkip">2. The Path of Purification by the Venerable Bhikkhu Ñāṇamoli, Colombo, 1956.</text:p>
        </text:list-item>
      </text:list>
      <text:p text:style-name="VimmExportSkip"><text:span text:style-name="VimmBold">German —</text:span></text:p>
      <text:list text:style-name="L4">
        <text:list-item>
          <text:p text:style-name="VimmExportSkip">Der Weg zur Reinheit, 1 Band, by the Venerable Nyāṇatiloka Mahā Thera (Vorwort pp. IV-VII), Benares Verlag, Munchen Neubiberg, 1931.</text:p>
        </text:list-item>
        <text:list-item>
          <text:p text:style-name="VimmExportSkip">Der Weg zur Reinheit, complete edition, by the Venerable Nyāṇatiloka Mahā Thera (Vorwort pp. VIII-X, XII), Verlag Christani, Konstanz, 1952.</text:p>
        </text:list-item>
      </text:list>
      <text:p text:style-name="VimmExportSkip"><text:span text:style-name="VimmBold">Sinhalese —</text:span></text:p>
      <text:list text:style-name="L5">
        <text:list-item>
          <text:p text:style-name="VimmExportSkip">The Ancient Paraphrase by King Parākramabāhu II (1236-68 A.C.).</text:p>
        </text:list-item>
        <text:list-item>
          <text:p text:style-name="VimmExportSkip">Sinhala Visuddhimārgaya by Paṇḍita Mātara Śrī Dharmavaṁsa Sthavira, Mātara, 1953.</text:p>
        </text:list-item>
      </text:list>
      <text:p text:style-name="VimmExportSkip"><text:span text:style-name="VimmPali">Paramatthamañjūsā</text:span> (<text:span text:style-name="VimmPali">Vidsuddhimagga</text:span> commentary) by Bhadantācariya Dhammapāla — Venerable Morontuduvē Dhammānanda Nāyaka Thera’s Sinhalese edition, 1908.</text:p>
      <text:p text:style-name="VimmExportSkip"><text:span text:style-name="VimmPali">Mahāvaṁsa</text:span>. <text:span text:style-name="VimmBold">Text </text:span>— Edition of the Pali Text Society, London, 1908. <text:span text:style-name="VimmBold">Translation — English</text:span>: The <text:span text:style-name="VimmPali">Mahāvaṁsa</text:span> or The Great Chronicle of Ceylon by Dr. Wilhelm Geiger, Ceylon. Government Information Department, Colombo, 1950 (Reprint).</text:p>
      <text:p text:style-name="VimmExportSkip"><text:span text:style-name="VimmPali">Cūḷavaṁsa</text:span>. <text:span text:style-name="VimmBold">Translation — English</text:span>: <text:span text:style-name="VimmPali">Cūḷavaṁsa</text:span>, being the more recent part of the<text:span text:style-name="VimmPali"> Mahāvaṁsa</text:span> by Dr. Wilhelm Geiger and Mrs. C. Mabel Rickmers, (2 Parts). P.T.S London 1929, 1930. <text:span text:style-name="VimmPageNo">49|xlviii</text:span></text:p>
      <text:p text:style-name="VimmExportSkip"><text:span text:style-name="VimmPali">The Pali Literature of Ceylon</text:span> by Dr. G. P. Malalasekera, Royal Asiatic Society's Prize Publication Fund Vol. X, London, 1928.</text:p>
      <text:p text:style-name="VimmExportSkip"><text:span text:style-name="VimmPali">History of Indian Literature</text:span> by Dr. M. Winternitz, English translation by Mrs. S. Ketkar and Miss H. Kohn, University of Calcutta, 1933.</text:p>
      <text:p text:style-name="VimmExportSkip"><text:span text:style-name="VimmPali">Early History of Buddhism in Ceylon</text:span> by Dr. E. W. Adikaram, Colombo, 1953 (Second Impression).</text:p>
      <text:p text:style-name="VimmExportSkip"><text:span text:style-name="VimmPali">Vimuttimagga and Visuddhimagga, a Comparative Study</text:span> by Prof. P. V. Bapat, Poona, 1937.</text:p>
      <text:p text:style-name="VimmExportSkip"><text:span text:style-name="VimmPali">Vimuttimagga.</text:span> <text:span text:style-name="VimmBold">Translation — Chinese</text:span>: <text:span text:style-name="VimmPali">Cié-to-tāo-lun</text:span> or <text:span text:style-name="VimmPali">Gedatsu Dō Ron</text:span> by Tipiṭaka Sanghapāla of Funan (6th cent. A. C.).</text:p>
      <text:p text:style-name="VimmExportSkip"><text:span text:style-name="VimmPageNo">50|xlix</text:span></text:p>
      <text:h text:style-name="Heading_20_3" text:outline-level="3" text:is-list-header="true">Abbr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I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II,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Jhāna109<text:tab/>.<text:tab/>.<text:tab/>.<text:tab/>.<text:tab/>.<text:tab/>.<text:tab/></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II, CHAPTER VIII,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ll,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ly Conditions</text:p>
      <text:p text:style-name="VimmExportSkip">The Nine Concei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assa 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Nibbāna, 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Cattāro ariyadhammā</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d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e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A. IV,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Standard">Cp. <text:span text:style-name="VimmBibRef">A. IV,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VimmPali">nibbidānupassanāya nandiyā</text:span>' of <text:span text:style-name="VimmBibRef">Pts.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paṭinissaggānupassanāya ādānassa</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Ālaya</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he Community of Bhikkhus;<text:note text:id="ftn83" text:note-class="footnote"><text:note-citation>6</text:note-citation><text:note-body><text:p text:style-name="Standard">Lit. <text:span text:style-name="VimmPali">Pātimokkha 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athāgata 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text:soft-page-break/>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ext:soft-page-break/>The virtue of the commoner<text:note text:id="ftn131" text:note-class="footnote"><text:note-citation>1</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2</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3</text:note-citation><text:note-body><text:p text:style-name="Standard"><text:span text:style-name="VimmTODO">footnote should not be repeated</text:span> <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4</text:note-citation><text:note-body><text:p text:style-name="Standard"><text:span text:style-name="VimmTODO">footnote should not be repeated</text:span> <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5</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in virtue</text:h>
      <text:p text:style-name="VimmBody">And again, there is a group of three in virtue thus: pure virtue,<text:note text:id="ftn136" text:note-class="footnote"><text:note-citation>6</text:note-citation><text:note-body><text:p text:style-name="Standard"><text:span text:style-name="VimmPali">Visuddha sila</text:span>.</text:p></text:note-body></text:note> impure virtue,<text:note text:id="ftn137" text:note-class="footnote"><text:note-citation>7</text:note-citation><text:note-body><text:p text:style-name="Standard"><text:span text:style-name="VimmPali">Avisuddha sila</text:span>.</text:p></text:note-body></text:note> doubtful virtue.<text:note text:id="ftn138" text:note-class="footnote"><text:note-citation>8</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text:soft-page-break/>Sixth group of three in virtue</text:h>
      <text:p text:style-name="VimmBody">And again, there is a group of three in virtue: learner’s virtue,<text:note text:id="ftn139" text:note-class="footnote"><text:note-citation>1</text:note-citation><text:note-body><text:p text:style-name="Standard"><text:span text:style-name="VimmPali">Sekha sila</text:span>.</text:p></text:note-body></text:note> learning ender’s virtue,<text:note text:id="ftn140" text:note-class="footnote"><text:note-citation>2</text:note-citation><text:note-body><text:p text:style-name="Standard"><text:span text:style-name="VimmPali">Asekha sila</text:span>.</text:p></text:note-body></text:note> neither learner’s nor learning-ender’s virtue.<text:note text:id="ftn141" text:note-class="footnote"><text:note-citation>3</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4</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5</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6</text:note-citation><text:note-body><text:p text:style-name="Standard"><text:span text:style-name="VimmPali">Go Sila</text:span>.</text:p></text:note-body></text:note> or dog-asceticism<text:note text:id="ftn145" text:note-class="footnote"><text:note-citation>7</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8</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9</text:note-citation><text:note-body><text:p text:style-name="Standard"><text:span text:style-name="VimmPali">Hina sila</text:span>.</text:p></text:note-body></text:note> middling,<text:note text:id="ftn148" text:note-class="footnote"><text:note-citation>10</text:note-citation><text:note-body><text:p text:style-name="Standard"><text:span text:style-name="VimmPali">Majjhima sila</text:span>.</text:p></text:note-body></text:note> superior.<text:note text:id="ftn149" text:note-class="footnote"><text:note-citation>11</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2</text:note-citation><text:note-body><text:p text:style-name="Standard"><text:span text:style-name="VimmPali">Hānubhāgiya</text:span>.</text:p></text:note-body></text:note> partaking of stagnation,<text:note text:id="ftn151" text:note-class="footnote"><text:note-citation>13</text:note-citation><text:note-body><text:p text:style-name="Standard"><text:span text:style-name="VimmPali">Thitibhāgiya</text:span>.</text:p></text:note-body></text:note> partaking of excellence,<text:note text:id="ftn152" text:note-class="footnote"><text:note-citation>14</text:note-citation><text:note-body><text:p text:style-name="Standard"><text:span text:style-name="VimmPali">Visesabhāgiya</text:span>.</text:p></text:note-body></text:note> partaking of penetration.<text:note text:id="ftn153" text:note-class="footnote"><text:note-citation>15</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text:soft-page-break/>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text:soft-page-break/>What is ‘virtue as virtue’? Two kinds: skilful and unskilful virtue — these are called ‘virtue as virtue’.<text:note text:id="ftn165" text:note-class="footnote"><text:note-citation>1</text:note-citation><text:note-body><text:p text:style-name="Standard">Cp.</text:p><text:list text:style-name="L6"><text:list-item><text:p text:style-name="Standard"><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Standard"><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2</text:note-citation><text:note-body><text:p text:style-name="Standard">Cp.</text:p><text:list text:style-name="L7"><text:list-item><text:p text:style-name="Standard"><text:span text:style-name="VimmBibRef">M. II, 27</text:span>: <text:span text:style-name="VimmBibQuote">Yaṁ cittaṁ vitarāgaṁ vitadosaṁ vilamohaṁ, itosamatthānā kusalasilā,</text:span></text:p></text:list-item><text:list-item><text:p text:style-name="Standard"><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3</text:note-citation><text:note-body><text:p text:style-name="Standard">Cp. </text:p><text:list text:style-name="L8"><text:list-item><text:p text:style-name="Standard"><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Standard"><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4</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5</text:note-citation><text:note-body><text:p text:style-name="Standard"><text:span text:style-name="VimmPali">Pātimokkhasaṁvara sila</text:span>.</text:p></text:note-body></text:note> virtue of the purity of livelihood,<text:note text:id="ftn170" text:note-class="footnote"><text:note-citation>6</text:note-citation><text:note-body><text:p text:style-name="Standard"><text:span text:style-name="VimmPali">Ājivapārisuddhi sila</text:span>.</text:p></text:note-body></text:note> virtue of faculty restraint.<text:note text:id="ftn171" text:note-class="footnote"><text:note-citation>7</text:note-citation><text:note-body><text:p text:style-name="Standard"><text:span text:style-name="VimmPali">Indriyasaṁvara sila</text:span>.</text:p></text:note-body></text:note> virtue connected with the requisites.<text:note text:id="ftn172" text:note-class="footnote"><text:note-citation>8</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9</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10</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11</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2</text:note-citation><text:note-body><text:p text:style-name="Standard"><text:span text:style-name="VimmPali">Ācāra</text:span>.</text:p></text:note-body></text:note> and there is misbehaviour.<text:note text:id="ftn177" text:note-class="footnote"><text:note-citation>13</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text:soft-page-break/>does such other actions censured by the Buddha and thus subsists by wrong livelihood—this is called ‘misbehaviour’.<text:note text:id="ftn178" text:note-class="footnote"><text:note-citation>1</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2</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3</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4</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5</text:note-citation><text:note-body><text:p text:style-name="Standard"><text:span text:style-name="VimmPali">Upanissayagocara</text:span>.</text:p></text:note-body></text:note> lawful resort as protection,<text:note text:id="ftn183" text:note-class="footnote"><text:note-citation>6</text:note-citation><text:note-body><text:p text:style-name="Standard"><text:span text:style-name="VimmPali">Ārakkhagocara</text:span>.</text:p></text:note-body></text:note> lawful resort as a bond.<text:note text:id="ftn184" text:note-class="footnote"><text:note-citation>7</text:note-citation><text:note-body><text:p text:style-name="Standard"><text:span text:style-name="VimmPali">Upanibandhagocara</text:span>.</text:p></text:note-body></text:note></text:p>
      <text:p text:style-name="VimmBody"><text:soft-page-break/><text:span text:style-name="VimmPageNoOrig">[403]</text:span> What is ‘lawful resort as close reliance’? It is a good friend endowed with the ten meritorious qualities.<text:note text:id="ftn185" text:note-class="footnote"><text:note-citation>1</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2</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3</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4</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5</text:note-citation><text:note-body><text:p text:style-name="Standard">Should read <text:span text:style-name="VimmPali">kuhanā</text:span>. The ideograph means <text:span text:style-name="VimmPali">kosajja</text:span>.</text:p></text:note-body></text:note> talkativeness,<text:note text:id="ftn190" text:note-class="footnote"><text:note-citation>6</text:note-citation><text:note-body><text:p text:style-name="Standard"><text:span text:style-name="VimmPali">Lapanā</text:span>. The ideograph also means <text:span text:style-name="VimmPali">vaṅkatā</text:span>.</text:p></text:note-body></text:note> insinuation,<text:note text:id="ftn191" text:note-class="footnote"><text:note-citation>7</text:note-citation><text:note-body><text:p text:style-name="Standard"><text:span text:style-name="VimmPali">Nemittikatā</text:span>.</text:p></text:note-body></text:note> detraction,<text:note text:id="ftn192" text:note-class="footnote"><text:note-citation>8</text:note-citation><text:note-body><text:p text:style-name="Standard"><text:span text:style-name="VimmPali">Nippesikatā</text:span>.</text:p></text:note-body></text:note> and giving in order to get more.<text:note text:id="ftn193" text:note-class="footnote"><text:note-citation>9</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10</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11</text:note-citation><text:note-body><text:p text:style-name="Standard"><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text:soft-page-break/>deep and subtle,” “I possess the signs of a superman.”<text:note text:id="ftn196" text:note-class="footnote"><text:note-citation>1</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2</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3</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4</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5</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6</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7</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8</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oft-page-break/><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Standard"><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text:soft-page-break/>one think thus: My life depends on others; therefore, I ought always to reflect’.<text:note text:id="ftn207" text:note-class="footnote"><text:note-citation>1</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2</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3</text:note-citation><text:note-body><text:p text:style-name="Standard"><text:span text:style-name="VimmPali">Jhāna dhamma</text:span>.</text:p></text:note-body></text:note> and is mindful of the seven groups of offences, sees another committing a Defeat-offence<text:note text:id="ftn210" text:note-class="footnote"><text:note-citation>4</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5</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6</text:note-citation><text:note-body><text:p text:style-name="Standard"><text:span text:style-name="VimmPali">Āpattidesanā</text:span>.</text:p></text:note-body></text:note></text:p>
      <text:p text:style-name="VimmBody">If a bhikkhu sees another<text:note text:id="ftn213" text:note-class="footnote"><text:note-citation>7</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text:soft-page-break/>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anchor id="p25-virtue-tribulation"/&gt;</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paraṁ gahapatayo dussīlo sīla-vipanno yaṁ yad eva parisaṁ upasaṁkamati yadi khattiya-parisaṁ yadi brāhmaṇa-parisaṁ yadi gahapati-parisaṁ yadi samaṇaparisaṁ, avisārado upasaṁ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irāso saddhamme caṇḍālakumārako 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Standard"><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Standard"><text:span text:style-name="VimmBibRef">Vis. Mag. 36</text:span>, and <text:span text:style-name="VimmBibRef">Saddh. v.621</text:span><office:annotation office:name="__Annotation__45842_3974002267" loext:resolved="false"><dc:creator>Unknown Author</dc:creator><dc:date>2023-04-25T11:24:46.777762141</dc:date><text:p text:style-name="P140">Saddhamopajana, verse 621, see: https://books.google.dj/books?id=4c0BAAAAMAAJ&amp;pg=PA35&amp;source=gbs_toc_r&amp;cad=3#v=onepage&amp;q&amp;f=false </text:p></office:annotation>:<office:annotation-end office:name="__Annotation__45842_3974002267"/></text:p><text:p text:style-name="VimmVersePali">Kikī va aṇḍaṁ camarīva vāladhiṁ<text:line-break/>Piyaṁ va puttaṁ nayanaṁ va ekakaṁ,<text:line-break/>That’ eva silaṁ aṇurakhamānakā,<text:line-break/>Supesalā hotha sadā sagāravā.</text:p></text:list-item><text:list-item><text:p text:style-name="Standard"><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text:soft-page-break/>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SANGHAPĀLA OF FUNAN</text:p>
      <text:h text:style-name="Heading_20_2" text:outline-level="2">On austerities</text:h>
      <text:p text:style-name="VimmExportSkip">CHAPTER THE THIRD</text:p>
      <text:p text:style-name="VimmBody"><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Standard">Cp. <text:span text:style-name="VimmBibRef">Vis. Mag. 59</text:span>.</text:p></text:note-body></text:note> two teachings connected with robes, namely, dirt-rags*<text:note text:id="ftn225" text:note-class="footnote"><text:note-citation>5</text:note-citation><text:note-body><text:p text:style-name="Standard"><text:span text:style-name="VimmPali">Paṁsukūlika-anga.</text:span></text:p></text:note-body></text:note> and three robes;†<text:note text:id="ftn226" text:note-class="footnote"><text:note-citation>6</text:note-citation><text:note-body><text:p text:style-name="Standard"><text:span text:style-name="VimmPali">Tecīvarika-°</text:span></text:p></text:note-body></text:note> five teachings connected with alms, namely, begged food, †<text:note text:id="ftn227" text:note-class="footnote"><text:note-citation>7</text:note-citation><text:note-body><text:p text:style-name="Standard"><text:span text:style-name="VimmPali">Piṇḍapātika-°</text:span></text:p></text:note-body></text:note> regular alms-round,*<text:note text:id="ftn228" text:note-class="footnote"><text:note-citation>8</text:note-citation><text:note-body><text:p text:style-name="Standard"><text:span text:style-name="VimmPali">Sapadānacārika-°</text:span></text:p></text:note-body></text:note> one eating,*<text:note text:id="ftn229" text:note-class="footnote"><text:note-citation>9</text:note-citation><text:note-body><text:p text:style-name="Standard"><text:span text:style-name="VimmPali">Ekāsanika-°</text:span></text:p></text:note-body></text:note> measured food,*<text:note text:id="ftn230" text:note-class="footnote"><text:note-citation>10</text:note-citation><text:note-body><text:p text:style-name="Standard"><text:span text:style-name="VimmPali">Pattapiṇḍika-°</text:span></text:p></text:note-body></text:note> no food after time;*<text:note text:id="ftn231" text:note-class="footnote"><text:note-citation>11</text:note-citation><text:note-body><text:p text:style-name="Standard"><text:span text:style-name="VimmPali">Khalupacchābhattika-°</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Rukkhamūlika-°</text:span></text:p></text:note-body></text:note> the third: dwelling in a dewy place,*<text:note text:id="ftn234" text:note-class="footnote"><text:note-citation>14</text:note-citation><text:note-body><text:p text:style-name="Standard"><text:span text:style-name="VimmPali">Abbhokāsika-°</text:span></text:p></text:note-body></text:note> the fourth: dwelling among the graves,*<text:note text:id="ftn235" text:note-class="footnote"><text:note-citation>15</text:note-citation><text:note-body><text:p text:style-name="Standard"><text:span text:style-name="VimmPali">Sosānika</text:span>-<text:span text:style-name="VimmPali">°</text:span></text:p></text:note-body></text:note> the fifth: any chanced upon place;*<text:note text:id="ftn236" text:note-class="footnote"><text:note-citation>16</text:note-citation><text:note-body><text:p text:style-name="Standard"><text:span text:style-name="VimmPali">Yathāsanthatika-°</text:span></text:p></text:note-body></text:note> and there is a kind of sitting connected with energy, namely, always sitting and not lying down.*<text:note text:id="ftn237" text:note-class="footnote"><text:note-citation>17</text:note-citation><text:note-body><text:p text:style-name="Standard"><text:span text:style-name="VimmPali">Nesajjika-°</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text:soft-page-break/>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ext:soft-page-break/>‘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text:soft-page-break/>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text:soft-page-break/>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text:soft-page-break/>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text:soft-page-break/>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text:soft-page-break/>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text:soft-page-break/>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text:soft-page-break/>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hiti saṇṭhiti avaṭṭhiti avisāhāro avikkhepo avisāhaṭamānasatā sama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concentra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Rūpī rūpāni passati</text:span> etc. In the Abhidharma Saṅgīti Paryāya Padaṡāstra, 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anupubhavihārā.</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text:soft-page-break/>quietude, acquires coolness and becomes perfect gradually.”<text:note text:id="ftn277" text:note-class="footnote"><text:note-citation>1</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2</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3</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4</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5</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text:soft-page-break/>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jhānas</text:span>) are ‘produced together with joy’, the third is ‘produced together with bliss’ and the fourth meditation (<text:span text:style-name="VimmPali">jhāna</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3</text:note-citation><text:note-body><text:p text:style-name="Standard"><text:span text:style-name="VimmPali">Kāmāvacara samādhi</text:span>. Lit., ‘That that’ practice and ‘true keeping’. The rendering is tentative.</text:p></text:note-body></text:note> the form plane concentration;<text:note text:id="ftn285" text:note-class="footnote"><text:note-citation>4</text:note-citation><text:note-body><text:p text:style-name="Standard"><text:span text:style-name="VimmPali">Rūpāvacara samādhi</text:span>.</text:p></text:note-body></text:note> the formless plane concentration;<text:note text:id="ftn286" text:note-class="footnote"><text:note-citation>5</text:note-citation><text:note-body><text:p text:style-name="Standard"><text:span text:style-name="VimmPali">Arūpāvacara samādhi</text:span>.</text:p></text:note-body></text:note> unincluded concentration.<text:note text:id="ftn287" text:note-class="footnote"><text:note-citation>6</text:note-citation><text:note-body><text:p text:style-name="Standard"><text:span text:style-name="VimmPali">Apariyāpanna samādhi</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7</text:note-citation><text:note-body><text:p text:style-name="Standard"><text:span text:style-name="VimmBibRef">A. II, 149</text:span>: <text:span text:style-name="VimmBibQuote">Dukkhāpaṭipadā dandhābhiññā, dukkhāpaṭipadā khippābhiññā, sukhāpaṭipadā dandhābhiññā sukhāpaṭipadā khippābhiññā.</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ext:soft-page-break/>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text:soft-page-break/>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text:soft-page-break/>(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text:soft-page-break/>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text:soft-page-break/>‘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text:soft-page-break/>bathes. After bathing he wears the upper-garment,<text:note text:id="ftn302" text:note-class="footnote"><text:note-citation>1</text:note-citation><text:note-body><text:p text:style-name="Standard"><text:span text:style-name="VimmPali">Uttarāsanga</text:span> (transliteration).</text:p></text:note-body></text:note> arranges his robes and, carrying bowl<text:note text:id="ftn303" text:note-class="footnote"><text:note-citation>2</text:note-citation><text:note-body><text:p text:style-name="Standard"><text:span text:style-name="VimmPali">Patta</text:span> (transliteration).</text:p></text:note-body></text:note> and robe and the meditation mat on his right shoulder, rolls the shoulder-cloak<text:note text:id="ftn304" text:note-class="footnote"><text:note-citation>3</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text:soft-page-break/>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VimmBody"><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1</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anchor id="p57n2"/&gt;</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VimmBody"><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Paṭhavi, āpo, tejo, vāyo, nīla, pīta, lohita, odāta, ākāsā, viññāṇa.</text:span> For the last two <text:span text:style-name="VimmPali">kasiṇas</text:span> Vis. Mag. substitutes <text:span text:style-name="VimmPali">āloka-°</text:span> and <text:span text:style-name="VimmPali">paricchinnākāsa-kasiṇas</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Pts. I, 49</text:span>: <text:span text:style-name="VimmBibQuote">Uddhumātaka, vinīlaka, vipubbaka, vikkhittaka, vikkhāyitaka, 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Buddhānussati, Dhammānussati Sanghānussati, sīlānussati, cāgānussati, devatānussati, maraṇānussati, kāyagatā-,° ānāpāna-sati, upasamānussati</text:span>.</text:p></text:note-body></text:note> the four immeasurable thoughts: loving-kindness compassion, appreciative joy, equanimity;<text:note text:id="ftn328" text:note-class="footnote"><text:note-citation>5</text:note-citation><text:note-body><text:p text:style-name="Standard">Lit. <text:span text:style-name="VimmPali">appamāṇa citta</text:span>. Cp. <text:span text:style-name="VimmBibRef">D. III, 223-4</text:span>: <text:span text:style-name="VimmBibQuote">catasso appamaññāyo. — Mettā, karuṇā, muditā, upekkhā.</text:span></text:p></text:note-body></text:note> the Determining of the elements;<text:note text:id="ftn329" text:note-class="footnote"><text:note-citation>6</text:note-citation><text:note-body><text:p text:style-name="Standard"><text:span text:style-name="VimmPali">Catudhātuvavatthāna</text:span>.</text:p></text:note-body></text:note> the Perception of the foulness of food;<text:note text:id="ftn330" text:note-class="footnote"><text:note-citation>7</text:note-citation><text:note-body><text:p text:style-name="Standard"><text:span text:style-name="VimmPali">Ahāre paṭikkūla-saññā</text:span>.</text:p></text:note-body></text:note> the sphere of nothingness, the sphere of neither perception nor non-perception.<text:note text:id="ftn331" text:note-class="footnote"><text:note-citation>8</text:note-citation><text:note-body><text:p text:style-name="Standard"><text:span text:style-name="VimmPali">Akiñcaññāyatana ; nevasaññāndsaññāyatana</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Cp. <text:span text:style-name="VimmBibRef">Vis. Mag. 111 ff.</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space-<text:span text:style-name="VimmPali">kasiṇa</text:span> and consciousness-<text:span text:style-name="VimmPali">kasiṇa,</text:span> the remaining eight <text:span text:style-name="VimmPali">kasiṇas</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kasiṇa,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kasiṇas</text:span>, the remaining eight <text:span text:style-name="VimmPali">kasiṇas</text:span> and what remain of the thirty subjects of meditation, do not transcend form.</text:p>
      <text:p text:style-name="VimmBody">Three subjects of meditation transcend the object: the two formless-<text:span text:style-name="VimmPali">kasiṇas</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kasiṇas</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kasiṇas</text:span>, the remaining eight <text:span text:style-name="VimmPali">kasiṇas</text:span> and limited-space <text:span text:style-name="VimmPali">kasiṇa</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yavatā saññāsamāpatti, tavatā aññāpaṭivedho.</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kasiṇa</text:span>, the remaining nine <text:span text:style-name="VimmPali">kasiṇas</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kasiṇa</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hâve 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pahānaya ānāpānasati bhāvetabbā.</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anchor id="p72-dwelling"/&gt;</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Kāmacchando bhikkhave āvaraṇo nīvarano.</text:span></text:p><text:p text:style-name="Standard">Simile No. 17 — <text:span text:style-name="VimmBibRef">D. I, 245</text:span>: <text:span text:style-name="VimmBibQuote">Kāma-guṇā ariyassa vinaye andūti 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æ (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Chū 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maṇḍala</text:span> 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maṇḍala</text:span>, he should not open his eyes too wide nor shut them entirely. Thus should he view it. If he opens his eyes too wide, they will grow weary, he will not be able to know the true nature of the <text:span text:style-name="VimmPali">maṇḍala</text:span>, and the after-image will not arise. If he faces the <text:span text:style-name="VimmPali">maṇḍala</text:span> closing the eyes fast, he will not see the sign because of darkness, and he will arouse negligence. Therefore, he should refrain from opening his eyes too wide and closing them fast. He should dwell with earnestness on the <text:span text:style-name="VimmPali">maṇḍala</text:span>. Thus should the yogin dwell (on the <text:span text:style-name="VimmPali">maṇḍala</text:span>) in order to gain fixity of mind. As a man looking at his own face in a mirror sees his face because of the mirror, i.e., because the face is reflected by the mirror, so the yogin dwelling on the <text:span text:style-name="VimmPali">maṇḍala</text:span> sees the sign of concentration which arises, because of the <text:span text:style-name="VimmPali">maṇḍala</text:span>. 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maṇḍala</text:span> squarely; third is to supply the deficiency should a partial sign or half the <text:span text:style-name="VimmPali">maṇḍala</text:span> 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kumbhakāro vā kumbhakārantevāsi yā suparikammakatāya mattikāya yaṁ yad eva bhājanavikatiṁ ākaṅkheyya, taṁ tad eva kareyya abhinipphādeyya.</text:span></text:p></text:note-body></text:note> and, when his mind acquires fixity, he should gaze on the <text:span text:style-name="VimmPali">maṇḍala</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maṇḍala</text:span> 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cakkhunā rūpaṁ disvā na nimittaggāhī hoti nānuvyañjanaggāhī. Yatvādhikaraṇam enaṁ cakkhundriyaṁ asaṁvutaṁ viharantaṁ abhijjhā-domanassā pāpakā akusalā dhammā anvāssaveyyuṁ tassa saṁvarāya pāṭipajjati, rakkhati cakkhundriyaṁ, cakkhundriye saṁvaraṁ āpajjati.</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Cp. <text:span text:style-name="VimmBibRef">D. I, 181</text:span>: <text:span text:style-name="VimmBibQuote">Sikkhā ekā saññā uppajjanti, sikkhā ekā saññā nirujjhanti.</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III, 116</text:span>: <text:span text:style-name="VimmBibQuote">Pañc’ ime bhikkhave dhammā sekhassa</text:span><text:span text:style-name="VimmPali"> </text:span>(=<text:span text:style-name="VimmBibQuote">sekhassāti sikkhakassa sakaranīyassa</text:span><text:span text:style-name="VimmPali"> — </text:span><text:span text:style-name="VimmBibRef">Mp. III, 274</text:span>) <text:span text:style-name="VimmBibQuote">bhikkhuno parihānāya saṁvattanti. Katame pañca? Kammārāmatā, bhassārāmatā niddārāmatā, saṅgaṇikārāmatā, yathāvimuttaṁ cittaṁ na pacchavekkhati.</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maṇḍala</text:span>. 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Appanā jhāna</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jhāna</text:h>
      <text:p text:style-name="VimmBody">Fixed meditation, <text:span text:style-name="VimmPali">jhāna</text:span>, follows access. This state acquires the power of mental progress. This is the power of application of thought, faith and the others. This state does not move in the object. This is called fixed meditation, <text:span text:style-name="VimmPali">jhāna</text:span>.</text:p>
      <text:p text:style-name="VimmBody"><text:span text:style-name="VimmQA">Q.</text:span> What is the difference between, access and fixed meditation, <text:span text:style-name="VimmPali">jhāna</text:span>?</text:p>
      <text:p text:style-name="VimmBody"><text:span text:style-name="VimmQA">A.</text:span> The overcoming of the five hindrances is access. One overcomes these five and thereby fulfils fixed meditation, <text:span text:style-name="VimmPali">jhāna</text:span>. Through access one approaches distinction in meditation, <text:span text:style-name="VimmPali">jhāna</text:span>. When distinction in meditation is accomplished, it is fixed meditation, <text:span text:style-name="VimmPali">jhāna</text:span>. In access-meditation mind and body, not having attained to tranquillity, are unsteady like a ship on waves. In fixed meditation, <text:span text:style-name="VimmPali">jhāna</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Yathā nāma daharo 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jhāna</text:span>) one dwells on the object peacefully and long, like a powerful man.<text:note text:id="ftn356" text:note-class="footnote"><text:note-citation>4</text:note-citation><text:note-body><text:p text:style-name="Standard">Cp. <text:span text:style-name="VimmBibRef">Vis. Mag., 126</text:span>: <text:span text:style-name="VimmBibQuote">Yathā nāma daharo 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Seyyathāpi Pahārāda mahāsamuddho ekaraso loṇaraso, evam eva kho Pahārāda ayaṁ dhammavinayo ekaraso vimuttiraso.</text:span></text:p></text:note-body></text:note> and practises. Therefore, owing to this excellence, the mind gains increase. Thus established in good standing, the yogin causes the arising of skilfulness in fixed meditation, <text:span text:style-name="VimmPali">jhāna</text:span>. Understanding causes and good standing well, in this way, he, in no long time, brings out concentration.</text:p>
      <text:h text:style-name="Heading_20_4" text:outline-level="4" text:is-list-header="true">The first meditation, jhāna</text:h>
      <text:p text:style-name="VimmBody"><text:span text:style-name="VimmXML">&lt;anchor id="p83-jhana1"/&gt;</text:span>That yogin, having separated himself from lust, having separated himself from demeritorious states, attains to the first meditation, <text:span text:style-name="VimmPali">jhāna</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kāmehi vivicca akusalehi dhammehi savitakkaṁ savicarārṁ vivekajaṁ pīri-sukhaṁ paṭhamajjhā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Standard"><text:span text:style-name="VimmBibRef">Nd1. 26</text:span>: <text:span text:style-name="VimmBibQuote">Vivekā ti tayo vivekā, kāyaviveko, cittaviveko, upadhiviveko.</text:span></text:p></text:list-item><text:list-item><text:p text:style-name="Standard"><text:span text:style-name="VimmBibRef">Nd1. 27</text:span>: <text:span text:style-name="VimmBibQuote">Kāyaviveko ca vūpakaṭṭhakāyānaṁ nekkhammābhiratānaṁ; cittaviveko ca parisuddhacittānaṁ paramavodānappattānaṁ; upadhiviveko ca nirupadhinaṁ puggalānaṁ visaṁkhāragatānaṁ.</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suppressionseparation, part-separation, eradication-separation, tranquillity-separation, emancipation-separation. What is suppression-separation? Namely, practise of the first meditation <text:span text:style-name="VimmPali">jhāna</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res the (Noble) Fruit. What is emancipation-separation? Namely, <text:span text:style-name="VimmPali">Nibbāna</text:span>.<text:note text:id="ftn365" text:note-class="footnote"><text:note-citation>1</text:note-citation><text:note-body><text:p text:style-name="Standard"><text:span text:style-name="VimmBibRef">Pts. II, 220</text:span>: <text:span text:style-name="VimmBibQuote">Sammādiṭṭhiyā katame pañca vivekā? Vikkhambhanaviveko tadaṅgaviveko samucchedaviveko paṭippassaddhiviveko nissaraṇaviveko. Vikkhambhanaviveko ca nīvaraṇānaṁ paṭhamajjhānaṁ bhāvayato, tadaṅgaviveko ca diṭṭhigatānaṁ nibbedhabhāgiyaṁ samādhiṁ bhāvayato, samucchedaviveko ca lokuttaraṁ khayagāmimaggaṁ bhāvayato, paṭippassaddhiviveko ca phalakkhaṇe, nissaraṇaviveko ca nirodho nibbānaṁ.</text:span></text:p></text:note-body></text:note></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Nd1. 1—2</text:span><text:span text:style-name="VimmPali">: </text:span><text:span text:style-name="VimmBibQuote">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D. III, 214</text:span>: <text:span text:style-name="VimmBibQuote">Tiṇi akusala-mūlāni. Lobho akusala-mūlaṁ, doso akusala- mūlaṁ, moho akusala- mūlaṁ.</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aie named natural. Sensations, perceptions, formations and consciousness which are connected with these are named associated. The actions of body, speech and mind which are produced are called causally produced. The 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Vbh. 256</text:span>: <text:span text:style-name="VimmBibQuote">Vivicc'eva kāmehi vivicca akusalehi dhammehīti: tattha katame kāmā? Chando kāmo, rāgo kāmo, chandarāgo kāmo; saṁkappo kāmo, rāgo kāmo, saṁkapparāgo kāmo: ime vuccanti kāmā.</text:span></text:p><text:p text:style-name="Standard"><text:span text:style-name="VimmBibQuote">Tattha katame akusalā dhammā?</text:span></text:p><text:p text:style-name="Standard"><text:span text:style-name="VimmBibQuote">Kāmacchando vyāpādo thīnamiddhaṁ uddhaccakukkuccaṁ vicikicchā: ime vuccanti akusalā dhammā.</text:span> —Here see <text:span text:style-name="VimmBibRef">Vis. Mag. 141</text:span>: <text:span text:style-name="VimmBibQuote">Vivicca akusalehi dhammehi ti iminā pañcannaṁ pi nīvaraṇānaṁ, agahitaggahaṇena paṅa paṭamena kāmacchandassa, dutiyena sesanīvaraṇānaṁ.</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Kāmānam-etaṁ 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dispassion, 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pāripūriyā, vivitto hoti kāmehi. Tattha adosassa pāripūriyā amohassa pāripūriyā ca vivitto hoti pā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 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jhāna</text:span>. The first meditation, <text:span text:style-name="VimmPali">jhāna</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Dukanipātaṭṭhakathāyaṁ pana ākāse gacchato mahāsakuṇassa ubhohi pakkhehi vātaṁ gahetvā pakkhe sannisīdāpetvā gamanaṁ viya ārammaṇe cetaso abhiniropanabhāvena pavatto vitakko; (so hi ekaggo hutvā appeti;) vātagahaṇatthaṁ pakkhe phandāpayamānassa gamanaṁ viya anumajjanasabhāvena pavatto vicāro ti vuttaṁ.</text:span>—This simile is not in the <text:span text:style-name="VimmBibRef">Cv.</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evaṁ vitakko, yathā taṁ yeva anupassati evaṁ vicāro. Yathā apariññā evaṁ vitakko, yathā pariññā evaṁ 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Katamā ca bhikkhave sāmisā pīti. Pañcime bhikkhave kāmaguṇā. Katame 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kāmehi vivicca akusalehi dhammehi savitakkaṁ savicāraṁ vivekajaṁ pītisukhaṁ paṭhamajjhānaṁ 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Standard"><text:span text:style-name="VimmBibRef">A. II, 127</text:span>: <text:span text:style-name="VimmBibQuote">Vitakkavicārānaṁ vūpasamā ajjhattaṁ sampasādo cetaso ekodibhāvaṁ avitakkaṁ avicāraṁ samādhijaṁ pītisukkaṁ dutiyajjhānaṁ 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Khuddakā pīti, khaṇikā pīti, okkantikā pīti, pharaṇā pīti, ubbegā pītī ti pañcavidhā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D. 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anchor id="p90-jhana1"/&gt;</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Standard"><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Standard"><text:span text:style-name="VimmBibRef">Vis. Mag. 139</text:span>: <text:span text:style-name="VimmBibQuote">Pañcangavippahīnaṁ pañcangasamannāgataṁ tividhakalyāṇaṁ dasalakkhaṇasampannaṁ paṭhamajjhānaṁ.</text:span></text:p></text:list-item><text:list-item><text:p text:style-name="Standard"><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ptr type="vimm" target="p90-jhana1"&gt;above, p. 90&lt;/ptr&gt;</text:span>) to “the Brahma or the deva world”, refers to the first meditation, <text:span text:style-name="VimmPali">jhāna</text:span>, formula (<text:span text:style-name="VimmXML">&lt;ptr type="vimm" target="p83-jhana1"&gt;above, p. 83&lt;/ptr&gt;</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Vipassanā</text:span> (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ā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jhāna</text:span>. Therefore, it cannot be said that there is a meditation (<text:span text:style-name="VimmPali">jhāna</text:span>) outside the five factors. If there is a meditation, <text:span text:style-name="VimmPali">jhāna</text:span>, outside the five factors, how can it be said that the first meditation, <text:span text:style-name="VimmPali">jhāna</text:span>, 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Standard">Cp. <text:span text:style-name="VimmBibRef">Vis. Mag.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p. 49</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n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ARAHANT 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Now; 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Āgama</text:span>. <text:span text:style-name="VimmBibRef">A. IV, 418</text:span>: <text:span text:style-name="VimmBibQuote">Seyyathā pi bhikkhave gāvi pabbateyyā bālā avyattā akhettaññū akusalā visame pabbate carituṁ, tassā evam assa ‘yan nūnāhaṁ agatapubbañ c’eva disaṁ gaccheyyaṁ, akhāditapubbāni ca tiṇāni khādeyyaṁ, apītapubbāni ca pānīyāni piveyyan' ti; sā purinaṁ pādam na suppatiṭṭhitaṁ patiṭṭhāpetvā pacchimaṁ pādaṁ uddhareyya, sā na c’eva agatapubbaṁ disaṁ gaccheyya, na ca akhādirapubbāni tiṇāni khādeyya, na ca apitapubbāni pānīyāni piveyya; yasmiṁ c’assā pāde ṭitāya evam assa 'yan nūnāhaṁ agatapubbañ c’eva disaṁ gaccheyyaṁ, akhāditapubbāni ca tiṇāni khādeyyaṁ, apītapubbāni ca pānīyāni piveyyan’ ti, tañ ca padesaṁ na sotthinā pacchāgaccheyya. Taṁ kissa hetu? Tattha hi sā bhikkhave gāvi pabbateyyā bālā avyattā akhettaññū akusalā visame pabbate carituṁ</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Kammaṭṭhāna</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application 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Pts. I, 99—100</text:span>: <text:span text:style-name="VimmBibQuote">Pañca vasiyo — āvajjanāvasī samāpajjanāvasi adhiṭṭhānavasi vuṭṭhānavasi paccavekkhaṇāvasi.</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A. IV, 440</text:span>: <text:span text:style-name="VimmBibQuote">So kho ahaṁ Ānanda aparena samayena vivicc’ eva kāmehi..........paṭhamaṁ jhānaṁ upasampajja viharāmi. Tassa mayhaṁ Ānanda iminā vihārena viharato kāmasahagatā saññāmanasikārā samudācaranti, svāssa me hoti ābādho.</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r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jhān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Standard"><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Standard"><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text:soft-page-break/>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Cp. <text:span text:style-name="VimmBibRef">Vis. Mag. 160</text:span> where <text:span text:style-name="VimmPali">brahmavihārupekkhā </text:span>is substituted for <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dispassion is called the equanimity of the meditation (<text:span text:style-name="VimmPali">jhāna</text:span>) 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Dispassion 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dispassion 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Sātthaka-sampajaññaṁ sappāya-sampajaññaṁ gocara-sampajaññaṁ asammoha-sampajaññan ti catubbidhaṁ sampajaññaṁ.</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text:soft-page-break/>“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jhāna</text:span>. His body should be known thus: as the lotuses born in the water <text:span text:style-name="VimmPageNoOrig">[420]</text:span> are immersed in the water from root to neck, so he abides in the third meditation, <text:span text:style-name="VimmPali">jhāna</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jhāna</text:span>, namely: higher, middling and lower. If a yogin practises the lower meditation, <text:span text:style-name="VimmPali">jhāna</text:span>, he will, after his death, be reborn in the Abode of Lesser Lustre. His life-span will be sixteen aeons. If he practises the middling meditation, <text:span text:style-name="VimmPali">jhāna</text:span>, 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jhānaṁ parittaṁ bhāvetvā parittasubhānaṁ devānarh sahavyataṁ uppajjanti. Tesaṁ kittakaṁ āyuppamānaṁ? Solasa kappā...........Tatiyaṁ jhānaṁ majjhimaṁ bhāvetvā appamāṇasubhānaṁ devānaṁ sahavyataṁ uppajjanti. Tesaṁ kittakaṁ āyuppamānaṁ? Dvattiṁsa kappā...........Tatiyaṁ jhānaṁ paṇītaṁ bhāvetvā subhakiṇhānaṁ devānaṁ sahavyataṁ uppajjanti. Tesaṁ kittakaṁ āyuppamānaṁ? Catusaṭṭhi kappā.</text:span></text:p></text:note-body></text:note></text:p>
      <text:h text:style-name="Heading_20_4" text:outline-level="4" text:is-list-header="true"><text:soft-page-break/>The fourth meditation, jhāna</text:h>
      <text:p text:style-name="VimmAuthorComment">I consider the tribulations of the third meditation, <text:span text:style-name="VimmPali">jhāna</text:span>.</text:p>
      <text:p text:style-name="VimmBody">Now, a yogin, having practised the third meditation, <text:span text:style-name="VimmPali">jhāna</text:span>, and acquired facility therein, wishes to cause the arising of the fourth meditation, <text:span text:style-name="VimmPali">jhāna</text:span>, and to transcend the third meditation, <text:span text:style-name="VimmPali">jhāna</text:span>. (He thinks), “The third is coarse. The fourth is fine”. He sees the tribulations of the third meditation, <text:span text:style-name="VimmPali">jhāna</text:span>, and the merits of the fourth meditation, <text:span text:style-name="VimmPali">jhāna</text:span>. What are the tribulations of the third meditation, <text:span text:style-name="VimmPali">jhāna</text:span>? Joy is the near enemy. Right concentration with bliss is coarse. So he is not able to acquire supernormal power. The third meditation, <text:span text:style-name="VimmPali">jhāna</text:span>, does not partake of distinction. Thus he sees the tribulations of the third meditation, <text:span text:style-name="VimmPali">jhāna</text:span>. The merits of the fourth meditation, <text:span text:style-name="VimmPali">jhāna,</text:span> consist in the over-coming of these (tribulations).</text:p>
      <text:p text:style-name="VimmBody">Thus the yogin, on seeing the tribulations of the third meditation, <text:span text:style-name="VimmPali">jhāna, </text:span>and the merits of the fourth meditation, <text:span text:style-name="VimmPali">jhāna</text:span>, meditates on the <text:span text:style-name="VimmPali">kasiṇa</text:span> sign and removes bliss at once. After removing it he can dwell with the mind of equanimity. Thus meditating his mind quickly attains to fixed meditation, <text:span text:style-name="VimmPali">jhāna</text:span>, 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oft-page-break/><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text:soft-page-break/>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Standard"><text:span text:style-name="VimmBibRef">D. III, 237</text:span>: <text:span text:style-name="VimmBibQuote">Pañca Suddhāvāsa: Avihā, Atappā, Sudassā, Sudassī, Akaniṭṭhā.</text:span></text:p></text:list-item><text:list-item><text:p text:style-name="Standard"><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jhāna.</text:span> Therefore, the excellence of the fruition-ground is taught through the partaking of distinction. In the fourth meditation, <text:span text:style-name="VimmPali">jhāna,</text:span> 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jhāna</text:span>, 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jhāna</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jhāna</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ext:soft-page-break/>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jhāna</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rūpasaññānaṁ samatikkamā paṭigha-saññānaṁ atthagamā nānatta-saññānaṁ amanasi-kārā “ananto ākāso ti” ākāsān- añcāyatanaṁ upasampajja viharati.</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various 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A. V, 134—5</text:span>: <text:span text:style-name="VimmBibQuote">Paṭhamassa jhānassa saddo kaṇṭako.</text:span></text:p></text:note-body></text:note> Thus disliking form, he goes further. He destroys them here. Therefore, he attains to the imperturbability of the formless attainment and the peacefulness of liberation. Aḷāra Kālāma and Uddaka Rā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ext:soft-page-break/>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Ākāsānañcāyatanūpagānaṁ bhikkhave devānaṁ vīsatiṁ kappa- sahassāni āyuppamāṇaṁ.</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text:soft-page-break/>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jhāna</text:span>. 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text:soft-page-break/>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Ākiñcaññāya- tanūpagānaṁ bhikkhave devānaṁ saṭṭhiṁ kappasahassāni āyuppamāṇaṁ,</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jhāna</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Neva-saññā-nāsaññāyatanūpagānaṁ devānaṁ kittakaṁ āyuppamāṇaṁ? Caturāsīti kappasahassāni.</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jhāna</text:span>, speech is stopped. On entering the fourth meditation, <text:span text:style-name="VimmPali">jhāna</text:span>, the yogin stops breathing.<text:note text:id="ftn443" text:note-class="footnote"><text:note-citation>1</text:note-citation><text:note-body><text:p text:style-name="Standard"><text:span text:style-name="VimmXML">&lt;anchor id="p120n2"/&gt;</text:span><text:span text:style-name="VimmBibRef">D. III, 266</text:span>: <text:span text:style-name="VimmBibQuote">Catutthajjhānaṁ samāpannassa assāsa-passāsā niruddhā honti.</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jhāna</text:span>, sound is a thorn”.<text:note text:id="ftn444" text:note-class="footnote"><text:note-citation>2</text:note-citation><text:note-body><text:p text:style-name="Standard"><text:span text:style-name="VimmBibRef">A. V, 134—5</text:span>: <text:span text:style-name="VimmBibQuote">Saddakaṇṭakā hi bhikkhave jhānā vuttā mayā......Paṭhamassa jhānassa saddo kaṇṭako.</text:span></text:p></text:note-body></text:note> “Overturning”:<text:note text:id="ftn445" text:note-class="footnote"><text:note-citation>3</text:note-citation><text:note-body><text:p text:style-name="Standard"><text:span text:style-name="VimmPali">Vipallāsa</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he 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ext:soft-page-break/>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Standard"><text:span text:style-name="VimmXML">&lt;anchor id="p124n1"/&gt;</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ptr type="vimm" target="p124n1"&gt;note 1 on page 124&lt;/ptr&gt;</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jhāna</text:span>. (7) “In the direct and in the reverse order”: He excels in ascending and in descending. He enters the third meditation, <text:span text:style-name="VimmPali">jhāna</text:span>, from the first meditation, <text:span text:style-name="VimmPali">jhāna</text:span>. From the third méditation, <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Standard"><text:span text:style-name="VimmBibRef">D. II, 156</text:span>: <text:span text:style-name="VimmBibQuote">‘Handa dāni bhikkhave āmantayāmi vo: “Vayadhammā saṁkhārā, appamādena sampādethāti".</text:span></text:p><text:p text:style-name="Standard"><text:span text:style-name="VimmBibQuote">Ayaṁ Tathāgatassa pacchimā vācā.</text:span></text:p><text:p text:style-name="Standard"><text:span text:style-name="VimmBibQuote">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p><text:p text:style-name="Standard"><text:span text:style-name="VimmBibQuote">Atha kho āyasmā Ānando āyasamantaṁ Anuruddhaṁ etad avoca:</text:span></text:p><text:p text:style-name="Standard"><text:span text:style-name="VimmBibQuote">‘Parinibbuto bhante Anuruddha Bhagavā'ti.</text:span></text:p><text:p text:style-name="Standard"><text:span text:style-name="VimmBibQuote">‘Na āvuso Ānanda Bhagavā parinibbuto, saññā-vedayita-nirodhaṁ samāpanno'ti.</text:span></text:p><text:p text:style-name="Standard"><text:span text:style-name="VimmBibQuote">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p></text:list-item><text:list-item><text:p text:style-name="Standard"><text:span text:style-name="VimmBibRef">Vis. Mag. 374</text:span><text:span text:style-name="VimmPali">: </text:span><text:span text:style-name="VimmBibQuote">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Standard"><text:span text:style-name="VimmBibRef">A. III, 323-4</text:span>; <text:span text:style-name="VimmBibRef">M. I, 58</text:span>; <text:span text:style-name="VimmBibRef">D. II, 295</text:span>: <text:span text:style-name="VimmBibQuote">Puna ca paraṁ bhikkhave bhikkhu seyyathā Pi passeyya sarīraṁ sīvatikāya chaḍḍitaṁ........uddhumātakaṁ........so imam eva kāyaṁ upasaṁharati: ‘Ayam pi kho kāyo evaṁ-dhammo evaṁ-bhāvi etaṁ anatito ti’.</text:span></text:p></text:list-item><text:list-item><text:p text:style-name="Standard"><text:span text:style-name="VimmBibRef">S. V. 131</text:span>: <text:span text:style-name="VimmBibQuote">Uddhumātakasaññā bhikkhave bhāvitā bahulikatā mahato phāsuvihārāya saṁ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seyyathā pi passeyya sarīraṁ sīvathikāya chaḍḍitaṁ ekāhamataṁ vā dvīhamataṁ vā tīhamataṁ vā..........vinīlakaṁ..........so imam eva kāyaṁ upasaṁharati: ‘Ayam pi kho kāyo evaṁ-dhammo evaṁ-bhāvi 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seyyathā pi passeyya sarīraṁ sīvathikāya chaḍḍitaṁ ekāhamataṁ vā dvīhamataṁ vā tīhamataṁ vā uddhumātakaṁ vinīlakaṁ vipubbakajātaṁ; so imam eva kāyaṁ upasaṁharati: Ayaṁ pi kho kāyo evaṁdhammo evaṁbhāvī evaṁanatīto ti. Tassa evam appamattassa ātāpino pahitattassa viharato ye te gehasitā sarasaṁkappā te pahīyanti, tesam pahānā ajjhattaṁ eva cittaṁ santiṭṭhati sannisīdati ekodihoti samādhiyati. Evam pi, bhikkhave, bhikkhu kāvagataṁ satiṁ bhāveti.</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S. V, 131</text:span>: <text:span text:style-name="VimmBibQuote">Vicchiddakasaññā bhikkhave bhāvitā bahulïkatā mahato phāsuvihārāya 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Cp. <text:span text:style-name="VimmBibRef">A. III, 324</text:span>; <text:span text:style-name="VimmBibRef">M. I, 58</text:span>; <text:span text:style-name="VimmBibRef">D.II, 295</text:span>: <text:span text:style-name="VimmBibQuote">Puna ca paraṁ.......kākehi vā khajjamānaṁ kulalehi vā khajjamānaṁ gijjhehi vā khajjamānaṁ supāṇehi vā khajjamānaṁ sigālehi vā khajjamānaṁ vividhehi vā pāṇaka-jātehi khajjamānaṁ, so imam eva kāyaṁ upasaṁharati: ‘Ayam pi kho kāyo evaṁ-dhammo evaṁ-bhāvī etaṁ anatīto ti’.</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paraṁ.......aṭṭhikāni apagata-sambandhāni disā-vidisāsu vikkhittāni aññena hatthaṭṭhikaṁ aññena pādaṭṭhikaṁ aññena jaṅghaṭṭhikaṁ aññena ūraṭṭhikaṁ aññena kaṭaṭṭhikaṁ aññena piṭṭhi-kaṇṭakaṁ aññena sīsa-kaṭāhaṁ, so imam eva kāyaṁ upasaṁharati: ‘Ayam pi kho kāyo evaṁ-dhammo evaṁ-bhāvi etaṁ anatīto ti’.</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Cp. <text:span text:style-name="VimmBibRef">Vis. Mag. 179</text:span>: <text:span text:style-name="VimmBibQuote">Hatañ ca taṁ purimanayen’ eva vikkhittakañ cā ti hatavikkhittakaṁ. Kākapādākārena angapaccangesu satthena hanitvā vuttanayena vikkhittassa chavasarirass’ etam adhivacanaṁ.</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kāyaṁ 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1.,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Standard"><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Standard"><text:span text:style-name="VimmBibQuote">‘.......paṭhamajjhānaṁ upasampajja viharati. Idam pi ‘ssa hoti caraṇasmiṁ .......pe.......catutthajjānaṁ upasampajja viharati. Idam pi ‘ssa hoti caraṇasmiṁ. Idaṁ kho taṁ Ambaṭṭha caraṇaṁ.</text:span></text:p><text:p text:style-name="Standard"><text:span text:style-name="VimmBibQuote">‘.......pe.......ñāṇa-dassanāya cittaṁ abhiniharati abhininnāmeti.......pe.......Idam pi ‘ssa hoti vijjāya.......pe.......nāparaṁ itthattāyāti pajānāti. Idam pi ‘ssa hoti vijjāya. Ayaṁ kho sā Ambaṭṭha vijjā.</text:span></text:p><text:p text:style-name="Standard"><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Standard"><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vinayanūpāyehi purisadamme sāretī ti purisadammasārathi.</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Nibbāna</text:span>; now, I should cause these also to reach it”.<text:note text:id="ftn499" text:note-class="footnote"><text:note-citation>5</text:note-citation><text:note-body><text:p text:style-name="Standard">Cp. </text:p><text:list text:style-name="L16"><text:list-item><text:p text:style-name="Standard"><text:span text:style-name="VimmBibRef">It. 123</text:span>:</text:p><text:p text:style-name="VimmVersePali">Danto damayataṁ seṭṭho<text:line-break/>santo samayataṁ isi,<text:line-break/>mutto mocayataṁ aggo<text:line-break/>tiṇṇo tārayataṁ varo.</text:p></text:list-item><text:list-item><text:p text:style-name="Standard"><text:span text:style-name="VimmBibRef">D. III, 54-5</text:span>: <text:span text:style-name="VimmBibQuote">Buddho so Bhagavā bodhāya dhammaṁ deseti, danto so Bhagavā damathāya dhammaṁ deseti, santo so Bhagavā samathāya dhammaṁ deseti, tiṇṇo so Bhagavā taraṇāya dhammaṁ deseti, parinibbuto so Bhagavā parinibbā-nāya dhammaṁ desetīti.</text:span></text:p></text:list-item></text:list></text:note-body></text:note></text:p>
      <text:p text:style-name="VimmBody">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 One should recollect on virtue through the Saṁkhapāla birth-story; on renunciation, through the Mahā-Govinda birth-story; on fortitude, through the Khanti birth-story; on truth, through the Mahā Sutasoma birth-story; on resolution, through the Dumb-Cripple’s birth-story; on loving-kindness, through the Sakka birth-story; on equanimity, through the Lomahaṁsa birth-story; on energy, through the Chief of Merchants’ birth-story; (on wisdom), through the Deer birth-story.<text:note text:id="ftn501" text:note-class="footnote"><text:note-citation>7</text:note-citation><text:note-body><text:p text:style-name="Standard"><text:span text:style-name="VimmBibRef">J. No. 206</text:span> (?)</text:p></text:note-body></text:note> One should also <text:soft-page-break/>recollect on the word of the father in the Dīghiti-Kosala 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Standard"><text:span text:style-name="VimmBibRef">Lal.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Standard"><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Standard"><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D. 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Standard"><text:span text:style-name="VimmXML">&lt;anchor id="p148n3"/&gt;</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samādhiyati. </text:span>(=<text:span text:style-name="VimmBibQuote">Pamuditassā ti duvidhena pītipāmujjena pamuditassa; pīti jāyatī ti pañcavidhā pīti nibbattati; kāyo passambhatī ti nāmakāyo ca karajakāyo ca darathapaṭippassadhiyā paṭippassambhati; sukhan ti kāyikacetasikaṁ sukhaṁ; samādhiyatī ti ārammaṇe sommā ṭhapitaṁ hoti.</text:span> — <text:span text:style-name="VimmTODO">Comy. (</text:span><text:span text:style-name="VimmBibRef">Mp.)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S. II, 69</text:span>; <text:span text:style-name="VimmBibRef">A. I, 207</text:span>; <text:span text:style-name="VimmBibRef">D. III, 5</text:span>: <text:span text:style-name="VimmBibQuote">Savākkhāto Bhagavatā Dhammo sandiṭṭhiko akāliko ehi-passiko opanayiko paccattaṁ veditabbo viññūhīti.</text:span></text:p></text:note-body></text:note></text:p>
      <text:p text:style-name="VimmBody">“The Law is well-taught by the Blessed One”: It is free from extremes,<text:note text:id="ftn521" text:note-class="footnote"><text:note-citation>2</text:note-citation><text:note-body><text:p text:style-name="Standard"><text:span text:style-name="VimmBibRef">Vin. I, 10</text:span>; <text:span text:style-name="VimmBibRef">S. V, 421</text:span>: <text:span text:style-name="VimmBibQuote">Dve me bhikkhave antā pabbajitena na sevitabbā. Katame dve? Yo cāyaṁ kāmesu kāmasukhallikānuyogo hīno gammo pothujjaniko anariyo anatthasaṁhito. Yo cāyaṁ attakilamathānuyogo dukkho anariyo anatthasaṁhito. Ete te bhikkhave ubho ante anupagamma majjhimā paṭipadā Tathāgatena abhisambuddhā.......</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VimmPali">jhāna</text:span>) 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bhaya-dassāvī.</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SANGHAPĀLA 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Ānāpānasati</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Āna</text:span>.</text:p></text:note-body></text:note> is the incoming breath. Exhalation<text:note text:id="ftn529" text:note-class="footnote"><text:note-citation>3</text:note-citation><text:note-body><text:p text:style-name="Standard"><text:span text:style-name="VimmPali">Apāna</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S. V, 321-22</text:span>: <text:span text:style-name="VimmBibQuote">Ānāpānasati samādhi bhāvito bahulīkato santo ceva paṇīto ca asecanako ca sukho ca vihāro uppannupanne ca pāpake akusale dhamme ṭhānaso antaradhāpeti vūpasameti.</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S. V, 316</text:span>: <text:span text:style-name="VimmBibQuote">Ānāpānasatisamādhissa bhikkhave bhāvitattā bahulīkatattā neva kāyassa iñjitattaṁ vā hoti phanditattaṁ vā na cittassa iñjitattaṁ vā hoti phanditattaṁ vā.</text:span></text:p></text:note-body></text:note> He fulfils the four foundations of mindfulness, the seven enlightenment factors and freedom. This has been praised by the <text:span text:style-name="VimmPageNo">220|157</text:span> Blessed One. This is the abode of the Noble Ones, of Brahma and of the Tathāgata.<text:note text:id="ftn534" text:note-class="footnote"><text:note-citation>8</text:note-citation><text:note-body><text:p text:style-name="Standard"><text:span text:style-name="VimmBibRef">S. V, 326</text:span>: <text:span text:style-name="VimmBibQuote">Ānāpānasatisamādhiṁ sammāvadamāno vadeyya ariyavihāro iti pi brahmavihāro iti pi taṭhāgatavihāro iti pī ti.</text:span></text:p></text:note-body></text:note></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dispassion, 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Standard"><text:span text:style-name="VimmXML">&lt;anchor id="p157n2"/&gt;</text:span><text:span text:style-name="VimmBibRef">S. V, 311-12</text:span>: <text:span text:style-name="VimmBibQuote">Idha bhikkhave bhikkhu araññagato vā rukkhamūlagato vā suññāgāragato vā nisīdati pallaṅkaṁ ābhujitvā ujuṁ kāyaṁ paṇidhāya parimukhaṁ satiṁ upaṭṭhapetvā so sato va assasati sato passasati.</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Mp. III, 202</text:span>; <text:span text:style-name="VimmBibRef">Spk. I, 238</text:span>: <text:span text:style-name="VimmBibQuote">Parimukhaṁ satiṁ upaṭṭhapetvā ti, kammaṭṭhān’ ābhimukhaṁ satiṁ ṭhapayitvā, mukha-samīpe vā katvā ti attho. Ten’ eva Vibhange, “ayaṁ sati upaṭṭhitā hoti supaṭṭhitā nāsik’ agge vā mukha-nimitte vā. Tena vuccati parimukhaṁ satiṁ upaṭṭhapetvā”</text:span> (<text:span text:style-name="VimmBibRef">Vbh. 252</text:span>) <text:span text:style-name="VimmBibQuote">ti.</text:span></text:p></text:note-body></text:note> These are the places connected with breathing <text:span text:style-name="VimmPageNo">221|158</text:span> in 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Assāsādimajjhapariyosānam satiyā anugacehato ajjhattaṁ vikkhepagatena cittena kāyo pi cittaṁ pi sāraddhā ca honti iñjitā ca phanditā ca, passāsādimajjhapariyosānaṁ satiyā anugacehato bahiddhā vikkhepagatena cittena kāyo pi.......pe.......phanditā 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Seyyathāpī rukkho same bhūmibhāge nikkhitto, tamenaṁ puriso kakacena chindeyya, rukkhe phuṭṭhakakacadantānaṁ vasena purisassa sati upaṭṭhitā hoti, na āgate vā gate vā kakacadante manasikaroti, na āgatā vā gatā vā kakacadantā aviditā honti, padhānañ ca paññāyati, payogañ ca sādheti, visesaṁ adhigacchati: Yathā rukkho same bhūmibhāge nikkhitto, evaṁ upanibandhanā nimittaṁ, yathā kakacadantā evaṁ assāsapassāsā, yathā rukkhe phuṭṭhakakacadantānaṁ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Pts. I, 166</text:span>: <text:span text:style-name="VimmBibQuote">Linena cittena kosajjānupatitena kāyo pi cittaṁ pi sāraddhā ca honti iñjitā ca phanditā ca, atipaggahitena cittena uddhaccānupatitena kāyo pi.......pe.......phanditā ca.</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Nimitta</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anchor id="p159-predecessors"/&gt;</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ptr type="vimm" target="p120n2"&gt;note 2 on page 120&lt;/ptr&gt;</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Pts. I, 191</text:span>: <text:span text:style-name="VimmBibQuote">Dīghaṁ assāsavasena cittassa ekaggatā avikkhepo samādhi, Dīghaṁ passāsavasena......., yā cittassa ṭhiti saṇṭhiti avaṭṭhiti avisāhāro 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dispassion, I breathe in’, thus he trains himself”: He attends to the incoming breath and the outgoing breath (thinking) thus: “This is impermanence; this is dispassion; 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Nibbāna</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Nibbāna</text:span>. 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S. I, 136</text:span>; <text:span text:style-name="VimmBibRef">A. V, 8</text:span>: <text:span text:style-name="VimmBibQuote">Etaṁ santaṁ, etaṁ paṇītaṁ, yad idaṁ sabbasaṅkhārasamatho sabbū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ṁ catutthacatukkaṁ suddhavipassanā vasen’eva vuttaṁ. Purimāni pana tīṇi samathavipassanā vasena. Evaṁ catunnaṁ catukkānaṁ vasena solasavatthukāya ānāpānasatiyā bhāvanā veditabbā.</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D. III, 219</text:span>: <text:span text:style-name="VimmBibQuote">Tayo samādhi. Savitakko savicāro samādhi, avitakko vicāra-matto samādhi, avitakko avicāro samādhi.</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ptr type="vimm" target="p157n2"&gt;note 2 on page 157&lt;/ptr&gt;</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Ānanda bhikkhu kāye kāyānupassī viharati upaṭṭhitasati, tasmiṁ Ānanda bhikkhuno sati hoti asammuṭṭhā; yasmiṁ samaye Ānanda bhikkhuno upaṭṭhitasati asammuṭṭhā, satisambojjhaṅgo tasmiṁ samaye bhikkhuno āraddho hoti; satisambojjhaṅgaṁ tasmiṁ samaye Ānanda bhikkhu bhāveti; satisambojjhaṅgo tasmiṁ samaye bhikkhuno bhāvanā pāripūriṁ gacchati; so tathā sato viharanto taṁ dhammaṁ paññāya pavicinati pavicarati parivīmaṁsaṁ āpajjati.</text:span></text:p><text:p text:style-name="Standard"><text:span text:style-name="VimmBibQuote">Yasmiṁ samaye Ānanda bhikkhu tathā sato viharanto taṁ dhammaṁ paññāya pavicinati pavicarati parivīmaṁsaṁ āpajjati; dhammavicayasambojjhaṅgo . tasmiṁ samaye bhikkhuno āraddho hoti; dhammavicayasambojjhaṅgaṁ tasmiṁ samaye bhikkhu bhāveti. Dhammavicayasambojjhaṅgo tasmiṁ samaye bhikkhuno bhāvanāpāripūriṁ gacchati; tassa taṁ dhammaṁ paññāya pavicinato pavicarato parivīmaṁsaṁ āpajjato āraddhaṁ hoti viriyaṁ asallinaṁ.</text:span></text:p><text:p text:style-name="Standard"><text:span text:style-name="VimmBibQuote">Yasmiṁ samaye Ānanda bhikkhuno taṁ dhammaṁ paññāya pavicinato pavicarato parivīmaṁsaṁ āpajjato āraddhaṁ hoti viriyaṁ asallinaṁ, viriyasambojjhaṅgo tasmiṁ samaye bhikkhuno āraddho hoti; viriyasambojjhangaṁ tasmiṁ samaye bhikkhu bhāveti; viriyasambojjhaṅgo tasmiṁ samaye bhikkhuno bhāvanā pāripūriṁ gacchati; āraddhaviriyassa uppajjati pīti nirāmisā.</text:span></text:p><text:p text:style-name="Standard"><text:span text:style-name="VimmBibQuote">Yasmiṁ samaye Ānanda bhikkhuno āraddhaviriyassa uppajjati pīti nirāmisā pītisambojjhaṅgo tasmiṁ samaye Ānanda bhikkhuno āraddho hoti, pītisambojjhaṅgaṁ tasmiṁ samaye bhikkhu bhāveti; pītisambojjhaṅgo tasmiṁ samaye bhikkhuno bhāvanā pāripūriṁ gacchati; pītimanassa kāyo pi passambhati cittaṁ pi passambhati.</text:span></text:p><text:p text:style-name="Standard"><text:span text:style-name="VimmBibQuote">Yasmiṁ samaye Ānanda bhikkhuno pītimanassa kāyo pi passambhati cittaṁ pi passambhati, passaddhisambojjhaṅgo tasmiṁ samaye bhikkhuno āradho hoti; passaddhisambojjhaṅgaṁ tasmiṁ samaye bhikkhu bhāveti; passaddhisambojjhaṅgo tasmiṁ samaye bhikkhuno bhāvanā pāripūriṁ gacchati; passaddhakāyassa sukhino cittaṁ samādhiyati.</text:span></text:p><text:p text:style-name="Standard"><text:span text:style-name="VimmBibQuote">Yasmiṁ samaye Ānanda bhikkhuno passaddhakāyassa sukhino cittaṁ samādhiyati, samādhisambhojjhaṅgo tasmiṁ samaye bhikkhuno āraddho hoti; samādhisambojjhaṅgaṁ tasmiṁ samaye bhikkhu bhāveti; samādhisambojjhaṅgo tasmiṁ samaye bhikkhuno bhāvanā pāripūriṁ gacchati. So tathā samāhitaṁ cittaṁ sādhukaṁ ajjhupekkhitā hoti.</text:span></text:p><text:p text:style-name="Standard"><text:span text:style-name="VimmBibQuote">Yasmiṁ samaye Ānanda bhikkhu tathā samāhitaṁ cittaṁ sādhukaṁ ajjhupekkhitā hoti, upekhāsambojjhaṅgo tasmiṁ samaye bhikkhuno āraddho hoti; upekhāsambojjhaṅgaṁ tasmiṁ samaye bhikkhu bhāveti; upekhāsambojjhaṅgo tasmiṁ samaye bhikkhuno bhāvanā pāripūriṁ gacchati.</text:span></text:p><text:p text:style-name="Standard"><text:span text:style-name="VimmBibQuote">Yasmiṁ samaye Ānanda bhikkhu vedanāsu, citte, dhammesu dhammānupassī viharati upaṭṭhitasati tasmiṁ samaye Ānanda bhikkhuno sati hoti asammuṭṭhā.</text:span></text:p><text:p text:style-name="Standard"><text:span text:style-name="VimmBibQuote">Yasmiṁ samaye Ānanda bhikkhuno upaṭṭhitasati hoti asammuṭṭhā, satisambojjhaṅgo tasmiṁ samaye bhikkhuno āraddho hoti, satisambojjhaṅgaṁ tasmiṁ samaye bhikkhu bhāveti; satisambojjhaṅgo tasmiṁ samaye bhikkhuno bhāvanā pāripūrim gacchati. Yathā paṭhamaṁ satipaṭṭhānaṁ evaṁ vitthāretabbaṁ. So tathā samāhitaṁ cittaṁ sādhukaṁ ajjhupekkhitā hoti.</text:span></text:p><text:p text:style-name="Standard"><text:span text:style-name="VimmBibQuote">Yasmiṁ samaye Ānanda bhikkhu tathā samāhitaṁ cittaṁ sādhukaṁ ajjhupekkhitā hoti, upekhāsambojjhaṅgo tasmiṁ samaye bhikkhuno āraddho hoti; upekhāsambojjhaṅgaṁ tasmiṁ samaye bhikkhu bhāveti, upekhāsambojjhaṅgo tasmiṁ samaye bhikkhuno bhāvanā pāripūriṁ gacchati.</text:span></text:p><text:p text:style-name="Standard"><text:span text:style-name="VimmBibQuote">Evaṁ bhāvitā kho Ānanda cattāro satipaṭṭhānā evaṁ bahulikathā sattabojjhaṅge paripūrenti.</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Kshaṇa</text:span> (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Cp. <text:span text:style-name="VimmBibRef">S. V, 333</text:span>; <text:span text:style-name="VimmBibQuote">Kathaṁ bhāvitā ca sattabojjhaṅgā kathaṁ bahulikathā vijjāvimuttiṁ paripūrenti?</text:span></text:p><text:p text:style-name="Standard"><text:span text:style-name="VimmBibQuote">Idhānanda bhikkhu satisambojjhaṅgaṁ bhāveti vivekanissitaṁ....... pe....... uphekhāsambojjhaṅgaṁ bhāveti vivekanissitaṁ virāganissitaṁ nirodhanissitaṁ vossaggapariṇāmiṁ.</text:span></text:p><text:p text:style-name="Standard"><text:span text:style-name="VimmBibQuote">Evam bhāvitā kho Ānanda sattabojjhaṅgā evaṁ bahulīkatā vijjāvimuttiṁ paripūrentīti.</text:span></text:p></text:note-body></text:note></text:p>
      <text:p text:style-name="VimmBody"><text:span text:style-name="VimmQA">A.</text:span> All formations<text:note text:id="ftn562" text:note-class="footnote"><text:note-citation>2</text:note-citation><text:note-body><text:p text:style-name="Standard"><text:span text:style-name="VimmPali">Saṅkhārā</text:span>.</text:p></text:note-body></text:note> are endowed with initial and sustained application of thought according to planes.<text:note text:id="ftn563" text:note-class="footnote"><text:note-citation>3</text:note-citation><text:note-body><text:p text:style-name="Standard"><text:span text:style-name="VimmPali">Bhūmi</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 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Standard"><text:span text:style-name="VimmBibRef">Vis. Mag. 291</text:span> quotes <text:span text:style-name="VimmBibRef">A. IV, 353</text:span>: <text:span text:style-name="VimmBibQuote">Ānāpānasati bhāvetabbā vitakkūpacchedāya.</text:span></text:p></text:list-item><text:list-item><text:p text:style-name="Standard"><text:span text:style-name="VimmBibRef">A. III, 449</text:span>: <text:span text:style-name="VimmBibQuote">Cetaso vikkhepassa pahānāya ānāpānasati bhāvetabbā.</text:span></text:p></text:list-item></text:list></text:note-body></text:note></text:p>
      <text:p text:style-name="VimmSectEnded">Mindfulness of respiration has ended.<text:note text:id="ftn567" text:note-class="footnote"><text:note-citation>7</text:note-citation><text:note-body><text:p text:style-name="Standard">This and the subsequent passages in italics in this section 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Netri-pada-sūtra</text:span>; probably refers to <text:span text:style-name="VimmPali">Netri-pada-śāstrā</text:span> of <text:span text:style-name="VimmPali">Upagupta</text:span> referred to in <text:span text:style-name="VimmPali">Abhidharmakośa śāstra</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etaṁ arahantānaṁ vaṭṭadukkhasamucchedasankhātaṁ samucchedamaraṇaṁ, sankhārānaṁ khaṇabhangasankhātaṁ khaṇikamaraṇaṁ, rukkho mato, lohaṁ mataṁ ti ādisu 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Standard">Cp. <text:span text:style-name="VimmBibRef">Vis. Mag. 229</text:span>: <text:span text:style-name="VimmBibQuote">Kālamaraṇa and akālamaraṇa.</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Porāṇakācariyā</text:span>.</text:p></text:note-body></text:note> have taught the practice of mindfulness of death in these eight ways:<text:note text:id="ftn572" text:note-class="footnote"><text:note-citation>4</text:note-citation><text:note-body><text:p text:style-name="Standard"><text:span text:style-name="VimmBibQuote">Vadhakapaccupaṭṭhānato, sampattivipattito (?), upasaṁharaṇato, kāyabahusādhāraṇato, āyudubbalato, addhānaparicchedato, animittato, khaṇapariti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Mahā Sudassana of great supernormal power, Mandhātu 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Sāriputta, Moggallāna 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nāga), 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Standard">60 <text:span text:style-name="VimmPali">kṣaṇas</text:span> = 1 <text:span text:style-name="VimmPali">lava</text:span>; 30 <text:span text:style-name="VimmPali">lavas </text:span>= 1 hour; 30 hours = 1 day;</text:p><text:p text:style-name="Standard">1 <text:span text:style-name="VimmPali">kṣaṇa </text:span>= (24×60×60) / (30×30×60) = 1.6 seconds.</text:p></text:list-item><text:list-item><text:p text:style-name="Standard">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Standard">50 <text:span text:style-name="VimmPali">muhūrtas = </text:span>1 hour; 6 hours = 1 day;</text:p><text:p text:style-name="Standard">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Khaṇikattā ca dhammānaṁ, yehi khandhehi te kataṁ</text:span></text:p><text:p text:style-name="Standard"><text:span text:style-name="VimmBibQuote">amanāpaṁ niruddhā te kassa dānī ’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attabhāvo ca sukhadukkhā ca kevalā</text:span></text:p><text:p text:style-name="Standard"><text:span text:style-name="VimmBibQuote">ekacittasamāyuttā lahuso vattati-kkhaṇo.</text:span></text:p><text:p text:style-name="Standard"><text:span text:style-name="VimmBibQuote">……………………………………………………..</text:span></text:p><text:p text:style-name="Standard"><text:span text:style-name="VimmBibQuote">Anibbattena na jāto, paccuppamena jīvati,</text:span></text:p><text:p text:style-name="Standard"><text:span text:style-name="VimmBibQuote">cittabhaṅgamato 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a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Standard"><text:span text:style-name="VimmBibRef">Sn. 197</text:span>: <text:span text:style-name="VimmBibQuote">Ath’ assa navahi sotehi asucī savati sabbadā.</text:span></text:p></text:list-item><text:list-item><text:p text:style-name="Standard"><text:span text:style-name="VimmBibRef">Th. 1134</text:span>:</text:p><text:p text:style-name="VimmVersePali">Na jātu bhastaṁ dubhato mukhaṁ chupe;<text:line-break/>dhiratthu pūraṁ navasotasandani.</text:p></text:list-item><text:list-item><text:p text:style-name="Standard"><text:span text:style-name="VimmBibRef">Th. 394</text:span>:</text:p><text:p text:style-name="VimmVersePali">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formed.</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Standard"><text:span text:style-name="VimmXML">&lt;anchor id="p173n3" type="note"/&gt;</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Standard"><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Standard"><text:span text:style-name="VimmBibRef">M. I., 506</text:span>: <text:span text:style-name="VimmBibQuote">Seyyathāpi Māgandiya kuṭṭhī puriso arugatto pakkagatto kimīhi khajjamāno nakheni vaṇamukhāni vippatacchamāno.....</text:span></text:p></text:list-item><text:list-item><text:p text:style-name="Standard"><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araba</text:span>.* The second is called <text:span text:style-name="VimmPali">raba</text:span>.* The worms that rely on the blood are of two kinds. The first is called <text:span text:style-name="VimmPali">bara</text:span>.* The second is called <text:span text:style-name="VimmPali">badara</text:span>.* The worms that rely on the tendons are of four kinds. The first is called <text:span text:style-name="VimmPali">rotar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sivara</text:span>.* 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worms 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he 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1">mei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Standard"><text:span text:style-name="VimmBibRef">D. I, 156</text:span>: <text:span text:style-name="VimmBibQuote">Tiṇṇaṁ saṁyojanānaṁ parikkhayā rāga-dosa-mohānaṁ tanuttā sakadāgāmi hoti.</text:span></text:p></text:note-body></text:note> One recollects: When he attained to the Fruit of Non-returning, he destroyed fine defilements, fine passion and fine hate.<text:note text:id="ftn601" text:note-class="footnote"><text:note-citation>5</text:note-citation><text:note-body><text:p text:style-name="Standard"><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Standard"><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SANGHAPĀLA 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Standard"><text:span text:style-name="VimmBibRef">Th. 445</text:span>: <text:span text:style-name="VimmBibQuote">Uppajjate sace kodho āvajja kakacūpamaṁ.</text:span></text:p></text:list-item><text:list-item><text:p text:style-name="Standard"><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Standard"><text:span text:style-name="VimmBibRef">Dh. 399</text:span>: <text:span text:style-name="VimmBibQuote">Khantibalaṁ balāṇīkaṁ.</text:span></text:p></text:list-item><text:list-item><text:p text:style-name="Standard"><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Standard"><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phassā upadhiṁ paṭicca,<text:line-break/>nirupadhiṁ kena phuseyyuṁ phassā ‘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āvuso bhikkhu mettā-sahagatena cetasā ekaṁ disaṁ pharitvā viharati, tathā dutiyaṁ, tathā tatiyaṁ, tathā catutthaṁ. Iti uddham adho tiriyaṁ sabbadhi sabbattatāya sabbāvantaṁ lokaṁ mettā-sahagatena cetasā vipulena mahaggatena appamāṇena averena avyāpajjhena pharitvā 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Gāmakkhetta</text:span>.</text:p></text:note-body></text:note> and through comprehending all directions. He attains to fixed meditation, <text:span text:style-name="VimmPali">jhāna</text:span>, through developing loving-kindness for one being, and in the same way, for two, three and for all beings. He attains to fixed meditation, <text:span text:style-name="VimmPali">jhāna</text:span>, through developing loving-kindness for beings of one village-domain, and in the same way for (beings of) many villages. He attains to fixed meditation, <text:span text:style-name="VimmPali">jhāna</text:span>, 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Sattārammaṇattā 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anchor id="p189n1"/&gt;</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Mahāsatta 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Cattāri adiṭṭhānānī. Paññā-addiṭṭhānaṁ saccādiṭṭhānaṁ, cāgādiṭṭhānaṁ, upasamādhiṭṭhānaṁ.</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Mahāsatta 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Samatha, vipassanā</text:span> (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jhānas,</text:span> and hold to emancipation and concentration firmly. They cause the arising of the concentration of the twin-miracle<text:note text:id="ftn642" text:note-class="footnote"><text:note-citation>9</text:note-citation><text:note-body><text:p text:style-name="Standard"><text:span text:style-name="VimmPali">Yamakapāṭihāriya</text:span>.</text:p></text:note-body></text:note> and the concentration of the attainment of great compassion.<text:note text:id="ftn643" text:note-class="footnote"><text:note-citation>10</text:note-citation><text:note-body><text:p text:style-name="Standard"><text:span text:style-name="VimmPali">Mahākaruṇāsamāpatti</text:span>.</text:p></text:note-body></text:note> With the attainment of insight, they are endowed with all supernormal knowledge,<text:note text:id="ftn644" text:note-class="footnote"><text:note-citation>11</text:note-citation><text:note-body><text:p text:style-name="Standard"><text:span text:style-name="VimmPali">Abhiññā</text:span>.</text:p></text:note-body></text:note> analytical knowledge,<text:note text:id="ftn645" text:note-class="footnote"><text:note-citation>12</text:note-citation><text:note-body><text:p text:style-name="Standard"><text:span text:style-name="VimmPali">Paṭisambhidā</text:span>.</text:p></text:note-body></text:note> the <text:soft-page-break/>powers,<text:note text:id="ftn646" text:note-class="footnote"><text:note-citation>1</text:note-citation><text:note-body><text:p text:style-name="Standard"><text:span text:style-name="VimmPali">Bala</text:span>.</text:p></text:note-body></text:note> the confidences.<text:note text:id="ftn647" text:note-class="footnote"><text:note-citation>2</text:note-citation><text:note-body><text:p text:style-name="Standard"><text:span text:style-name="VimmPali">Vesārajja</text:span>.</text:p></text:note-body></text:note> Thereafter they cause the arising of natural knowledge<text:note text:id="ftn648" text:note-class="footnote"><text:note-citation>3</text:note-citation><text:note-body><text:p text:style-name="Standard"><text:span text:style-name="VimmPali">Pakati-ñāṇa</text:span>.</text:p></text:note-body></text:note> (?) and omniscience.<text:note text:id="ftn649" text:note-class="footnote"><text:note-citation>4</text:note-citation><text:note-body><text:p text:style-name="Standard"><text:span text:style-name="VimmPali">Sabbaññutā-ñāṇa</text:span>.</text:p></text:note-body></text:note> Thus the Bodhisatta and the Mahāsatta 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Ahimsā, avihiṁā</text:span>.</text:p><text:list text:style-name="L24"><text:list-item><text:p text:style-name="Standard"><text:span text:style-name="VimmBibRef">A. I, 151</text:span>: <text:span text:style-name="VimmBibQuote">Sabbhi dānaṁ upaññattaṁ ahiṁsāsaññamo damo</text:span><text:span text:style-name="VimmPali"> </text:span>(<text:span text:style-name="VimmPali">=</text:span><text:span text:style-name="VimmBibQuote">Ahiṁsā ti karuṇā c’eva karuṇā-pubbabhāgo ca</text:span>—<text:span text:style-name="VimmBibRef">Mp. II, 250</text:span>).</text:p></text:list-item><text:list-item><text:p text:style-name="Standard"><text:span text:style-name="VimmBibRef">Sv. III, 982</text:span>: <text:span text:style-name="VimmBibQuote">Avihiṁsā ti karuṇā karuṇā-pubba-bhāgopi. Vuttam pi c'etaṁ: tattha katamā avihiṁā? Yā sattesu karuṇā karuṇāyanā karuṇāyitattaṁ karuṇā-cetovimutti, ayaṁ vuccati avihiṁsā ti.</text:span></text:p></text:list-item><text:list-item><text:p text:style-name="Standard"><text:span text:style-name="VimmBibRef">Dh. 300</text:span>: <text:span text:style-name="VimmBibQuote">Yesaṁ divā ca ratio ca ahiṁsāya rato mano</text:span> ( = <text:span text:style-name="VimmBibQuote">Ahiṁsāya rato ti ‚so karuṇāsahagatena cetasā ekaṁ disaṁ pharitvā viharati‘ ti evaṁ vuttāya karuṇābhāvanāya rato</text:span>—<text:span text:style-name="VimmBibRef">Dh.-a. III, 45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Standard"><text:span text:style-name="VimmBibRef">Pts. I, 128</text:span>: <text:span text:style-name="VimmBibQuote">‘Jarāya anusahagato lokasannivāso‘ ti passantānaṁ Buddhānaṁ Bhagavantānaṁ sattesu mahākaruṇā okkamati... ‘Byādīhi abhibhūto lokasannivāso‘ti... ‘Taṇhāya uḍḍito lokasannivāso‘ti...</text:span></text:p></text:list-item><text:list-item><text:p text:style-name="Standard"><text:span text:style-name="VimmBibRef">S. I, 40</text:span>: <text:span text:style-name="VimmBibQuote">Taṇhāya uḍḍito loko, jarāya parivārito.</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Pts. I, 128-9</text:span>: <text:span text:style-name="VimmBibQuote">‘Mahābandhanabandho lokasannivāso... mohabandhanena... kilesbandhanena... tassa natth‘ añño koci bandhaṁ mocetā aññatra mayā‘ti;... ‘tihi duccaritehi vippaṭipanno lokasannivāso‘ ti passantānaṁ...</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Standard"><text:span text:style-name="VimmBibRef">Pts. I, 129-30</text:span>: <text:span text:style-name="VimmBibQuote">‘Pañcahi kāmaguṇehi rajjati lokasannivāso‘ ti... ‘aṭṭhahi micchattehi niyato lokasannivāso‘ ti...</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Sādhu!</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VimmPali">Sādhu! sādhu!</text:span> may he continue joyful for a long time!”. And again, when one sees or hears that a certain person does not follow demeritorious doctrines, or that he does not follow undesirable doctrines and that he follows desirable doctrines, one thinks thus: “<text:span text:style-name="VimmPali">Sādhu! sādhu!</text:span> 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Standard"><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Standard"><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savicāro. Pañcaka-nayena dutiya-jjhāna-samādhi avitakka-vicāramatto. Seso avitakko-avicāro</text:span><text:span text:style-name="VimmPali">—</text:span><text:span text:style-name="VimmBibRef">Sv. III, 1003</text:span>).</text:p></text:list-item><text:list-item><text:p text:style-name="Standard"><text:span text:style-name="VimmBibRef">A. IV, 300</text:span>: <text:span text:style-name="VimmBibQuote">Mettā me cetovimutti bhāvitā bhavissati bahulikatā yānikatā vatthukatā anuṭṭhitā paricitā susamāraddhā ti. Evaṁ hi te bhikkhu sikkhitabbaṁ.</text:span></text:p><text:p text:style-name="Standard"><text:span text:style-name="VimmBibQuote">Yat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p><text:p text:style-name="Standard"><text:span text:style-name="VimmBibQuote">Karuṇā me cetovimutti....... muditā me cetovimutti....... upekhā me cetovimuttibhāvitā....... anuṭṭhitā paricitā susamāraddhā ti.</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Standard"><text:span text:style-name="VimmXML">&lt;anchor id="p195n1"/&gt;</text:span><text:span text:style-name="VimmBibRef">S. V. 119-21</text:span>: <text:span text:style-name="VimmBibQuote">Kathaṁ bhāvitā ca bhikkhave mettāpetovimutti kiṁgatikā hoti kimparamā kimphalā kimpariyosānā?</text:span></text:p><text:p text:style-name="Standard"><text:span text:style-name="VimmBibQuote">Idha bhikkhave bhikkhu mettāsahagataṁ satisambojjhaṅgaṁ bhāveti..... mettāsahagataṁ upekhāsambojjhaṅgaṁ bhāveti viveka* virāga* nirodhanissitaṁ vossaggapariṇāmiṁ. So 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hi 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p><text:p text:style-name="Standard"><text:span text:style-name="VimmBibQuote">Kathaṁ bhāvitā ca bhikkhave karuṇācetovimutti kiṁgatikā hoti kimparamā kimphalā kimpariyosānā?</text:span></text:p><text:p text:style-name="Standard"><text:span text:style-name="VimmBibQuote">Idha bhikkhave bhikkhu karuṇäsahagataṁ satisambojjhaṅgaṁ bhāveti... pe ..., karuṇāsahagataṁ upekhāsambojjhaṅgaṁ bhāveti.... vossaggapariṅāmiṁ. So 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p><text:p text:style-name="Standard"><text:span text:style-name="VimmBibQuote">Kathaṁ bhāvitā ca bhikkhave muditācetovimutti kiṁgatikā hoti kimparamā kimphalā kimpariyosānā?</text:span></text:p><text:p text:style-name="Standard"><text:span text:style-name="VimmBibQuote">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p><text:p text:style-name="Standard"><text:span text:style-name="VimmBibQuote">Kathaṁ bhāvitā ca bhikkhave upekhācetovimutti.... kimpariyosānā?</text:span></text:p><text:p text:style-name="Standard"><text:span text:style-name="VimmBibQuote">Idha bhikkhave bhikkhu upekhāsahagataṁ satisambojjhaṅgaṁ bhāveti... Sabbaso vā pana viññānañcāyatanaṁ samatikkamma natthi kiñcīti ākiñcaññāyatanaṁ upasampajja viharati. Ākiñcaññāyatanaparamāhaṁṭ bhikkhave upekhācetovimuttiṁ vadāmi. Idha paññassa bhikkhuno uttariṁ vimuttiṁ appaṭivijjhato ti.</text:span></text:p></text:note-body></text:note>: “In the sphere of the beautiful, loving-kindness is first;* in the sphere of (infinite) space, compassion is first;** in the sphere of (infinite) consciousness, appreciative joy is first;†<text:span text:style-name="VimmXML">&lt;anchor id="p195dagger"/&gt;</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ptr type="vimm" target="p195n1"&gt;note 1 under mettā, page 195&lt;/ptr&gt;</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ptr type="vimm" target="p195n1"&gt;passage marked ** in note 1, page 195&lt;/ptr&gt;</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ptr type="vimm" target="p195dagger"&gt;passage marked †, page 195&lt;/ptr&gt;</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ana-par amā’ ti vuttā ti.</text:span>— <text:span text:style-name="VimmBibRef">Spk. III, 173-4</text:span>—comment on sutta <text:span text:style-name="VimmXML">&lt;ptr type="vimm" target="p195n1"&gt;passage marked † in note 1, page 195&lt;/ptr&gt;</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ptr type="vimm" target="p229n1"&gt;note 1, p. 229&lt;/ptr&gt;</text:span> <text:span text:style-name="VimmTODO">(no note 2 on page 229)</text:span>.</text:p></text:note-body></text:note> There is no soul”.<text:note text:id="ftn673" text:note-class="footnote"><text:note-citation>7</text:note-citation><text:note-body><text:p text:style-name="Standard"><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ekekapāduddharaṇe paṭhavīdhātu āpodhātū ti dve dhātuyo omattā honti mandā, itarā dve adhimattā honti balavatiyo. Tathā atiharaṇa-vītiharaṇesu. Vossajjane tejodhātu-vāyodhātuyo omattā honti mandā, itarā dve adhimattā balavatiyo. Tathā sannikkhepana-sannirumbhanesu. Tattha uddharaṇe pavattā rūpā-rūpadhammā atiharaṇaṁ na pāpuṇanti. Tathā atiharaṇe pavattā vitiharaṇaṁ, vitiharaṇe pavattā vossajjanaṁ, vossajjane pavattā sannikkhepanaṁ, sannikkhepane pavattā sanni-rumbhanaṁ na pāpuṇanti. Tattha tatth’ eva pabbapabbaṁ sandhisandhim odhi-odhiṁ hutvā tattakapāle pakkhitta-tilā viya taṭataṭāyantā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Janaka-paccayā</text:span>.</text:p></text:note-body></text:note> and <text:span text:style-name="VimmPali">kamma-condition</text:span><text:note text:id="ftn690" text:note-class="footnote"><text:note-citation>6</text:note-citation><text:note-body><text:p text:style-name="Standard"><text:span text:style-name="VimmPali">Kamma-paccayā</text:span>.</text:p></text:note-body></text:note> The other elements fulfil the decisive-support-condition.<text:note text:id="ftn691" text:note-class="footnote"><text:note-citation>7</text:note-citation><text:note-body><text:p text:style-name="Standard"><text:span text:style-name="VimmPali">Upanissaya-paccayā</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Saha-jāta-paccayā</text:span>.</text:p></text:note-body></text:note> support-condition,<text:note text:id="ftn693" text:note-class="footnote"><text:note-citation>2</text:note-citation><text:note-body><text:p text:style-name="Standard"><text:span text:style-name="VimmPali">Nissaya-paccayā</text:span>.</text:p></text:note-body></text:note> nutriment-condition,<text:note text:id="ftn694" text:note-class="footnote"><text:note-citation>3</text:note-citation><text:note-body><text:p text:style-name="Standard"><text:span text:style-name="VimmPali">Āhāra-paccayā</text:span>.</text:p></text:note-body></text:note> faculty-condition,<text:note text:id="ftn695" text:note-class="footnote"><text:note-citation>4</text:note-citation><text:note-body><text:p text:style-name="Standard"><text:span text:style-name="VimmPali">Indriya-paccayā</text:span>.</text:p></text:note-body></text:note> presence-condition.<text:note text:id="ftn696" text:note-class="footnote"><text:note-citation>5</text:note-citation><text:note-body><text:p text:style-name="Standard"><text:span text:style-name="VimmPali">Atthi-paccayā</text:span>.</text:p></text:note-body></text:note> The other elements fulfil condition,<text:note text:id="ftn697" text:note-class="footnote"><text:note-citation>6</text:note-citation><text:note-body><text:p text:style-name="Standard"><text:span text:style-name="VimmPali">Paccayā</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Añña-mañña-paccayā</text:span>.</text:p></text:note-body></text:note> support-condition, nutriment-condition, faculty-condition, result-condition,<text:note text:id="ftn699" text:note-class="footnote"><text:note-citation>8</text:note-citation><text:note-body><text:p text:style-name="Standard"><text:span text:style-name="VimmPali">Vipāka-paccayā</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Pacchā-jāta-paccayā</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Standard"><text:span text:style-name="VimmBibRef">Sn. 193-94</text:span>:</text:p><text:p text:style-name="VimmVersePali">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Standard"><text:span text:style-name="VimmBibRef">Ps. I, 252</text:span>:</text:p><text:p text:style-name="VimmVersePali">“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Standard"><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VimmVersePali">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jhāna</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Pts. II, 210</text:span>: <text:span text:style-name="VimmBibQuote">Katamā vikubbanā iddhi?....... So pakativaṇṇaṁ vijahitvā kumārakavaṇṇaṁ vā dasseti, nāgavaṇṇaṁ vā dasseti, supaṇṇavaṇṇaṁ vā dasseti, yakkhavaṇṇaṁ vā dasseti, indavaṇṇaṁ vā dasseti, devavaṇṇaṁ vā dasseti, Brahmavaṇṇaṁ vā dasseti....... Ayaṁ vikubbanā 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Ayaṁ 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Bhūtapāla. Thus is supernormal power diffused by knowledge.<text:note text:id="ftn725" text:note-class="footnote"><text:note-citation>4</text:note-citation><text:note-body><text:p text:style-name="Standard"><text:span text:style-name="VimmBibRef">Pts. 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yasmato Bakkulassa ñāṇavipphārā iddhi, āyasmato Saṅkiccassa ñāṇavipphārā iddhi, āyasmato Bhūtapālassa ñāṇavipphārā iddhi. Ayaṁ 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Sāriputta, of the Venerable Elder Khāṇukoṇḍañña, of the lay-sister Uttarā and of the lay-sister Sāmāvatī. Thus is the supernormal power diffused by concentration.<text:note text:id="ftn726" text:note-class="footnote"><text:note-citation>5</text:note-citation><text:note-body><text:p text:style-name="Standard"/><text:list text:style-name="L28"><text:list-item><text:p text:style-name="Standard"><text:span text:style-name="VimmBibRef">Pts. 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Āyasmato Sāriputtassa samādhivipphārā iddhi, āyasmato Sañjīvassa samādhivipphārā iddhi, āyasmato Khāṇu-koṇḍaññassa samādhivipphārā iddhi; Uttarāya upāsikāya samādhivipphārā iddhi, Sāmā-vatiyā upāsikāya samādhivipphārā iddhi. Ayaṁ samādhivipphārā iddhi.</text:span></text:p></text:list-item><text:list-item><text:p text:style-name="Standard"><text:span text:style-name="VimmBibRef">A. I, 26</text:span>: <text:span text:style-name="VimmBibQuote">Etad aggaṁ bhikkhave mama sāvikānaṁ upāsikānaṁ paṭhamaṁ jhāyīnaṁ yadidaṁ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Standard"><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Standard"><text:span text:style-name="VimmBibRef">Pts. II, 213</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Standard"><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y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Standard"><text:span text:style-name="VimmBibRef">A. I, 24</text:span>: <text:span text:style-name="VimmBibQuote">Etad aggaṁ bhikkhave mama sāvakānaṁ bhikkhūnaṁ manomayaṁ kāyaṁ abhinimminantānaṁ yadidaṁ Cullapanthako</text:span> (= <text:span text:style-name="VimmBibQuote">So ñāṇaparipākaṁ āgamma tattha khayavayaṁ paṭṭhapetvā cintesi: idaṁ coḷakhaṇḍaṁ pakatiyā paṇḍaraṁ parisuddhaṁ upādiṇṇakasarīraṁ nissāya kiliṭṭhaṁ jātaṁ, cittam pi evaṁgatikam evā ti. Samādhim bhāvetvā cattāri rūpāvacarajjhānāni padakāni katvā saha paṭisambhidāhi arahattaṁ pāpuṇi. So manomayañāṇalābhi hutvā eko hutvā bahudhā, bahudhā hutvā eko bhavituṁ samattho ahosi.</text:span>—<text:span text:style-name="VimmBibRef">Mp. I, 216</text:span>).</text:p></text:list-item><text:list-item><text:p text:style-name="Standard"><text:span text:style-name="VimmBibRef">Pts. II, 207</text:span>: <text:span text:style-name="VimmBibQuote">‘Eko pi hutvā bhudhā hotīti’. Pakatiyā eko bahulaṁ āvajjati, sataṁ vā sahassaṁ vā satasahassaṁ vā āvajjati; āvajjitvā ñāṇena adhiṭṭhāti ‘bahulo homīti’, bahulo hoti. Yathāyasmā Cullapanthako eko pi hutvā bahudhā hoti, evamevaṁ so iddhimā cetovasippatto eko pi hutvā bahudhā hoti.</text:span></text:p><text:p text:style-name="Standard"><text:span text:style-name="VimmBibQuote">‘Bahudhā pi hutvā eko hotīti’. Pakatiyā bahulo ekaṁ āvajjati; āvajjitvā ñāṇena adhiṭṭhāti ‘eko homīti’, eko hoti. Yathāyasmā Cullapanthako bahudhā pi hutvā eko hoti, evamevaṁ so iddhimā cetovasippatto bahudhā pi hutvā eko hoti.</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Pts. II, 207-8</text:span>: <text:span text:style-name="VimmPali">‘</text:span><text:span text:style-name="VimmBibQuote">Āvibhavan’ ti. Kenaci anāvaṭaṁ hoti appaṭicchannaṁ vivaṭaṁ pākaṭaṁ.</text:span></text:p><text:p text:style-name="Standard"><text:span text:style-name="VimmBibQuote">‘Tirobhāvan’ ti. Kenaci āvaṭaṁ hoti paṭicchannaṁ pihitaṁ paṭikujjitaṁ.</text:span></text:p><text:p text:style-name="Standard"><text:span text:style-name="VimmBibQuote">‘Tirokuḍḍaṁ tiropākāraṁ tiropabbataṁ asajjamāno gacchati, seyyathāpi ākāse’ ti.</text:span></text:p><text:p text:style-name="Standard"><text:span text:style-name="VimmBibQuote">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p><text:p text:style-name="Standard"><text:span text:style-name="VimmBibQuote">‘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supernormal power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inconscience, 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sāvakānaṁ bhikkhūnaṁ pubbenivāsaṁ annussarantānaṁ 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Pubbenivāsañāṇaṁ paritta-mahaggata-appamāṇa-magga-atīta-ajjhatta-bahiddhā na vattabbārammaṇavasena aṭṭhasu ārammaṇesu 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Seyyathāpi, Udāyi, puriso sakamhā gāmā aññaṁ gāmaṁ gaccheyya, taṁha pi gāmā aññaṁ gāmaṁ gaccheyya, so tamhā gāmā sakaṁ yeva gāmaṁ paccāgaccheyya; tassa evam assa:— Ahaṁ kho sakamhā gāmā amuṁ gāmaṁ āgañchiṁ, tatra evaṁ aṭṭhāsiṁ evaṁ nisidiṁ evaṁ abhāsiṁ evaṁ tuṇhi ahosiṁ, tamhā pi gāmā amuṁ gāmaṁ āgañchiṁ, tatrāpi evaṁ aṭṭhāsiṁ evaṁ nisidiṁ evaṁ abhāsiṁ evaṁ tuṇhi ahosiṁ, so 'mhi tamhā gāmā sakaṁ yeva gāmaṁ paccāgato ti. Evam eva kho, Udāyi, akkhātā mayā sāvakānaṁ paṭipadā, yathā paṭipannā me sāvakā anekavihitaṁ pubbenivāsaṁ anussaranti, seyyathīdaṁ: ekaṁ pi jātiṁ... pe ...Tatra ca pana me sāvakā bahū abhiññāvosānapāramippattā viharanti.</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athāgatas, the Supremely Enlightened Ones, who are able to recall to mind their own and others’ previous lives, activities, spheres and all else.<text:note text:id="ftn753" text:note-class="footnote"><text:note-citation>5</text:note-citation><text:note-body><text:p text:style-name="Standard">Cp. <text:span text:style-name="VimmBibRef">S. II, 190-92</text:span>: <text:span text:style-name="VimmBibQuote">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p><text:p text:style-name="Standard"><text:span text:style-name="VimmBibQuote">Tena kho pana bhikkhave samayena Kakusandho bhagavā arahaṁ sammāsambuddho loke uppanno hoti... pe ...</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na kho pana bhikkhave samayena Koṇāgamano bhagavā arahaṁ sammāsambuddho uppanno hoti... pe ...</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Samādhi</text:span> (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 on the light kasiṇa and acquires facility therein, and by him who is in possession of natural sight.</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Viriyabhāvānā 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jhāna</text:span>, 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divā-saññaṁ adhiṭṭhāti yathā divā tathā rattiṁ, yathā rattiṁ tathā divā, iti vivaṭena cetasā apariyonaddhena sappabhāsaṁ cittaṁ bhāveti.</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cakkhunā visuddhena atikkantamānusakena satte passāmi cavamāne upapajjamāne, hīne paṇite suvaṇṇe dubbaṇṇe sugate duggate yathākammūpage satte pajānāmi.</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assa mayhaṁ, Anuruddhā, etad ahosi: Abhijappā kho me udapādi abhijappādhikaraṇañ ca pana... dassanañ ca rūpānaṁ. So ‘haṁ tathā karissāmi yathā me puna na vicikicchā uppajjissati... na atilīnaviriyaṁ na abhijappā ti. So kho ahaṁ, Anuruddhā—pe—tassa mayhaṁ, Anuruddhā, etad ahosi: Nānattasaññā kho me udapādi... dassanañ ca rūpānaṁ. So ‘haṁ tathā karissāmi yathā me puna na vicikicchā uppajjissati... na abhijappā na nānattasaññā ti.</text:span></text:p><text:p text:style-name="Standard"><text:span text:style-name="VimmBibQuote">So kho ahaṁ, Anuruddhā, appamatto ātāpi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tinijjhāyitattaṁ kho me rūpānaṁ udapādi... dassanañ ca rūpānaṁ. So ‘ham tathā karissāmi yathā me puna na vicikicchā uppajjissati... na nānattasaññā na atinijjhāyitattaṁ rūpānan ti. So kho ahaṁ, Anuruddhā, Vicikicchā cittassa upakkileso ti iti viditvā vicikicchaṁ cittassa upakkilesaṁ pajahiṁ; Amanasikāro cittassa upakkileso ti iti viditvā amanasikāraṁ cittassa upakkilesaṁ pajahiṁ; Thīnamiddhaṁ cittassa upakkileso ti... pajahiṁ; Chambhitattaṁ... pajahiṁ; Ubbillaṁ... pajahiṁ; Duṭṭhullaṁ... pajahiṁ; Accāraddhaviriyaṁ... pajahim; Atilīnaviriyaṁ... pajahiṁ; Abhijappā... pajahiṁ; Nānattasaññā... pajahiṁ; Atinijjhāyitattaṁ rūpānaṁ cittassa upakkileso ti iti viditvā atinijjhāyitattaṁ rūpānaṁ cittassa upakkileso ti iti viditvā atinijjhāyitattaṁ rūpānaṁ cittassa upakkilesaṁ pajahiṁ.</text:span></text:p><text:p text:style-name="Standard"><text:span text:style-name="VimmBibQuote">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p><text:p text:style-name="Standard"><text:span text:style-name="VimmBibQuote">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hīnamiddhaṁ... pahīno ahosi; Chambhitattaṁ... pahīno ahosi; Ubbillaṁ... pahīno ahosi; Duṭṭhullaṁ... pahīno ahosi; Accāraddhaviriyaṁ... pahīno ahosi; Atilīnaviriya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rnal-object. <text:note text:id="ftn760" text:note-class="footnote"><text:note-citation>2</text:note-citation><text:note-body><text:p text:style-name="Standard">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kammaresult.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attha gantvā taṁ mārethā’ ti tesaṁ kahāpaṇe adaṁsu. Corā dhanalobhena sampaṭicchitvā ‘theraṁ māressamā’ ti gantvā tassa vasanaṭṭhānaṁ parivāresuṁ. Thero 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pana sampatte thero attanā katakammassa ākaḍḍhanabhāvaṁ ñatvā na apagañchi. Corā gahetvā theraṁ taṇḍlulakaṇamattāni ’ssa aṭṭhīni karontā bhindiṁsu. Atha naṁ “mato” ti saññāya ekasmiṁ gumbapiṭṭhe khipityā pakkamimsu. Thero ‘Satthāraṁ passitvā va 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anchor id="p229n1"/&gt;</text:span><text:span text:style-name="VimmPali">Yathābhūtañāṇadassana</text:span>.—Cp.</text:p><text:list text:style-name="L30"><text:list-item><text:p text:style-name="Standard"><text:span text:style-name="VimmBibRef">S. III, 13</text:span>: <text:span text:style-name="VimmBibQuote">Samādhim bhikkhave bhāvetha, samāhito bhikkhave bhikkhu yathābhūtam pajānāti.</text:span></text:p></text:list-item><text:list-item><text:p text:style-name="Standard"><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Standard"><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Standard"><text:span text:style-name="VimmBibRef">D. II, 313</text:span>: <text:span text:style-name="VimmBibQuote">Katamo ca bhikkhave sammā-samādhi?</text:span></text:p><text:p text:style-name="Standard"><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Standard"><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ñāṇaṁ. Thapetvā saccānulomikaṁ ñāṇaṁ sabbā pi sāsavā kusalā paññā kammassakataṁ ñāṇaṁ.</text:span></text:p><text:p text:style-name="Standard"><text:span text:style-name="VimmBibQuote">Tattha katamaṁ saccānulomikaṁ ñāṇaṁ? Rūpaṁ aniccan ti vā vedanā aniccā ti vā saññā aniccā ti vā saṇkhārā aniccā ti vā viññāṇaṁ aniccan ti vā yā evarūpā anulomikā khanti diṭṭhi ruci muti pekkhā dhammanijjhānakhanti: idaṁ vuccati saccānulomikaṁ ñāṇaṁ.</text:span></text:p><text:p text:style-name="VimmVersePali">Catūsu maggesu paññā maggasamaṁgissa ñāṇaṁ.ṁ<text:line-break/>Catūsu phalesu paññā phalasamagissa ñāṇaṁ.</text:p><text:p text:style-name="Standard"><text:span text:style-name="VimmBibQuote">Maggasamaṁgissa ñāṇaṁ dukkhe p’ etaṁ ñāṇaṁ...dukkhanirodhagāminiyā paṭipadāya p’ etaṁ ñāṇa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Vbh. 329</text:span>: <text:span text:style-name="VimmBibQuote">Kāmāvacarakusalāvyākate paññā kāmāvacarā paññā. Rūpāvacarakusalā- vyākate paññā rūpāvacarā paññā. Arūpāvacarakusalāvyākate paññā arūpāvacarā paññā. Catūsu maggesu ca catūsu phalesu paññā apariyāpannā paññā.</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hé 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D. III, 226</text:span>: <text:span text:style-name="VimmBibQuote">Cattāri ñāṇāni. Dhamme ñāṇāṁ, anvaye ñāṇāṁ, paricce ñāṇāṁ sammuti-ñāṇāṁ.</text:span> (= <text:span text:style-name="VimmBibQuote">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n’ āha: “So iminā dhammena ñāṇana diṭṭhena pattena viditena pariyogāḷhena atītānāgatena yaṁ neti“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 —<text:span text:style-name="VimmBibRef">Sv. III, 1019-20</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Standard"><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Standard"><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aṁ dhammapaṭisambhidā. Hetuphale ñāṇaṁ atthapaṭisambhidā. Tatra dhammaniruttābhilāpe ñāṇaṁ niruttipaṭisambhidā. Ñāṇesu ñāṇaṁ paṭibhāṇapaṭisambhidā.</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Standard"><text:span text:style-name="VimmBibRef">Vbh. 293</text:span>: <text:span text:style-name="VimmBibQuote">Dukkhe ñāṇaṁ atthapaṭisambhidā. Dukkhasamudayeñāṇaṁ dhammapaṭisambhidā. Dukkhanirodhe ñāṇaṁ atthapaṭisambhidā. Dukkhanirodhagāminiyā paṭipadāya ñāṇaṁ dhammapaṭisambhidā. Tatra dhammaniruttābhilāpe ñāṇaṁ niruttipaṭisambhidā. Ñāṇesu ñāṇaṁ paṭibhāṇapaṭisambhidā.</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 <text:span text:style-name="VimmPali">Sutta, geyya, veyyākaraṇa, gāthā, udāna, itivuttaka, jātakā, abbhutadhamma vepulla (vedalla)</text:span> —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Vbh. 294</text:span>: <text:span text:style-name="VimmBibQuote">Idha bhikkhu dhammaṁ jānāti suttaṁ geyyaṁ veyyākaraṇaṁ gāthaṁ udānaṁ itivuttakaṁ jātakaṁ abbhutadhammaṁ vedallaṁ: ayaṁ vuccati dhammapaṭisambhidā. So tassa tass' eya bhāsitassa atthaṁ jānāti: ayaṁ imassa bhāsitassa attho, ayaṁ imassa bhāsitassa attho ti: ayaṁ vuccati atthapatisambhidā. Tatra dhammaniruttābhilāpe ñāṇaṁ niruttipaṭisambhidā. Ñāṇesu ñāṇaṁ paṭibhāṇapaṭisambhidā.</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Vbh. 296</text:span>: <text:span text:style-name="VimmBibQuote">Yasmiṁ samaye akusalaṁ cittaṁ uppannaṁ hoti somanassasahagataṁ diṭṭhigatasampayuttaṁ, rūpārammaṇaṁ vā ...pe... dhammārammaṇaṁ vā yaṁ yaṁ 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ñāṇaṁ, samudaye ñāṇaṁ, nirodhe ñāṇaṁ, magge ñāṇaṁ.</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SANGHAPĀLA 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Vedan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i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Standard">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Standard"><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paṭikkhipitabbā.</text:span></text:p><text:p text:style-name="VimmVersePali">698. Arūpe pi pan’ etassa, middhass’ uppatti-pāṭhato<text:line-break/>niṭṭ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paṭicca rūpe ca uppajjati cakkhuviññāṇaṁ.</text:span></text:p></text:note-body></text:note> This is called the senseorg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purāṇakammaṁ abhisaṅkhataṁ abhisañcetayitaṁ vedaniyaṁ daṭṭhabbaṁ ...pe... givhā purāṇakammaṁ abhisaṅkhatā abhisañcetayitā vedaniyā daṭṭhabbā ...Mano purāṇakammaṁ abhisaṅkhato abhisañcetayito vedaniyo daṭṭhabbo.</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Vis. Mag. 446</text:span>; <text:span text:style-name="VimmBibRef">Abhmv. 66</text:span>; <text:span text:style-name="VimmBibRef">Dhs. A. 307</text:span>:</text:p><text:p text:style-name="VimmVersePali">Vuttam pi c’ etaṁ Dhammasenāpatinā:ā<text:line-break/>Yena cakkhuppasdena rūpāni samanupassatiṁ<text:line-break/>paritta sukhumaṁ c’ etaṁ ūkāsirasamūpaman ti.</text:p><text:p text:style-name="Standard">The common source of this verse 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senseorg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senseorgan of ear.<text:note text:id="ftn806" text:note-class="footnote"><text:note-citation>5</text:note-citation><text:note-body><text:p text:style-name="Standard">Cp. <text:span text:style-name="VimmBibRef">Abhmv. 66</text:span>: <text:span text:style-name="VimmBibQuote">Suṇātīti sotaṁ; taṁ tanu-tamba-lomācite aṅguliveṭhaka-saṇṭhāne padese vuttappakārāhi dhātūhi kat’ ūpakāraṁ utu-citt’ āhārehi upatthambhiyamānaṁ āyunā paripāliyamānaṁ, sotaviññāṇādīnaṁ vatthu-dvāra-bhāvaṁ sādhayamānaṁ tiṭṭhati.</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senseorgan of nose. And again, the sensory matter that, in the interior of the nose, where the three meet,<text:note text:id="ftn807" text:note-class="footnote"><text:note-citation>6</text:note-citation><text:note-body><text:p text:style-name="Standard">Cp. <text:span text:style-name="VimmBibRef">Abhmv. 66</text:span>: <text:span text:style-name="VimmBibQuote">Ghāyatīti ghāṇaṁ, taṁ sasambhāra-ghāṇabilassa anto ajapada-saṇṭhane padese yathāvuttappakāraṁ hutvā tiṭṭhati.</text:span></text:p></text:note-body></text:note> is dependent on one small opening, is like a <text:span text:style-name="VimmPali">Koviḷāra</text:span><text:note text:id="ftn808" text:note-class="footnote"><text:note-citation>7</text:note-citation><text:note-body><text:p text:style-name="Standard">A sort of ebony, <text:span text:style-name="VimmPali">Bauhinia variegata</text:span>— P.T.S. Dict.</text:p></text:note-body></text:note> (flower in shape), is produced by the four primaries, according to past <text:span text:style-name="VimmPali">kamma</text:span>, and in which the primary of air is in excess, is called the senseorg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senseobject,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ghāna-dasaka-, kāya-dasaka-, itthindriya-dasaka-, puris-indriya-dasaka-, āyatana-dasaka-kalāpa</text:span> (possibly for <text:span text:style-name="VimmPali">hadayavatthu</text:span>); <text:span text:style-name="VimmPali">jīvita-navaka-kalāpa</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A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h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Standard"><text:span text:style-name="VimmBibRef">Abhms. 77, v. 747</text:span>:</text:p><text:p text:style-name="VimmVersePali">Abhāva-gabbhaseyyānaṁ; aṇḍajānañ ca vīsati<text:line-break/>bhavanti pana rūpāni, kāyavatthuvasena tu,</text:p></text:list-item><text:list-item><text:p text:style-name="Standard">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senseobject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Standard"><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saññāvipallāso cittavipallāso diṭṭhivipallāso, adukkhe bhikkhave dukkhan ti saññāvipallāso..., anattani bhikkhave attā ti saññāvipallāso..., asubhe bhikkhave subhan ti saññāvipallāso cittavipallāso diṭṭhivipallāso...</text:span></text:p><text:p text:style-name="Standard"><text:span text:style-name="VimmBibQuote">Anicce bhikkhave aniccan ti na saññāvipallāso..., dukkhe bhikkhave dukkhan ti na saññāvipallāso..., anattani bhikkhave anattā ti na saññā vipallāso..., asubhe bhikkhave asubhan ti na saññāvipallāso...</text:span></text:p><text:p text:style-name="VimmVersePali">Anicce niccasaññino dukkhe ca sakhasaññino<text:line-break/>Anattani ca attā ti asubhe subhasaññino<text:line-break/>Micchadiṭṭhigatā sattā...<text:line-break/>...<text:line-break/>Aniccan aniccato dakkhuṁ dukkham addakkhu dukkhato<text:line-break/>Anattani anattā ti asubham asubhat’ addasuṁ<text:line-break/>Sammadiṭṭhisamādānā 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Rūpasaññā loke piyarūpaṁ sātarūpaṁ etth'esā taṇhā pahiyamānā pahiyati, ettha nirujjhamānā nirujjhati. Saddasaññā ...pe... gandhasaññā... rasasaññā ...phoṭṭhabbasaññā... dhammasaññā loke piyarūpaṁ etth'esā taṇhā pahiyamānā pahiyati, ettha nirujjhamānā nirujjhati.</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Cp. <text:span text:style-name="VimmBibRef">Vbh.-a. 19</text:span>: <text:span text:style-name="VimmBibQuote">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Phassa, cetanā, vitakka, vicāra, pīti, saddhā, viriya, sati, samādhi, paññā, jīvitindriya, nīrvaraṇe</text:span> (<text:span text:style-name="VimmPali">pahīna,</text:span>—suggested by Prof. Higata)<text:span text:style-name="VimmPali">, alobha, adosa, hiri, ottappa passaddhi, chanda, adhimokkha, upekkhā, manasikāra, lobha, dosa, moha, māna, diṭṭhi, uddhaccakukkucca</text:span> (in the explanation <text:span text:style-name="VimmPali">thina</text:span> is substituted for <text:span text:style-name="VimmPali">kukkucca</text:span>)<text:span text:style-name="VimmPali">, vicikicchā, 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Standard"><text:span text:style-name="VimmBibRef">Dh. v. 123</text:span>: <text:span text:style-name="VimmBibQuote">Visaṁ jīvitukāmo ‘va, pāpāni parivajjaye.</text:span></text:p></text:list-item><text:list-item><text:p text:style-name="Standard"><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Standard"><text:span text:style-name="VimmBibRef">Th. v. 1138</text:span>:</text:p><text:p text:style-name="VimmVersePali">Tathā tu kassāmi yathāpi issaro;<text:line-break/>yaṁ labbhatī tena pi hotu me alaṁ;<text:line-break/>taṁ taṁ karissāmi yathā atandito<text:line-break/>biḷārabhastaṁ va yathā sumadditaṁ.</text:p></text:list-item><text:list-item><text:p text:style-name="Standard"><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Pañcakkhandhā, pañcupādānakkhandhā, pañcadhammakkhandhā</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sīlakkhandhena samannāgato hoti, asekhena samādhikkhandhena samannāgato hoti, asekhena paññakkhandhena samannāgato hoti, asekhena vimuttikkhandhena samannāgato hoti, asekhena vimuttiñāṇadassanak-khandhena samannāgato 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Āyatana, dhātu, 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ll.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senseorg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Mahā Thera’s <text:span text:style-name="VimmPali">“Paṭiccasamuppāda"</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Abhms., 127</text:span>.</text:p></text:note-body></text:note> Of these, those of very great intensity <text:span text:style-name="VimmPageNo">319|256</text:span> fulfil seven stages and are born in <text:span text:style-name="VimmPali">avīci</text:span>, 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Seyyathā pi nāma sutta-guḷe khitte nibbeṭhiyamānam 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was: Compendium of Philosophy https://en.wikipedia.org/wiki/Abhidhammattha-sangaha</text:p></office:annotation>Cp. <text:span text:style-name="VimmBibRef">Abhms.,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Standard">Cp. <text:span text:style-name="VimmBibRef">Abhms.,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S. II, 1</text:span>: <text:span text:style-name="VimmBibQuote">Avijjāpaccayā bhikkhave saṅkhārā; saṅkhārapaccayā viññāṇaṁ; viññāṇapaccayā nāmarūpaṁ; nāmarūpapaccayā saḷāyatanaṁ; saḷāyatanapaccayā phasso; phassapaccayā vedanā; vedanāpaccayā taṇhā; taṇhāpaccayā upādānaṁ; upādānapaccayā bhavo; bhavapaccayā jāti; jātipaccayā jarāmaraṇaṁ soka-parideva-dukkha-domanass-upāyāsā sambhavanti. Evam ’etassa kevalassa dukkhakkhandhassa samudayo hoti.</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Ud. 2</text:span>; <text:span text:style-name="VimmBibRef">S. II, 1-2</text:span>: <text:span text:style-name="VimmBibQuote">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formplane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Standard"><text:span text:style-name="VimmBibRef">Vbh.-a. 196</text:span>: <text:span text:style-name="VimmBibQuote">Bīje sati ankuro viya.</text:span></text:p></text:list-item><text:list-item><text:p text:style-name="Standard"><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nameform.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by ignorance.<text:note text:id="ftn872" text:note-class="footnote"><text:note-citation>1</text:note-citation><text:note-body><text:p text:style-name="Standard"/><text:list text:style-name="L36"><text:list-item><text:p text:style-name="Standard">Cp. <text:span text:style-name="VimmBibRef">S. IV, 50</text:span>: <text:span text:style-name="VimmBibQuote">Avijjā kho bhikkhu eko dhammo yassa pahānā bhikkhuno avijjā pahiyati vijjā uppajjatīti.</text:span></text:p></text:list-item><text:list-item><text:p text:style-name="Standard"><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Standard"><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Standard"><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Standard"><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Standard"><text:span text:style-name="VimmBibRef">Abhms. V, par. 12</text:span><office:annotation office:name="__Annotation__45790_3974002267" loext:resolved="false"><dc:creator>Unknown Author</dc:creator><dc:date>2023-04-25T11:09:29.157309146</dc:date><text:p text:style-name="P140">In the pali-english edition https://terebess.hu/keletkultinfo/Narada_Abhidhammattha.pdf it is actually §11 (page 214 of the PDF)</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Standard"><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Standard"><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Standard"><text:span text:style-name="VimmBibQuote">. . .</text:span></text:p><text:p text:style-name="Standard"><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Standard"><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senseorg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Pts. I, 52</text:span>: <text:span text:style-name="VimmBibQuote">Purimakammabhavasmiṁ moho avijjā, āyuhanā saṅkhārā, nikanti taṅhā, upagamanaṁ upādānaṁ, cetanā bhavo; ime pañca dhammā purimakammabhavasmiṁ idha paṭisandhiyā paccayā ...Idha paripakkattā āyatanānaṁ moho avijjā, āyuhanā saṅkhārā, nikanti taṅhā, upagamanaṁ upādānaṁ, cetanā bhavo; ime pañca dhammā idhakamma-bhavasmiṁ āyatiṁ paṭisandhiyā paccayā. Āyatiṁ paṭisandhi viññāṇaṁ, okkanti nāma-rūpaṁ, pasādo āyatanaṁ, phuṭṭho phasso, vedayitaṁ vedanā; ime pañca dhammā āyatiṁ upapattibhavasmiṁ idha katassa kammassa paccayā. Iti ime catusaṅkhepe tayo addhe visatiyā ākārehi tisandhiṁ paṭiccasamuppādaṁ jānāti passati aññāti paṭivijjhati. Tañ ñātaṭṭhena ñāṇaṁ, pajānanaṭṭhena paññā; term vuccati—‘Paccaya pariggahe paññā dhammaṭṭhitiñāṇaṁ’.</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ptr type="vimm" target="p229n1"&gt;note 1 (c), p. 229&lt;/ptr&gt;</text:span>, and <text:span text:style-name="VimmXML">&lt;ptr type="vimm" target="p362n2"&gt;last note of appendix&lt;/ptr&gt;</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SANGHAPĀLA 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āri ariyasaccāni: dukkhaṁ ariyasaccaṁ dukkhasamudayo ariyasaccaṁ dukkhanirodho ariyasaccaṁ dukkhanirodhagāminī paṭipadā ariyasaccaṁ.</text:span></text:p><text:p text:style-name="Standard"><text:span text:style-name="VimmBibQuote">Tattha katamaṁ dukkhaṁ ariyasaccaṁ?</text:span></text:p><text:p text:style-name="Standard"><text:span text:style-name="VimmBibQuote">Jāti pi dukkhā jarā pi dukkhā maraṇaṁ pi dukkhaṁ sokaparidevadukkhadomanas-supāyāsā pi dukkhā appiyehi sampayogo dukkho piyehi vippayogo dukkho yam p’icchaṁ na labhati tarn pi dukkhaṁ; sankhittena pancupādānakkhandhā pi dukkhā.</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Standard"><text:span text:style-name="Default_20_Paragraph_20_Font">Cp. </text:span><text:span text:style-name="VimmBibRef">Vbh. 99</text:span>: <text:span text:style-name="VimmBibQuote">Tattha katamā jāti? Yā tesaṁ tesaṁ sattānaṁ tamhi tamhi sattanikāye jāti sañjāti okkanti abhinibbatti khandhānaṁ pātubhāvo āyatanānaṁ paṭilābho ayaṁ vuccati jāti.</text:span></text:p><text:p text:style-name="Standard"><text:span text:style-name="VimmBibQuote">Tattha katamā jarā? Yā tesaṁ tesaṁ sattānaṁ tamhi tamhi sattanikāye jarā jīraṇatā khaṇdiccaṁ pāliccaṁ valittacatā āyuno saṁhāni indriyānaṁ paripāko: ayaṁ vuccati jarā.</text:span></text:p><text:p text:style-name="Standard"><text:span text:style-name="VimmBibQuote">Tattha katamaṁ maraṇaṁ? Yā tesaṁ tesaṁ...cuti cavanatā bhedo antaradhānaṁ maccu maraṇaṁ kālakiriyā khandhānaṁ bhedo kaḷevarassa nikkhepo jīvitindriyassa upacchedo: idaṁ vuccati maraṇaṁ.</text:span>—The explanation given above is quite different.</text:p></text:list-item><text:list-item><text:p text:style-name="Standard">Cp. <text:span text:style-name="VimmBibRef">Vbh. 367</text:span>: <text:span text:style-name="VimmBibQuote">Maraṇaṁ paṭicca bhayaṁ bhayāriakaṁ chambhitattaṁ lomahaṁso cetaso utrāso: idaṁ vuccati maraṇabhayaṁ.</text:span></text:p></text:list-item><text:list-item><text:p text:style-name="Standard"><text:span text:style-name="VimmBibRef">Vbh. 99-100</text:span>: <text:span text:style-name="VimmBibQuote">Tattha katamo soko? ñātivyasanena vā phuṭṭhassa bhogavyasanena vā phuṭṭhassa rogavyasanena vā phuṭṭhassa sīlavyasanena vā phuṭṭhassa diṭṭhivyasanena vā phuṭṭhassa aññataraññatarena vyasanena samannāgatassa aññataraññatarena dukkhadham-mena phuṭṭhassa soko socanā socitattaṁ antosoko antoparisoko cetaso parijjhāyana domanassaṁ sokasallaṁ: ayaṁ vuccati soko</text:span> (—Cp. <text:span text:style-name="VimmBibRef">Nd1., 128</text:span> which adds <text:span text:style-name="VimmBibQuote">antoḍāho antopariḍāho</text:span> to the list.).</text:p><text:p text:style-name="Standard"><text:span text:style-name="VimmBibQuote">Tattha katamo paridevo? ñātivyasanena vā phuṭṭhassa ... ādevo paridevo ādevanā paridevanā ādevitattaṁ paridevitattaṁ vācā palāpo vippalāpo lālapo lālapanā lālapitattaṁ: Ayaṁ vuccati paridevo.</text:span></text:p><text:p text:style-name="Standard"><text:span text:style-name="VimmBibQuote">Tattha katamaṁ dukkhaṁ? Yaṁ kāyikaṁ asātaṁ kāyikaṁ dukkhaṁ kāyasamphas-sajaṁ asātaṁ dukkhaṁ vedayitaṁ kāyasamphassajā asātā dukkhā vedanā: idaṁ vuccati dukkhaṁ.</text:span></text:p><text:p text:style-name="Standard"><text:span text:style-name="VimmBibQuote">Tattha katamaṁ domanassaṁ? Yaṁ cetasikaṁ asātaṁ cetasikaṁ dukkhaṁ cetosamphassajaṁ asātaṁ dukkhaṁ vedayitaṁ cetosamphassajā asātā dukkhā vedanā: idaṁ vuccati domanassaṁ.</text:span></text:p><text:p text:style-name="Standard"><text:span text:style-name="VimmBibQuote">Tattha katamo upāyāso? ñātivyasanena vā phuṭṭhassa ... āyāso upāyāso āyāsitattaṁ upāyāsitattaṁ: ayaṁ vuccati upāyāso.</text:span></text:p><text:p text:style-name="Standard"><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Standard"><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Standard"><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Standard"><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Standard"><text:span text:style-name="VimmBibQuote">Idaṁ vuccati dukkhaṁ ariyasaccaṁ.</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Standard"><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I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anchor id="p274n1"/&gt;</text:span></text:p><text:list text:style-name="L40"><text:list-item><text:p text:style-name="Standard"><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Standard"><text:span text:style-name="VimmBibQuote">...Taṁ kho panidaṁ dukkhasamudayam ariyasaccam pahātabban ti me bhikkhave pubbe...pahīnan ti me bhikkhave pubbe... āloko udapādi.</text:span></text:p><text:p text:style-name="Standard"><text:span text:style-name="VimmBibQuote">...Taṁ kho panidaṁ dukkhanirodhaṁ ariyasaccaṁ sacchikātabban ti me bhikkhave pubbe...sacchikatan ti me bhikkhave pubbe... āloko udapādi.</text:span></text:p><text:p text:style-name="Standard"><text:span text:style-name="VimmBibQuote">...Taṁ kho panidaṁ dukkhanirodhagāminī paṭipadā ariyasaccam bhāvetabban ti me bhikkhave pubbe...bhāvitan ti me bhikkhave pubbe...āloko udapādi.</text:span></text:p></text:list-item><text:list-item><text:p text:style-name="Standard">Cp. <text:span text:style-name="VimmBibRef">Abhmv. vv. 1382-83</text:span>:</text:p><text:p text:style-name="VimmVersePali">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Standard"><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Standard"><text:span text:style-name="VimmBibRef">A. IV, 340</text:span>: <text:span text:style-name="VimmBibQuote">‘Bhisakko’ ti bhikkhave Tathāgatass’ etaṁ adhivacanaṁ arahato sammāsambuddhassa.</text:span></text:p></text:list-item><text:list-item><text:p text:style-name="Standard"><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Standard"><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Standard"><text:span text:style-name="VimmBibQuote">Tattha taṇhārogassa samatho bhesajjaṁ, rāgavirāgā cetovimutti arogaṁ. Avijjārogassa vipassanā bhesajjaṁ, avijjāvirāgā paññāvimutti arogaṁ.</text:span></text:p><text:p text:style-name="Standard"><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Standard"><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Standard"><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Standard"><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Standard"><text:span text:style-name="VimmBibQuote">Mahā udakaṇṇavo ti kho bhikkhave catunnaṁ oghānaṁ adhivacanaṁ, kāmoghassa bhavoghassa diṭṭhoghassa avijjoghassa.</text:span></text:p><text:p text:style-name="Standard"><text:span text:style-name="VimmBibQuote">Orimantīraṁ sāsaṅkaṁ sappaṭibhayan ti kho bhikkhave sakkāyassetaṁ adhivacanaṁ.</text:span></text:p><text:p text:style-name="Standard"><text:span text:style-name="VimmBibQuote">Pārimantīraṁ khemaṁ appaṭibhayan ti kho bhikkhave nibbānassetaṁ adhivacanaṁ.</text:span></text:p><text:p text:style-name="Standard"><text:span text:style-name="VimmBibQuote">Kullan ti kho bhikkhave ariyassetaṁ aṭṭhangikassa maggassa adhivacanaṁ, seyyathīdaṁ sammādiṭṭhiyā. . . pe . . . sammāsamādhissa.</text:span></text:p><text:p text:style-name="Standard"><text:span text:style-name="VimmBibQuote">Hatthehi ca pādehi ca vāyāmo ti kho bhikkhave viriyārambhassetaṁ adhivacanaṁ.</text:span></text:p><text:p text:style-name="Standard"><text:span text:style-name="VimmBibQuote">Tiṇṇo pārangato thale tiṭṭhati brāhmaṇo ti kho bhikkhave arahato etaṁ adhi-vacanan ti.</text:span></text:p></text:list-item><text:list-item><text:p text:style-name="Standard"><text:span text:style-name="VimmBibRef">Sn. 321</text:span>:</text:p><text:p text:style-name="VimmVersePali">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Standard"><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Standard"><text:span text:style-name="VimmBibRef">Th. 604, 656</text:span>:</text:p><text:p text:style-name="VimmVersePali">Pariciṇṇo mayā satthā, kataṁ buddhassa sāsanaṁ,<text:line-break/>ohito garuko bhāro bhavanetti samūhatā.</text:p></text:list-item><text:list-item><text:p text:style-name="Standard"><text:span text:style-name="VimmBibRef">Dh. 402</text:span>; <text:span text:style-name="VimmBibRef">Sn. 626</text:span>:</text:p><text:p text:style-name="VimmVersePali">Yo dukkhassa pajāṇāti, idh’ eva khayam attano,<text:line-break/>pannabhārāṁ visaṁyuttaṁ, tam ahaṁ brūmi ‘Brāhmaṇaṁ’.</text:p></text:list-item><text:list-item><text:p text:style-name="Standard"><text:span text:style-name="VimmBibRef">S. III, 25-6</text:span>: <text:span text:style-name="VimmBibQuote">Sāvatthiyaṁ Tatra kho . . . pe . . .</text:span></text:p><text:p text:style-name="Standard"><text:span text:style-name="VimmBibQuote">Bhārañ ca vo bhikkhave desissāmi, bhārahārañ ca bhārādānañ ca bhāranikkhe-panañ ca. Taṁ suṇātha...</text:span></text:p><text:p text:style-name="Standard"><text:span text:style-name="VimmBibQuote">Katamo ca bhikkhave bhāro? Pañcupādānakkhandhā tissa vacanīyaṁ. Katame pañca? Seyyathīdaṁ rūpupādānakkhandho...viññāṇupādānakkhandho. Ayaṁ vuccati bhikkhave bhāro.</text:span></text:p><text:p text:style-name="Standard"><text:span text:style-name="VimmBibQuote">Katamo ca bhikkhave bhārahāro? Puggalo tissa vacanīyaṁ. Yoyaṁ āyasmā evaṁ nāmo evaṁ gotto. Ayaṁ vuccati bhikkhave bhārahāro.</text:span></text:p><text:p text:style-name="Standard"><text:span text:style-name="VimmBibQuote">Katamañ ca bhikkhave bhārādānaṁ? Yāyaṁ taṇhā ponobhavikā nandirāga- sahagatā tatra tratrābhinandinī seyyathīdaṁ, kāmataṇhā bhavataṇhā vibhava-taṇhā. Idaṁ vuccati bhikkhave bhārādānaṁ.</text:span></text:p><text:p text:style-name="Standard"><text:span text:style-name="VimmBibQuote">Katamañ ca bhikkhave bhāranikkhepanaṁ? Yo tassā-yeva taṇhāya asesa- virāganirodho cāgo paṭinissaggo mutti anālayo. Idaṁ vuccati bhikkhave bhāra- nikkhepanan ti.</text:span></text:p><text:p text:style-name="Standard"><text:span text:style-name="VimmBibQuote">Idam avoca Bhagavā . . . etad avoca Satthā:</text:span></text:p><text:p text:style-name="VimmVersePali">Bhārā have pañcakkhandhā,bhārahāro ca puggalo,<text:line-break/><text:line-break/>bhārādānaṁ dukkhaṁ loke,<text:line-break/>bhāranikkhepanaṁ sukhaṁ.</text:p><text:p text:style-name="VimmVersePali">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Standard"><text:span text:style-name="VimmBibRef">D. III, 273</text:span>: <text:span text:style-name="VimmBibQuote">It’ ime dasa dhammā bhūtā tacchā tathā avitathā anaññathā sammā Tathāgatena abhisambuddhā</text:span><text:span text:style-name="VimmPali">. </text:span>(=<text:span text:style-name="VimmPali"> </text:span><text:span text:style-name="VimmBibQuote">Bhūtā ti sabhāvato vijjamānā. Tacchā ti yathāvā. Tathā ti yathā vuttā tathā sabhāvā. Avitathā ti yathā vuttā na tathā na honti. Anaññathā ti vutta-ppakārato na aññathā</text:span>—<text:span text:style-name="VimmBibRef">Sv. III, 1057</text:span>).</text:p></text:list-item><text:list-item><text:p text:style-name="Standard"><text:span text:style-name="VimmBibRef">S. V, 430-31</text:span>: <text:span text:style-name="VimmBibQuote">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 (= <text:span text:style-name="VimmBibQuote">Sabhāva-vijahan’ aṭṭhena tathaṁ. Dukkhaṁ hi dukkham eva vuttaṁ sabhāvassa amoghatāya avitathaṁ. Na dukkhaṁ adukkhaṁ nāma hoti. Añña-sabhāvānupagamena anaññathaṁ. Na hi dukkhaṁ samudayādi-sabhāvaṁ upagacchati. Samudayādīsu pi es’ eva nayo ti</text:span>—<text:span text:style-name="VimmBibRef">Spk. III, 298</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Vbh. 116</text:span>: <text:span text:style-name="VimmBibQuote">Dve saccā lokiyā; dve saccā lokuttarā.</text:span></text:p></text:note-body></text:note> Mundane truth is canker, fetter, tangle, flood, yoke, hindrance, contact, clinging, defilement.<text:note text:id="ftn907" text:note-class="footnote"><text:note-citation>3</text:note-citation><text:note-body><text:p text:style-name="Standard"><text:span text:style-name="VimmBibRef">Vbh. 12</text:span>; <text:span text:style-name="VimmBibRef">Dhs. par. 584-85</text:span>: <text:span text:style-name="VimmBibQuote">Sabbaṁ rūpaṁ...lokiyaṁ sāsavaṁ saṁyojaniyaṁ gantha- niyaṁ oghaniyaṁ yoganiyaṁ nīvaraṇiyaṁ parāmaṭṭhaṁ upādāniyaṁ saṅkilesikaṁ.</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Vbh. 116</text:span>: <text:span text:style-name="VimmBibQuote">Tiṇi saccā saṁkhatā; nirodhasaccaṁ asaṁkhataṁ.</text:span></text:p></text:note-body></text:note> Three Truths are without<text:note text:id="ftn909" text:note-class="footnote"><text:note-citation>5</text:note-citation><text:note-body><text:p text:style-name="Standard"><text:span text:style-name="VimmPali">*</text:span> Should read ‘with’. Perhaps an error (see <text:span text:style-name="VimmXML">&lt;ptr type="vimm" target="p278n5"&gt;next footnote&lt;/ptr&gt;</text:span>).</text:p></text:note-body></text:note> form. The Truth of Ill is with and without form.<text:note text:id="ftn910" text:note-class="footnote"><text:note-citation>6</text:note-citation><text:note-body><text:p text:style-name="Standard"><text:span text:style-name="VimmXML">&lt;anchor id="p278n5"/&gt;</text:span><text:span text:style-name="VimmBibRef">Vbh. 116</text:span>: <text:span text:style-name="VimmBibQuote">Tiṇi saccā rūpā; dukkasaccaṁ siyā rūpaṁ siyā arūpaṁ.</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Standard"><text:span text:style-name="VimmBibRef">Vbh. 112</text:span>: <text:span text:style-name="VimmBibQuote">Samudayasaccaṁ akusalaṁ; maggasaccaṁ kusalaṁ, nirodhasaccaṁ avyākataṁ dukkhasaccaṁ siyā kusalaṁ siyā akusalaṁ siyā avyākataṁ.</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ptr type="vimm" target="p274n1"&gt;n. 1 (a), p. 274&lt;/ptr&gt;</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Standard"><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Standard"><text:span text:style-name="VimmBibQuote">nissaraṇaṁ h’ etaṁ āvuso vyāpādassa, yadidaṁ mettā ceto-vimutti...</text:span></text:p></text:list-item><text:list-item><text:p text:style-name="Standard"><text:span text:style-name="VimmBibQuote">nissaraṇaṁ h’ etaṁ āvuso vihesāya, yadidaṁ karuṇā ceto-vimutti...</text:span></text:p></text:list-item><text:list-item><text:p text:style-name="Standard"><text:span text:style-name="VimmBibQuote">nissaraṇaṁ h’ etaṁ āvuso aratiyā, yadidaṁ muditā ceto-vimutti...</text:span></text:p></text:list-item><text:list-item><text:p text:style-name="Standard"><text:span text:style-name="VimmBibQuote">nissaraṇaṁ h’ etaṁ āvuso rāgassa, yadidaṁ upekhā ceto-vimutti...</text:span></text:p></text:list-item><text:list-item><text:p text:style-name="Standard"><text:span text:style-name="VimmBibQuote">nissaraṇaṁ h’ etaṁ āvuso sabba-nimittānaṁ, yadidaṁ animittā ceto-vimutti...</text:span></text:p></text:list-item><text:list-item><text:p text:style-name="Standard"><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anchor id="p280n1"/&gt;</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Standard"><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Standard"><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Standard"><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Standard"><text:span text:style-name="VimmXML">&lt;anchor id="p280n7"/&gt;</text:span><text:span text:style-name="VimmBibRef">D. III, 263</text:span>: <text:span text:style-name="VimmBibQuote">Nava sattāvāsā.</text:span> The first four = the first four <text:span text:style-name="VimmXML">&lt;ptr type="vimm" target="p280n1"&gt;at footnote above&lt;/ptr&gt;</text:span> (<text:span text:style-name="VimmBibQuote">Satta viññāṇa- ṭṭhitiyo</text:span>); the fifṭh—<text:span text:style-name="VimmBibQuote">Sant’ āvuso sattā asaññino appaṭisaṁvedino seyyathā pi devā Asañña-sattā. Ayaṁ pañcamo sattāvāso...</text:span>; the next three = (5), (6), (7) <text:s/><text:span text:style-name="VimmXML">&lt;ptr type="vimm" target="p280n1"&gt;of the footnote above&lt;/ptr&gt;</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1., 410</text:span>: <text:span text:style-name="VimmBibQuote">Disā sabbā sameritā ti. Ye puratthimāya disāya saṁkhārā, te pi eritā sameritā calitā ghaṭṭitā aniccatāya jātiyā anugatā jarāya anusaṭā byādhinā abhibhūtā maraṇena abbhāhatā dukkhe patiṭṭhitā atāṇā aleṇā asaraṇā asaraṇībhūtā. Ye pacchimāya disāya saṁkhārā, ye uttarāya disāya saṁkhārā, ye dakkhiṇāya disāya saṁkhārā, ye puratthimāya anudisāya saṁkhārā, ye pacchimāya anudisāya saṁkhārā, ye uttarāya anudisāya saṁkhārā, ye dakkhiṇāya anudisāya saṁkhārā, ye heṭṭhimāya disāya saṁkhārā, ye uparimāya disāya saṁkhārā, ye dasadisāsu saṁkhārā, te pi eritā sameritā calitā ghaṭṭitā aniccatāya jātiyā anugatā jarāya anusaṭā byādhinā abhibhūtā maraṇena abbhāhatā dukkhe patiṭṭhitā atāṇā aleṇā asaraṇā asaraṇībhūtā. Bhāsitam pi c’etaṁ:</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0">This is JA538, English translation here: https://suttacentral.net/ja538/en/cowell-rouse?layout=linebyline&amp;reference=main/pts&amp;notes=none&amp;highlight=true&amp;script=latin#pts-vp-pli26</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D. III, 234</text:span>: <text:span text:style-name="VimmBibQuote">Pañc’ oram-bhāgiyāni saṁyojanāni. Sakkāya-diṭṭhi, vicikicchā, silabbata-parāmāso, kāmacchando, vyāpādo.</text:span></text:p><text:p text:style-name="Standard"><text:span text:style-name="VimmBibQuote">Pañc’uddham-bhāgiyāni saṁyojanāni. Rūpa-rāgo, arūpa-rāgo, māno, uddhaccaṁ, avijjā.</text:span></text:p></text:note-body></text:note> are origin; the removal of the fetters is cessation;<text:note text:id="ftn938" text:note-class="footnote"><text:note-citation>7</text:note-citation><text:note-body><text:p text:style-name="Standard">Cp.</text:p><text:list text:style-name="L46"><text:list-item><text:p text:style-name="Standard"><text:span text:style-name="VimmBibRef">It. 18</text:span>:</text:p><text:p text:style-name="VimmVersePali">Sa sattakkhattuṁ paramaṁ<text:line-break/>sandhāvitvāna puggalo,<text:line-break/>dukkhassantakaro hoti<text:line-break/>sabbosaṁyojanakkhayā ti.</text:p></text:list-item><text:list-item><text:p text:style-name="Standard"><text:span text:style-name="VimmBibRef">Th. 181-2</text:span>:</text:p><text:p text:style-name="VimmVersePali">Yato ahaṁ pabbajito sammāsambuddhasāsane,<text:line-break/>vimuccamāno uggacchiṁ, kāmadhātuṁ upaccagaṁ.Brahmuno pekkhamānassa tato cittaṁ vimucci me;<text:line-break/><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A. V, 105</text:span>: <text:span text:style-name="VimmBibQuote">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9</text:note-citation><text:note-body><text:p text:style-name="Standard">Cp.</text:p><text:list text:style-name="L47"><text:list-item><text:p text:style-name="Standard"><text:span text:style-name="VimmBibRef">S. III, 196</text:span>: <text:span text:style-name="VimmBibQuote">Dukkhaṁ dukkhan ti bhante vuccati. Katamannu kho bhante dukkhan ti? Rūpaṁ kho Rādha dukkhaṁ, vedanā dukkhā, saññā, dukkhā, sankhārā dukkhā, viññāṇaṁ dukkhaṁ.</text:span></text:p></text:list-item><text:list-item><text:p text:style-name="Standard"><text:span text:style-name="VimmBibRef">Vbh.-a. 50</text:span>: <text:span text:style-name="VimmBibQuote">Yad aniccaṁ taṁ dukkhan ti* vacanato pana tad eva khandhapañcakaṁ dukkhaṁ. Kasinā? Abhiṇhasampatipīḷanato. Abhiṇhasampatipīlanākāro dukkhalakkhaṇaṁ.</text:span> *<text:span text:style-name="VimmBibRef">S. III, 22 passim</text:span><text:span text:style-name="VimmPali">.</text:span></text:p></text:list-item><text:list-item><text:p text:style-name="Standard"><text:span text:style-name="VimmBibRef">Netti. 42</text:span>: <text:span text:style-name="VimmBibQuote">Pañcakkhandhā dukkhaṁ.</text:span></text:p></text:list-item><text:list-item><text:p text:style-name="Standard"><text:span text:style-name="VimmBibRef">Dh. 202</text:span>:</text:p><text:p text:style-name="VimmVersePali">N’atthi rāgasamo aggi, n’atthi dosasamo 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Standard"><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Standard"><text:span text:style-name="VimmBibQuote">Atha rājā majjhantikaṁ samayaṁ evaṁ vadeyya: Ambho kathaṁ so purisoti?</text:span></text:p><text:p text:style-name="Standard"><text:span text:style-name="VimmBibQuote">Tatheva deva jīvatīti, tam enaṁ rājā evaṁ vadeyya. Gacchatha bho taṁ purisaṁ majjhantikaṁ samayaṁ sattisatena hanathāti, tam enaṁ majjhantikaṁ samayaṁ sattisatena haneyyuṁ.</text:span></text:p><text:p text:style-name="Standard"><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Standard"><text:span text:style-name="VimmBibQuote">Taṁ kiṁ maññatha bhikkhave? Api nu so puriso divasaṁ tīhi sattisatehi haññamāno tato nidānaṁ dukkhaṁ domanassaṁ paṭisaṁvediyethāti?</text:span></text:p><text:p text:style-name="Standard"><text:span text:style-name="VimmBibQuote">Ekissā pi bhante sattiyā haññamāno tato nidānaṁ dukkhaṁ domanassaṁ paṭisaṁvediyetha ko pana vādo tīhi satttsatehi haññamāno ti?</text:span></text:p><text:p text:style-name="Standard"><text:span text:style-name="VimmBibQuote">Evam eva kvāhaṁ bhikkhave viññāṇāhāro daṭṭhabbo ti vadāmi.</text:span></text:p></text:list-item><text:list-item><text:p text:style-name="Standard"><text:span text:style-name="VimmBibRef">S. I, 128</text:span>; <text:span text:style-name="VimmBibRef">Thī. 58, 141</text:span>:</text:p><text:p text:style-name="VimmVersePali">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Standard"><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Standard"><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Standard"><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Standard"><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Standard"><text:span text:style-name="VimmBibRef">Abhmv. 1220-21</text:span><office:annotation office:name="__Annotation__45803_3925644366" loext:resolved="false"><dc:creator>Unknown Author</dc:creator><dc:date>2023-04-25T14:02:49.601635982</dc:date><text:p text:style-name="P140">was: abhv, is really Abhidhammavatāra, here is the text in footnote 7: https://www.budsas.org/uni/u-thanhtinh-dao/bgs_law05.htm</text:p></office:annotation>:<office:annotation-end office:name="__Annotation__45803_3925644366"/></text:p><text:p text:style-name="VimmVersePali">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nānānayehi nāmarūpapaccayapariggahaṇena tīsu addhāsu kankhaṁ vitaritvā ṭhitaṁ ñāṇaṁ kankhāvitaraṇavisuddhī ti veditabbaṁ dhammaṭṭhitiñāṇan ti pi yathābhūtañāṇan ti pi sammādassanan ti pi etass’ ev’ ādhivaccanaṁ.</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Pañcupādānakkhandhā</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anchor id="p287n1"/&gt;</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ptr type="vimm" target="p287n1"&gt;previous footnote&lt;/ptr&gt;</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yāme acci sā pacchime yāme accīti. — Na hi bhante ti. — Kin-nu kho mahārāja añño so ahosi purime yāme padīpo, añño majjhime yāme padīpo, añño pacchime yāme padīpo ti. — Na hi bhante, taṁ yeva nissāya sabbarattiṁ padīpito ti. Evam eva kho majārāja dhammasantati sandahati, añño uppajjati añño nirujjhati, apubbaṁ acarimaṁ viya sandahati, tena na ca so na ca añño pacchimaviññāṇasangahaṁ 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kamma</text:span>-result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Standard"><text:span text:style-name="VimmBibRef">Pts. II, 58</text:span>: <text:span text:style-name="VimmBibQuote">Aniccato manasikaroto khayato saṅkhārā upaṭṭhahanti, Dukkhato manasikaroto bhayato saṅkhārā upaṭṭhahanti. Anattato manasikaroto suññato saṅkhārā upaṭṭhahanti.</text:span></text:p></text:list-item><text:list-item><text:p text:style-name="Standard"><text:span text:style-name="VimmBibRef">Pts. II, 61</text:span>: <text:span text:style-name="VimmBibQuote">Aniccato manasikaroto animitto vimokkho adhimatto hoti, animittavi-mokkhassa adhimattattā saddhāvimutto hoti; dukkhato manasikaroto appaṇihito vimokkho adhimatto hoti, appaṇihitavimokkhassa adhimattattā kāyasakkhī hoti; anattato manasikaroto suññato vimokkho adhimatto hoti, suññatavimokkhassa adhimattattā 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Standard"><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VimmVersePali">Upātidhāvanti na sāram enti, navaṁ navaṁ bandhanaṁ brūhayanti,<text:line-break/>patanti pajjotam iv’ ādhipātā, diṭṭhe sute iti h’ eke niviṭṭhā’ti.</text:p><text:p text:style-name="Standard">(= <text:span text:style-name="VimmBibQuote">Tena ca samayena bahū paṭanga-pāṇakā patantā patantā tesu tela-ppadīpesu nipatanti. Tena vuttaṁ: tena kho pana samayena sambahulā adhipātakā ti ādi.</text:span></text:p><text:p text:style-name="Standard"><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Standard"><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Standard"><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0">Located: Atthasalini, pg 173 of the 1897 PTS edition, §397. PDF available from https://archive.org/details/atthaslinbuddha00mlgoog </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Atta-vāda</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non-môtion, 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ā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formationobject,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Pts. I, 57-8</text:span>: <text:span text:style-name="VimmBibQuote">Rūpārammaṇatā cittaṁ uppajjitvā bhijjati, taṁ ārammaṇaṁ paṭisaṅkhā tassa cittassa bhaṅ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Vedanārammaṇatā...pe...saññārammaṇatā...pe...saṅkhārārammaṇatā...pe... viññāṇārammaṇatā: cakkhuṁ...pe...jarāmaraṇārammaṇatā cittaṁ uppajjitvā bhijjati, taṁ ārammaṇaṁ paṭisaṅkhā tassa cittassa bhaṅ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A. 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Standard"><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Standard"><text:span text:style-name="VimmBibRef">D. III, 253</text:span>—See <text:span text:style-name="VimmXML">&lt;ptr type="vimm" target="p280n1"&gt;note 1 on p. 280&lt;/ptr&gt;</text:span>.</text:p></text:note-body></text:note> and the nine abodes of sentience,<text:note text:id="ftn983" text:note-class="footnote"><text:note-citation>4</text:note-citation><text:note-body><text:p text:style-name="Standard"><text:span text:style-name="VimmBibRef">D. III, 263</text:span>—See <text:span text:style-name="VimmXML">&lt;ptr type="vimm" target="p280n7"&gt;note 7 on p. 280&lt;/ptr&gt;</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Standard"><text:span text:style-name="VimmBibRef">Dh.-a. II, 207</text:span><office:annotation office:name="__Annotation__111485_515093164" loext:resolved="false"><dc:creator>Unknown Author</dc:creator><dc:date>2023-05-03T09:43:15.569492821</dc:date><text:p text:style-name="P140">Is correct, located in: https://tipitaka.org/romn/cscd/s0502a.att8.xml</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VimmVersePali">Subhāsitaṁ suṇitvāna nagare coraghātako<text:line-break/>anulomakhantiṁ laddhāna modati tidivaṁ gato’ ti.</text:p></text:list-item><text:list-item><text:p text:style-name="Standard"><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Standard"><text:span text:style-name="VimmBibQuote">…</text:span></text:p><text:p text:style-name="Standard"><text:span text:style-name="VimmBibQuote">Pañcakkhandhe jātidhammato passanto anulomikaṁ khantiṁ paṭilabhati, ‘pañcannaṁ khandhānaṁ nirodho ajātaṁ nibbānan’ ti passanto sammattaniyāmaṁ okkamati.</text:span></text:p><text:p text:style-name="Standard"><text:span text:style-name="VimmBibQuote">…</text:span></text:p><text:p text:style-name="Standard"><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saṅkhārupekkhāsu ñāṇaṁ...pe... ‘upāyāso bhayan’ ti muñcitukamyatā paṭisaṅkhā santiṭṭhanā paññā saṅkhārupekkhāsu ñāṇaṁ.</text:span></text:p></text:note-body></text:note> Attending<text:span text:style-name="VimmPageNo">364|301</text:span> to impermanence, he fears the cause; attending to ill, he fears birth; attending to not-self, he fears both cause and birth. Then the knowledge of the 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Pts. 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Cattāro satipaṭṭhānā, cattāro sammappadhānā cattāro iddhipādā, pañcindriyāni, pañcabalāni, satta bojjhangā, ariyo aṭṭhangiko maggo ti hi ime sattatiṁsa dhammā bojjhangaṭṭhena bodhī ti laddhamānassa ariyamaggassa pakkhe bhavattā bodhi-pakkhiyā nāma; pakkhe bhavattā ti nāma upakārabhāve ṭhitattā.</text:span></text:p><text:p text:style-name="Standard">While <text:span text:style-name="VimmBibRef">Vis. Mag.</text:span> calls these <text:span text:style-name="VimmPali">bodhipakkhiyā</text:span>, <text:span text:style-name="VimmBibRef">Vim. Mag.</text:span> calls them <text:span text:style-name="VimmPali">anulomañāṇa</text:span>. See Preface to <text:span text:style-name="VimmBibRef">Vbh. XIV-XVI</text:span>, for a discussion on <text:span text:style-name="VimmPali">bodhipakkhiya-dhammā</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he arouses the knowledge of adoption.<text:note text:id="ftn994" text:note-class="footnote"><text:note-citation>2</text:note-citation><text:note-body><text:p text:style-name="Standard"><text:span text:style-name="VimmPali">Gotrabhūñāṇa</text:span>. 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Pts. I, 66</text:span>: <text:span text:style-name="VimmBibQuote">‘Jātim abhibhuyyatīti’ gotrabhū.</text:span></text:p></text:note-body></text:note> The victory of non-birth is also named adoption”.<text:note text:id="ftn997" text:note-class="footnote"><text:note-citation>5</text:note-citation><text:note-body><text:p text:style-name="Standard">Cp. <text:span text:style-name="VimmBibRef">Pts. I, 67</text:span>: <text:span text:style-name="VimmBibQuote">‘Jātiyā vuṭṭhitvā ajātiṁ pakkhandatīti’ gotrabhū.</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he 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Standard"><text:span text:style-name="VimmBibRef">Vis. Mag. 690-1</text:span>: <text:span text:style-name="VimmBibQuote">Yathā nāvā apubbaṁ acarimaṁ ekakkhaṇe cattāri kiccāni karoti:— orimatīraṁ pajahati, sotaṁ chindati, bhaṇḍaṁ vahati, pārimaṁ tīraṁ appeti, evam eva maggañāṇaṁ...pe...nirodhaṁ sacchikiriyā-abhisamayena abhisameti; etthā pi yathā nāvā orimatīraṁ pajahati, evaṁ maggañāṇaṁ dukkhaṁ parijānāti; yathā sotaṁ chindati, evam samudayaṁ pajahati; yathā bhaṇḍaṁ vahati, evaṁ sahajātādi-paccayatāya maggaṁ bhāveti; yathā pārimaṁ tīraṁ appeti, evam pārimatīrabhūtaṁ nirodhaṁ sacchikarotī ti evaṁ upamāsaṁsandanam veditabbam.</text:span></text:p><text:p text:style-name="Standard"><text:span text:style-name="VimmBibRef">Peṭaka. 134</text:span>: <text:span text:style-name="VimmBibQuote">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Standard"><text:span text:style-name="VimmBibRef">Vis. Mag. 690</text:span>: <text:span text:style-name="VimmBibQuote">Yathā padipo apubbaṁ acarimaṁ ekakkhaṇena cattāri kiccāni karoti:— vaṭṭiṁ jhāpeti, andhakāraṁ vidhamati, ālokaṁ parividaṁseti, sinehaṁ pariyādiyati—evam eva maggañāṇaṁ apubbaṁ acarimaṁ ekakkhaṇena cattāri saccāni abhisameti, dukkhaṁ pariññābhisamayena abhisameti, samudayaṁ pahānābhisamayena abhisameti, maggaṁ bhāvanābhisamayena abhisameti, nirodhaṁ sacchikiriyābhisamayena abhisameti.</text:span></text:p></text:list-item><text:list-item><text:p text:style-name="Standard"><text:span text:style-name="VimmBibRef">Peṭaka. 134-5</text:span>: <text:span text:style-name="VimmBibQuote">Yathā dīpo jalanto ekakāle apubbaṁ acarimaṁ cattāri kiccāni karoti, andhakāraṁ vidhamati, ālokaṁ pātukaroti, rūpaṁ nidassiyati, upādānaṁ pariyādiyati, evam eva samathavipassanā yuganandhā vattamānā ekakā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Standard"><text:span text:style-name="VimmBibRef">Vis. Mag. 690</text:span>: <text:span text:style-name="VimmBibQuote">Yathā suriyo udayanto apubbaṁ acarimaṁ saha pātubhāvā cattāri kiccāni karoti:— rūpagatāni obhāseti, andhakāraṁ vidhamati, ālokaṁ dasseti, sītaṁ paṭippassambheti—evam eva maggañāṇaṁ...pe...nirodhaṁ sacchikiriyābhisamayena abhisameti. Idhā pi yathā suriyo rūpagatāni obhāseti, evaṁ maggañāṇaṁ dukkhaṁ parijānāti; yathā andhakāraṁ vidhamati, evaṁ samudayaṁ pajahati; yathā ālokaṁ dasseti, evaṁ sahajātāni paccayatāya maggaṁ bhāveti; yathā sītaṁ paṭippassambheti, evaṁ kilesapaṭippassaddhiṁ nirodhaṁ sacchikarotī ti evaṁ upamāsaṁsandanaṁ veditabbaṁ.</text:span></text:p><text:p text:style-name="Standard"><text:span text:style-name="VimmBibRef">Vis. Mag.</text:span> attributes these three similes to the ancient teachers—<text:span text:style-name="VimmPali">‘Vuttaṁ h’ etaṁ Porāṇehi’</text:span>.</text:p></text:list-item><text:list-item><text:p text:style-name="Standard"><text:span text:style-name="VimmBibRef">Peṭaka. 134</text:span>: <text:span text:style-name="VimmBibQuote">Yathā vā sūriyo udayanto ekakāle. apubbaṁ acarimaṁ cattāri kiccāni karoti, andhakāraṁ vidhamati, ālokaṁ pātukaroti, rūpaṁ nidassiyati, sītaṁ pariyādiyati, evaṁ eva samathavipassanā yuganandhā vattamānā ekakā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Standard"><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Standard"><text:span text:style-name="VimmBibRef">S. III, 83</text:span>:</text:p><text:p text:style-name="VimmVersePali">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Standard"><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Standard"><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Standard">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VimmBody"><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span text:style-name="VimmXML">&lt;anchor id="p310n1"/&gt;</text:span></text:p><text:list text:style-name="L58"><text:list-item><text:p text:style-name="Standard"><text:span text:style-name="VimmBibRef">A. II, 157</text:span>; <text:span text:style-name="VimmBibRef">Pts. II, 92-6</text:span>: <text:span text:style-name="VimmBibQuote">Idh’ āvuso bhikkhu samathapubbaṅgamaṁ vipassanaṁ bhāveti, tassa samathapubbaṅgamaṁ vipassanaṁ bhāvayato maggo sañjāyati. So taṁ maggaṁ āsevati bhāveti bahulikaroti, tassa taṁ maggaṁ āsevato bhāvayato bahulikaroto saññojanāni pahīyanti, anusayā byantihonti.</text:span></text:p><text:p text:style-name="Standard"><text:span text:style-name="VimmBibQuote">Puna ca paraṁ āvuso bhikkhu vipassanāpubbaṅgamaṁ samathaṁ bhāveti, tassa vipassanāpubbaṅgamaṁ samathaṁ bhāvayato maggo sañjāyati. So taṁ maggaṁ āsevati...; tassa taṁ maggaṁ āsevato...anusayā byantihonti...</text:span></text:p><text:p text:style-name="Standard"><text:span text:style-name="VimmBibQuote">‡ Kathaṁ samathapubbaṅgamaṁ vipassanaṁ bhāveti? Nekkhamma-vasena cittassa ekaggatā avikkhepo samādhi, tattha jāte dhamme aniccato anupassanaṭṭhena vipassanā, dukkhato anupassanaṭṭhena vipassanā, anattato anupassanaṭṭhena vipassanā. Iti paṭhamaṁ samatho, pacchā vipassanā; tena vuccati— samathapubbaṅgamaṁ vipassanaṁ bhāveti...</text:span></text:p><text:p text:style-name="Standard"><text:span text:style-name="VimmBibQuote">‡‡ Kathaṁ vipassanāpubbaṅgamaṁ samathaṁ bhāveti? Aniccato anupassanaṭṭhena vipassanā, dukkhato anupassanaṭṭhena vipassanā, anattato anupassanaṭṭhena vipassanā; tattha jātānaṁ dhammānañ ca vossaggārammaṇatā cittassa ekaggatā avikkhepo samādhi. Iti paṭhamaṁ vipassanā pacchā samatho; tena vuccati— vipassanāpubbaṅgamaṁ samathaṁ bhāveti.</text:span></text:p></text:list-item><text:list-item><text:p text:style-name="Standard"><text:span text:style-name="VimmPali">Nekkhamma</text:span> is explained as <text:span text:style-name="VimmPali">kāmānaṁ nissaraṇaṁ</text:span>—(1) <text:span text:style-name="VimmBibRef">A. III, 245</text:span>: <text:span text:style-name="VimmBibQuote">Idha bhikkhave bhikkhuno kāmaṁ manasikaroto kāmesu cittaṁ na pakkhandati, na ppasīdati na santiṭṭhati na vimuccati, nekkhammaṁ kho pan’ assa manasikaroto nekkhamme cittaṁ pakkhandati pasidati santiṭṭhati vimuccati. Tassa taṁ cittaṁ sukataṁ subhāvitaṁ suvuṭṭhitaṁ suvimuttaṁ suvisaṁyuttaṁ kāmehi, ye ca kāmapaccayā uppajjanti āsavā vighātapariḷāhā, mutto so tehi, na so taṁ vedanaṁ vediyati. Idam akkhātaṁ kāmānaṁ nissaraṇaṁ.</text:span><text:span text:style-name="VimmPali"> </text:span>(2) <text:span text:style-name="VimmBibRef">It. 61</text:span>: <text:span text:style-name="VimmBibQuote">Kāmānam-etaṁ nissaraṇaṁ yad-idaṁ nekkhammaṁ.</text:span></text:p></text:list-item><text:list-item><text:p text:style-name="Standard"><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Standard"><text:span text:style-name="VimmBibRef">Peṭaka. 130</text:span>: <text:span text:style-name="VimmBibQuote">Catasso ariyabhūmiyo, cattāri sāmaññaphalāni, tattha yo yuchābhūtaṁ pajānāti, esā dassanabhūmi.</text:span></text:p></text:list-item><text:list-item><text:p text:style-name="Standard"><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Standard"><text:span text:style-name="VimmBibRef">Netti. 14</text:span>: <text:span text:style-name="VimmBibQuote">Tiṇi ca saccāni saṁkhatāni nirodhadhammāni: dukkhaṁ, samudayo, maggo. Nirodho asaṁkhato.</text:span></text:p><text:p text:style-name="Standard"><text:span text:style-name="VimmBibQuote">Tattha samudayo dvisu bhūmisu pahiyyati: dassanabhūmiyā ca bhāvanābhūmiyā ca.</text:span></text:p><text:p text:style-name="Standard"><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Standard"><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Standard"><text:span text:style-name="VimmBibRef">Netti. 15</text:span>: <text:span text:style-name="VimmBibQuote">Yaṁ pana evaṁ jānāti: khiṇā me jāti ti idaṁ khaye-ñāṇaṁ, nāparaṁ itthattāyā ti pajānāti idaṁ anuppāde- ñāṇaṁ.</text:span></text:p><text:p text:style-name="Standard"><text:span text:style-name="VimmBibQuote">Imāni dve ñāṇāni aññātāvindriyaṁ.</text:span></text:p><text:p text:style-name="Standard"><text:span text:style-name="VimmBibQuote">Tattha yañ ca aññātaññassāmītindriyaṁ yañ ca aññindriyaṁ, imāni aggaphalaṁ arahattaṁ pāpuṇantassa nirujjhanti.</text:span></text:p></text:list-item><text:list-item><text:p text:style-name="Standard"><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Standard"><text:span text:style-name="VimmBibQuote">Aññ’indriyan ti aññābhūtaṁ jānanabhūtaṁ indriyaṁ. Sot’āpatti phalato paṭṭhāya chasu ṭhānesu ñāṇass’ etaṁ adhivacanaṁ.</text:span></text:p><text:p text:style-name="Standard"><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 text:style-name="VimmPali">—</text:span><text:span text:style-name="VimmBibRef">Pts.-a. III, 551</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notself-penetratio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and 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Standard"><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Standard"><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Standard"><text:span text:style-name="VimmBibRef">Dhs. 195, par. 1096</text:span>: <text:span text:style-name="VimmBibQuote">Cattāro āsavā — kāmā- savo bhavāsavo diṭṭhāsava avijjdsavā.</text:span></text:p></text:list-item><text:list-item><text:p text:style-name="Standard"><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Standard"><text:span text:style-name="VimmBibRef">Pts. I, 94, 117</text:span>: <text:span text:style-name="VimmBibQuote">*Āsavā’ ti. Katame te āsavā? Kāmāsavo, bhavāsavo, diṭṭhāsavo, avijjāsavo.</text:span></text:p></text:list-item></text:list><text:p text:style-name="VimmExportSkip"><text:span text:style-name="VimmBibRef">D. III, 216</text:span>: <text:span text:style-name="VimmBibQuote">Tayo āsavā. Kāmāsavo, bhavāsavo, avijjāsavo.</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Standard"><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Standard"><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Standard"><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Standard"><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Standard"><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Standard"><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Standard"><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pāpakassa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Standard"><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katamā dosa micchattā?</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Pts. II, 80</text:span>: <text:span text:style-name="VimmBibQuote">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and arising of consciousness with external stimulus, not associated with views and accompanied by indifference; arisings of consciousness without external stimulus and arisings of conscious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Standard"><text:span text:style-name="VimmBibRef">Dhs. 234, par. 1369</text:span>: <text:span text:style-name="VimmBibQuote">Katame dhammā akusalā? Dvādasa akusalacittuppādā—ime dhammā akusalā.</text:span></text:p></text:list-item><text:list-item><text:p text:style-name="Standard"><text:span text:style-name="VimmBibRef">Dhs. 239, par. 1409</text:span>: <text:span text:style-name="VimmBibQuote">Katame dhammā hinā? Dvādasa akusalacittuppādā—ime dhammā hinā.</text:span></text:p></text:list-item><text:list-item><text:p text:style-name="Standard"><text:span text:style-name="VimmBibRef">Vis. Mag. 684</text:span>: <text:span text:style-name="VimmBibQuote">Akusalacittuppādā ti lobhamūlā aṭṭha, dosamūlā dve, mohamūlā dve ti ime dvādasa.</text:span></text:p></text:list-item><text:list-item><text:p text:style-name="Standard"><text:span text:style-name="VimmBibRef">Abhms. 1 Ch. 1, par. 2-3</text:span><office:annotation office:name="__Annotation__45659_3925644366" loext:resolved="false"><dc:creator>Unknown Author</dc:creator><dc:date>2023-04-25T13:54:27.885216692</dc:date><text:p text:style-name="P140">page 15 of the pdf, is §3-§4 (?) https://terebess.hu/keletkultinfo/Narada_Abhidhammattha.pdf</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Ānanda: “At this time, Ānanda, the Tathāgata does not attend to any sign; he destroys sensation only and dwells developing the concentration of signless consciousness. At this time, Ānanda, the body of the Tathāgata is at peace”.<text:note text:id="ftn1050" text:note-class="footnote"><text:note-citation>1</text:note-citation><text:note-body><text:p text:style-name="Standard"><text:span text:style-name="VimmBibRef">D. II, 100</text:span>: <text:span text:style-name="VimmBibQuote">Yasmiṁ Ānanda samaye Tathāgato sabba-nimittānaṁ amanasikārā ekaccānaṁ vedanānaṁ nirodhā animittaṁ ceto-samādhiṁ upasampajja viharati, phāsukato Ānanda tasmiṁ samaye Tathāgatassa kāyo hoti.</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M. I, 296</text:span>: <text:span text:style-name="VimmBibQuote">Dve kho, āvuso, paccayā animittāya cetovimuttiyā samāpattiyā sabbanmittānañ ca amanasikāro animittāya ca dhātuyā manasikāro ti.</text:span></text:p></text:note-body></text:note> Three are the conditions of persistence: non-attention to all signs; attention to the signless element; previous preparation.<text:note text:id="ftn1052" text:note-class="footnote"><text:note-citation>3</text:note-citation><text:note-body><text:p text:style-name="Standard"><text:span text:style-name="VimmBibRef">M. I, 296-97</text:span>: <text:span text:style-name="VimmBibQuote">Tayo kho, āvuso, paccayā animittāya cetovimuttiyā ṭhitiyā: sabbanimittānañ ca amanasikāro, animittāya ca dhātuyā manasikāro, pubbe ca abhisaṇkhāro.</text:span></text:p></text:note-body></text:note> Two are the conditions of emergence:, attention to all signs and non-attention to the signless element.<text:note text:id="ftn1053" text:note-class="footnote"><text:note-citation>4</text:note-citation><text:note-body><text:p text:style-name="Standard"><text:span text:style-name="VimmBibRef">M. I, 297</text:span>: <text:span text:style-name="VimmBibQuote">Dve kho, āvuso, paccayā animittāya cetovimuttiyā vuṭṭhānāya: sabbanimittānañ ca manasikāro, animittāya ca dhātuyā amanasikāro.</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rner and he who is born in the formless element. Here, the commoner cannot enter upon it, because he is not of that plane. The Stream-entrant and the Once-retur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repulsion-reviewing, <text:soft-page-break/>dispassion-reviewing, cessation-reviewing, abandonment-reviewing. Serenity-strength develops the factors of the meditation, <text:span text:style-name="VimmPali">jhāna</text:span>, 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jhāna</text:span>, one tranquillizes the verbal formations of initial and sustained application of thought. Entering into the fourth meditation, <text:span text:style-name="VimmPali">jhāna</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nānā-baddha-avikopanaṁ, sanghapaṭimānanaṁ, satthu pakkosanaṁ addhānaparicchedan ti.</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u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nirodha-samāpattiyā samādhi-pariyāya sambhavo heṭṭhā vutto yeva. Pacchimass’ eva pana ācariyā 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Yvāyaṁ āvuso mato kālakato, yo cāyaṁ bhikkhu saññāvedayitanirodhaṁ samāpanno, imesaṁ kiṁ nānākaraṇan ti? Yvāyaṁ āvuso mato 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VimmBody">Introductory Discourse</text:p>
        </text:list-item>
        <text:list-item>
          <text:p text:style-name="VimmBody">On Distinguishing Virtue</text:p>
        </text:list-item>
        <text:list-item>
          <text:p text:style-name="VimmBody">On Austerities</text:p>
        </text:list-item>
        <text:list-item>
          <text:p text:style-name="VimmBody">On Distinguishing Concentration</text:p>
        </text:list-item>
        <text:list-item>
          <text:p text:style-name="VimmBody">On Approaching a Good Friend</text:p>
        </text:list-item>
        <text:list-item>
          <text:p text:style-name="VimmBody">The Distinguishing of Behaviour</text:p>
        </text:list-item>
        <text:list-item>
          <text:p text:style-name="VimmBody">The Distinguishing of the Subjects of Meditation</text:p>
        </text:list-item>
        <text:list-item>
          <text:p text:style-name="VimmBody">Entrance into the Subjects of Meditation</text:p>
        </text:list-item>
        <text:list-item>
          <text:p text:style-name="VimmBody">Five Kinds of Higher Knowledge</text:p>
        </text:list-item>
        <text:list-item>
          <text:p text:style-name="VimmBody">On Distinguishing Wisdom</text:p>
        </text:list-item>
        <text:list-item>
          <text:p text:style-name="VimmBody">The Five Methods</text:p>
        </text:list-item>
        <text:list-item>
          <text:p text:style-name="VimmBody">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al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c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r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origina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q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penetra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fi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i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r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u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rn(ing) 307, 325</text:p>
      <text:p text:style-name="VimmExportSkip">Once-retur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Jhāna</text:span> 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gher 209</text:p>
      <text:p text:style-name="VimmExportSkip">in regard to know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i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c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i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r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se-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a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e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gishness 250</text:p>
      <text:p text:style-name="VimmExportSkip">Snakes 36</text:p>
      <text:p text:style-name="VimmExportSkip">Solitude 20, 27, 33, 46, 91, 95</text:p>
      <text:p text:style-name="VimmExportSkip">, bor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c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p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g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il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c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d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n),</text:span> 318.</text:p>
      <text:p text:style-name="VimmExportSkip">°citta (<text:span text:style-name="VimmPali">twelve, in detail</text:span>), 320.</text:p>
      <text:p text:style-name="VimmExportSkip">°cittuppāda, 319.</text:p>
      <text:p text:style-name="VimmExportSkip">°mūlāni (<text:span text:style-name="VimmPali">three</text:span>), 279, 314.</text:p>
      <text:p text:style-name="VimmExportSkip">agati-gamana <text:span text:style-name="VimmPali">(four),</text:span> 316.</text:p>
      <text:p text:style-name="VimmExportSkip">agga. 37; 307; °ñña <text:span text:style-name="VimmPali">(etc.),</text:span> 188.</text:p>
      <text:p text:style-name="VimmExportSkip">aggi, °kkhanda, 299. n’atthi rāgasamo,</text:p>
      <text:p text:style-name="VimmExportSkip">281; -homa, 21.</text:p>
      <text:p text:style-name="VimmExportSkip">agocara <text:span text:style-name="VimmPali">(in detail),</text:span> 19.</text:p>
      <text:p text:style-name="VimmExportSkip">Agon, Chu <text:span text:style-name="VimmPali">(Chínese),</text:span> 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aecha, 222.</text:p>
      <text:p text:style-name="VimmExportSkip">ajapadadanda, 290-91.</text:p>
      <text:p text:style-name="VimmExportSkip">ajjhupekkhanatā, 81.</text:p>
      <text:p text:style-name="VimmExportSkip">añjalikaraṇīya, 151.</text:p>
      <text:p text:style-name="VimmExportSkip">aññathā, 278.</text:p>
      <text:p text:style-name="VimmExportSkip">aññāpaṭivedba, 65.</text:p>
      <text:p text:style-name="VimmExportSkip">aṭṭha, -purisa-puggalā, 151.</text:p>
      <text:p text:style-name="VimmExportSkip">aṭṭhi, 204; <text:span text:style-name="VimmPali">(in detail),</text:span> 137ff.</text:p>
      <text:p text:style-name="VimmExportSkip">aṭṭhika, 63.</text:p>
      <text:p text:style-name="VimmExportSkip"><text:soft-page-break/>aṭṭhita, 37.</text:p>
      <text:p text:style-name="VimmExportSkip">aḍḍha, 87. °aṭṭharatana, 324.</text:p>
      <text:p text:style-name="VimmExportSkip">aṇḍa, 26; kukkuṭ°, 174.</text:p>
      <text:p text:style-name="VimmExportSkip">aṇṇava, mahā udaka°, 276.</text:p>
      <text:p text:style-name="VimmExportSkip">Atappā, 112; 309.</text:p>
      <text:p text:style-name="VimmExportSkip">ati, °nijjhāyitatta, 226 ; °līnaviriya, 225-26.</text:p>
      <text:p text:style-name="VimmExportSkip">atta, °to 295; 305. °vāda, 294; °saññā, 186;</text:p>
      <text:p text:style-name="VimmExportSkip">°bhāva, 170; -hita, 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adhipaññā, °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ato, 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ato, 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anupassati, <text:span text:style-name="VimmPali">(as</text:span> nicca <text:span text:style-name="VimmPali">etc.),</text:span> 295.</text:p>
      <text:p text:style-name="VimmExportSkip">anupassi(n), anicca°, virāga°, nirodha°,</text:p>
      <text:p text:style-name="VimmExportSkip">paṭinissagga°, 157.</text:p>
      <text:p text:style-name="VimmExportSkip">anupādisesanibbāna, 2.</text:p>
      <text:p text:style-name="VimmExportSkip">anupubbavihāra, nava, 40.</text:p>
      <text:p text:style-name="VimmExportSkip">anumodanā, 300.</text:p>
      <text:p text:style-name="VimmExportSkip">Anuruddha <text:span text:style-name="VimmPali">(Ven. Eider),</text:span> 131; 225.</text:p>
      <text:p text:style-name="VimmExportSkip">anulomapaṭiloma, jhāna°, 132.</text:p>
      <text:p text:style-name="VimmExportSkip">anulomika khanti, 300.</text:p>
      <text:p text:style-name="VimmExportSkip">anusaya, 143; 307. 310. <text:span text:style-name="VimmPali">(the seven),</text:span> 280;</text:p>
      <text:p text:style-name="VimmExportSkip">vicikicchā°, diṭṭhi°, 305.</text:p>
      <text:p text:style-name="VimmExportSkip">anussati, 178.</text:p>
      <text:p text:style-name="VimmExportSkip">anussava. aññatra anussavā <text:span text:style-name="VimmPali">etc.,</text:span> 321.</text:p>
      <text:p text:style-name="VimmExportSkip">anottappa, 7.</text:p>
      <text:p text:style-name="VimmExportSkip">ankura, 261.</text:p>
      <text:p text:style-name="VimmExportSkip">anta, 5;<text:span text:style-name="VimmPali"> (the two),</text:span> 149.</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apāna, 156.</text:p>
      <text:p text:style-name="VimmExportSkip">apāya, 5; 186; 227.</text:p>
      <text:p text:style-name="VimmExportSkip">appanā, 94.</text:p>
      <text:p text:style-name="VimmExportSkip">appaṇihita, 313.</text:p>
      <text:p text:style-name="VimmExportSkip">appamaññā, 194. <text:span text:style-name="VimmPali">(the four),</text:span> 63;</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abhiññā, °vosānapāramippatta, 223.</text:p>
      <text:p text:style-name="VimmExportSkip">Abhibhū (sāvaka), 217.</text:p>
      <text:p text:style-name="VimmExportSkip">abhisamaya, pahāna°, pariññā°, bhāvanā°,</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arañña, 187; °gata, 157.</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ariya, °sāvaka, 154; 188. -saccāni <text:span text:style-name="VimmPali">(the</text:span></text:p>
      <text:p text:style-name="VimmExportSkip"><text:span text:style-name="VimmPali">four),</text:span> 5; °dhamma <text:span text:style-name="VimmPali">(the four),</text:span> 1.</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asaññasatta, 112.</text:p>
      <text:p text:style-name="VimmExportSkip">asankheyya, 144.</text:p>
      <text:p text:style-name="VimmExportSkip">asamāhita, °puggalaparivajjanatā, 81.</text:p>
      <text:p text:style-name="VimmExportSkip">asammoha, °ato, 161.</text:p>
      <text:p text:style-name="VimmExportSkip">asi, 218.</text:p>
      <text:p text:style-name="VimmExportSkip">asukha, 47.</text:p>
      <text:p text:style-name="VimmExportSkip">asuci, 172-73.</text:p>
      <text:p text:style-name="VimmExportSkip">asekha, 17; °sīlakkhandha, °samādhi°,</text:p>
      <text:p text:style-name="VimmExportSkip">°paññā°, °vimutti°, °vimuttiñāṇadassana°,</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paññā, 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bādhika, 275.</text:p>
      <text:p text:style-name="VimmExportSkip">ābharaṇa, 8.</text:p>
      <text:p text:style-name="VimmExportSkip">Ābhassara, 103-4; 280.</text:p>
      <text:p text:style-name="VimmExportSkip">ābhisamācārika, 11.</text:p>
      <text:p text:style-name="VimmExportSkip">āmalaka, 18.</text:p>
      <text:p text:style-name="VimmExportSkip">āyatana, ākiñcaññ°, 63; 121 ; 195. neva-</text:p>
      <text:p text:style-name="VimmExportSkip">saññānāsaññ°, 63; 120; ākāsānañc°, 116;</text:p>
      <text:p text:style-name="VimmExportSkip">195; viññāṇañc°, 117; 195; ajjhattika-</text:p>
      <text:p text:style-name="VimmExportSkip">bāhira, 254.</text:p>
      <text:p text:style-name="VimmExportSkip">āyu, 325; °ppamāṇa, 104; 116.</text:p>
      <text:p text:style-name="VimmExportSkip">āraññikaṅga, 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ālaya, an°, 277.</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āsī <text:span text:style-name="VimmPali">and</text:span> āsi. °visa, 250; 299.</text:p>
      <text:p text:style-name="VimmExportSkip">āhāra, 22; kabaḷinkāra, 248; paṭikkūla-</text:p>
      <text:p text:style-name="VimmExportSkip">saññā, 63.</text:p>
      <text:p text:style-name="VimmExportSkip">āhuṇeyya, 151.</text:p>
      <text:p text:style-name="VimmExportSkip">iñjanā, 161 ; 204.</text:p>
      <text:p text:style-name="VimmExportSkip">iñjitatta, 156.</text:p>
      <text:p text:style-name="VimmExportSkip">iddhi, adhiṭṭhānā°, 209 ; 217. ariyā°, kamma-</text:p>
      <text:p text:style-name="VimmExportSkip">vipākajā°,211. ñāṇavipphāra°, 210. °pāda</text:p>
      <text:p text:style-name="VimmExportSkip">(<text:span text:style-name="VimmPali">the four),</text:span> 212. puññavato°, 212. mano-</text:p>
      <text:p text:style-name="VimmExportSkip">mayā°, 210; 218. °mā, 201; 215; 217.</text:p>
      <text:p text:style-name="VimmExportSkip">vikubbanā°, 210; 217. vijjāmayā°, 212.</text:p>
      <text:p text:style-name="VimmExportSkip">°vidhā, 209. samādhivipphārā°, 210.</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rahada <text:span text:style-name="VimmPali">(sim.),</text:span> 104.</text:p>
      <text:p text:style-name="VimmExportSkip">udarapaṭala, 172.</text:p>
      <text:p text:style-name="VimmExportSkip">Udāyi (<text:span text:style-name="VimmPali">Ven. Elder),</text:span>76; 110; 222-23.</text:p>
      <text:p text:style-name="VimmExportSkip">uddhacca, 77; °kukkucca, 84.</text:p>
      <text:p text:style-name="VimmExportSkip">uddharaṇa (<text:span text:style-name="VimmPali">six processes),</text:span> 201.</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upaṭṭhāna, 298.</text:p>
      <text:p text:style-name="VimmExportSkip">Upatissatthera, 57.</text:p>
      <text:p text:style-name="VimmExportSkip">upadhi, 187.</text:p>
      <text:p text:style-name="VimmExportSkip">upanisā. dukkhūpanisā saddhā; 229.</text:p>
      <text:p text:style-name="VimmExportSkip">upamā, 274; 285. (<text:span text:style-name="VimmPali">illustrating the five</text:span></text:p>
      <text:p text:style-name="VimmExportSkip">khandhas), 168. puttamaṁsa°, 22.</text:p>
      <text:p text:style-name="VimmExportSkip">°saṁsandana, 302.</text:p>
      <text:p text:style-name="VimmExportSkip">upavādaka. ariyānaṁ, u., 227.</text:p>
      <text:p text:style-name="VimmExportSkip">upasaṁharaṇa, 197.</text:p>
      <text:p text:style-name="VimmExportSkip">upasamānussati, 63.</text:p>
      <text:p text:style-name="VimmExportSkip">upasaṅkamana, 178.</text:p>
      <text:p text:style-name="VimmExportSkip">upādāna <text:span text:style-name="VimmPali">(the four),</text:span> 315.</text:p>
      <text:p text:style-name="VimmExportSkip">upāya, 237. khandha-, āyatana-, dhātu-,</text:p>
      <text:p text:style-name="VimmExportSkip"><text:soft-page-break/>paṭiccasamuppāda-, sacca-, 237.</text:p>
      <text:p text:style-name="VimmExportSkip">upāyāsa, 271. °dhammato, 300.</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Kasiṇa <text:span text:style-name="VimmPali">(the twelve),</text:span> 63.</text:p>
      <text:p text:style-name="VimmExportSkip">kassaka, 324.</text:p>
      <text:p text:style-name="VimmExportSkip">Kassapa (Sammāsambuddha), 223.</text:p>
      <text:p text:style-name="VimmExportSkip">kāka, 136.</text:p>
      <text:p text:style-name="VimmExportSkip">kahāpaṇa, °sahassaṁ, 227.</text:p>
      <text:p text:style-name="VimmExportSkip">kāma, amaritu°, jivitu°, sukha°, 250. (<text:span text:style-name="VimmPali">ten</text:span></text:p>
      <text:p text:style-name="VimmExportSkip"><text:span text:style-name="VimmPali">similes),</text:span> 73. °rāga, 97; 140. vatthu°,</text:p>
      <text:p text:style-name="VimmExportSkip">kilesa°, °cchanda, 84. °dhātu samatikka-</text:p>
      <text:p text:style-name="VimmExportSkip">manatā 91. kāmesu micchācārā paṭi-</text:p>
      <text:p text:style-name="VimmExportSkip">virato hoti, 188. Vivicc’ eva kāmehi, 229.</text:p>
      <text:p text:style-name="VimmExportSkip">°sahagatā, 97.</text:p>
      <text:p text:style-name="VimmExportSkip">kāmāvacara samādhi, 3.</text:p>
      <text:p text:style-name="VimmExportSkip">kāya (<text:span text:style-name="VimmPali">the thirty-two parts),</text:span> 171. sakkhī, 288.</text:p>
      <text:p text:style-name="VimmExportSkip">kāyagatāsati, 63.</text:p>
      <text:p text:style-name="VimmExportSkip">kāyika anācāra, 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Kimilāla <text:span text:style-name="VimmPali">(river),</text:span> 48.</text:p>
      <text:p text:style-name="VimmExportSkip">kilesa, 25.</text:p>
      <text:p text:style-name="VimmExportSkip">kukkuṭa, °aṇḍa, 174.</text:p>
      <text:p text:style-name="VimmExportSkip">kucchi, mātu°. 265.</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kulla (<text:span text:style-name="VimmPali">Ven. Elder), </text:span>173.</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20; 77; 158.</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khāṇukoṇḍañña <text:span text:style-name="VimmPali">(Ven. Elder),</text:span> 210.</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vipassanā°, magga°, 312.</text:p>
      <text:p text:style-name="VimmExportSkip"><text:soft-page-break/>gambhīra, 49; 263. °avabhāsa, 263.</text:p>
      <text:p text:style-name="VimmExportSkip">gáru, 49.</text:p>
      <text:p text:style-name="VimmExportSkip">gahapati, 25; °cīvara, 28. -parisa 25.</text:p>
      <text:p text:style-name="VimmExportSkip">gāma, 185; 206; 207. <text:span text:style-name="VimmPali">(sim)., </text:span>223.</text:p>
      <text:p text:style-name="VimmExportSkip">gā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ghātaka, 264. °pālaka, 324.</text:p>
      <text:p text:style-name="VimmExportSkip">gocara, 19; 34. ārakkha°, upanibandha°,</text:p>
      <text:p text:style-name="VimmExportSkip">upanissaya°,19.</text:p>
      <text:p text:style-name="VimmExportSkip">gotrabhū, 302. ñāṇa, 302. <text:span text:style-name="VimmPali">(definition),</text:span> 321.</text:p>
      <text:p text:style-name="VimmExportSkip">gomaya, 299; 324.</text:p>
      <text:p text:style-name="VimmExportSkip">ghosa, parato°, 2; 312.</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cariyā, <text:span text:style-name="VimmPali">(three), (fourteen),</text:span> 54.</text:p>
      <text:p text:style-name="VimmExportSkip">caraṇa, 142.</text:p>
      <text:p text:style-name="VimmExportSkip">calana, 161.</text:p>
      <text:p text:style-name="VimmExportSkip">cāga, 154. °anussati, 63. mutta°, 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148. selūpamaṁ cittaṁ, 324.</text:p>
      <text:p text:style-name="VimmExportSkip">lina°, 158. °visuddhi, 4; 161. samāhita,</text:p>
      <text:p text:style-name="VimmExportSkip">142.</text:p>
      <text:p text:style-name="VimmExportSkip">cuṇṇa, 18 (<text:span text:style-name="VimmPali">ref. dhātus</text:span>), 199,</text:p>
      <text:p text:style-name="VimmExportSkip">Cunda (<text:span text:style-name="VimmPali">Ven. Elder,</text:span>) 264.</text:p>
      <text:p text:style-name="VimmExportSkip">Cunda <text:span text:style-name="VimmPali">(novice,)</text:span> 16.</text:p>
      <text:p text:style-name="VimmExportSkip">Cullpanthaka <text:span text:style-name="VimmPali">(Ven. Eider),</text:span> 215.</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Channa <text:span text:style-name="VimmPali">(Ven. Eider),</text:span> 264.</text:p>
      <text:p text:style-name="VimmExportSkip">chanda, 283. (iddhipāda), 44.</text:p>
      <text:p text:style-name="VimmExportSkip">chambitatta, 225-26.</text:p>
      <text:p text:style-name="VimmExportSkip">chaḷanga-samannāgata, 307.</text:p>
      <text:p text:style-name="VimmExportSkip">chavi, 204.</text:p>
      <text:p text:style-name="VimmExportSkip">Chu Agon <text:span text:style-name="VimmPali">(Chinese),</text:span> 48.</text:p>
      <text:p text:style-name="VimmExportSkip"/>
      <text:p text:style-name="VimmExportSkip">janghapesanika, 18.</text:p>
      <text:p text:style-name="VimmExportSkip">jacchanda <text:span text:style-name="VimmPali">(sim.)</text:span>, 250; 284-85.</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jiyā <text:span text:style-name="VimmPali">(sim.)</text:span> 204.</text:p>
      <text:p text:style-name="VimmExportSkip">jivhā, 240.</text:p>
      <text:p text:style-name="VimmExportSkip">jīvikā. parapaṭibaddhā me j., 23.</text:p>
      <text:p text:style-name="VimmExportSkip">jeguccha, adhimatta°, 172.</text:p>
      <text:p text:style-name="VimmExportSkip">Jetavana, 289.</text:p>
      <text:p text:style-name="VimmExportSkip">Jotika gahapati, 212.</text:p>
      <text:p text:style-name="VimmExportSkip">jhāna, 24. paṭhama°, 2; 41; 83; 100; 114;</text:p>
      <text:p text:style-name="VimmExportSkip">189; 311. dutiya°, 47; 101. tatiya0, 47;</text:p>
      <text:p text:style-name="VimmExportSkip">90; 105. catuttha°, 47; 110; 120. appanā,</text:p>
      <text:p text:style-name="VimmExportSkip">79. °vimokkhapaccavekkhanatā, 81.</text:p>
      <text:p text:style-name="VimmExportSkip">°visesa, 91. (<text:span text:style-name="VimmPali">the fourfold formula),</text:span> 229.</text:p>
      <text:p text:style-name="VimmExportSkip">ñāṇa, 298. anāgataṁsa°, 227. anuppāde,</text:p>
      <text:p text:style-name="VimmExportSkip"><text:soft-page-break/>312. anuloma°, 301. anvaye°, 233. āsavak-</text:p>
      <text:p text:style-name="VimmExportSkip">khaya°, 142. kammavipāka°, kammas-</text:p>
      <text:p text:style-name="VimmExportSkip">sakata°, 227. khaye-, 312. cutūpapāta°,</text:p>
      <text:p text:style-name="VimmExportSkip">142. cetopariya°, 209. ñāṇesu°, 235.</text:p>
      <text:p text:style-name="VimmExportSkip">-dassana, 142. dibbacakkhu°, 209; 227.</text:p>
      <text:p text:style-name="VimmExportSkip">dibbasota°, 209. dukkhe°, dukkhasa-</text:p>
      <text:p text:style-name="VimmExportSkip">mudaye°, dukkhanirodhe°, dukkhanirod-</text:p>
      <text:p text:style-name="VimmExportSkip">hagāminiyā paṭipadāya°, 235. dhamme°,</text:p>
      <text:p text:style-name="VimmExportSkip">233. dhammaṭṭhiti°, 266 ; 286. pakati°,</text:p>
      <text:p text:style-name="VimmExportSkip">190. paccavekkhaṇa-, 321. paricce°, 233.</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sammasane°, <text:span text:style-name="VimmPali">(in detail),</text:span> 287. sammuti-,</text:p>
      <text:p text:style-name="VimmExportSkip">233. sekha°, 306. hetuphale°, 235.</text:p>
      <text:p text:style-name="VimmExportSkip"><text:span text:style-name="VimmPali">(various),</text:span> 146.</text:p>
      <text:p text:style-name="VimmExportSkip">ṭhiti, 162. avaṭ°, 162. °bhāgiya, 15; 97. saṇ°,</text:p>
      <text:p text:style-name="VimmExportSkip">162.</text:p>
      <text:p text:style-name="VimmExportSkip">ḍahati. ḍayhāmi ḍayhāmi’ti valvā tath’eva</text:p>
      <text:p text:style-name="VimmExportSkip">mahāmrayaṁ apatāsi, 324.</text:p>
      <text:p text:style-name="VimmExportSkip">taca, 204.</text:p>
      <text:p text:style-name="VimmExportSkip">taṇhā, 191; 249; 300. (<text:span text:style-name="VimmPali">the three</text:span>), 277.</text:p>
      <text:p text:style-name="VimmExportSkip">rasa°, 22; 279. °kāya <text:span text:style-name="VimmPali">(the six),</text:span> 279.</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iṇa, 206; 324. °āgarā <text:span text:style-name="VimmPali">(sim.),</text:span> 311.</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issa <text:span text:style-name="VimmPali">(Ven. Elder), </text:span>250.</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Pācīnavaṁsa <text:span text:style-name="VimmPali">(former name of Vepulla),</text:span>223.</text:p>
      <text:p text:style-name="VimmExportSkip">Pā(ṭa)liputta, 208.</text:p>
      <text:p text:style-name="VimmExportSkip">pāṭidesanīya, 20.</text:p>
      <text:p text:style-name="VimmExportSkip">pāṭihāriya <text:span text:style-name="VimmPali">(the three),</text:span> 148.</text:p>
      <text:p text:style-name="VimmExportSkip">pāna, 173.</text:p>
      <text:p text:style-name="VimmExportSkip">pāpimant, 324.</text:p>
      <text:p text:style-name="VimmExportSkip">pāmujja, 4; 148.</text:p>
      <text:p text:style-name="VimmExportSkip">pāramī (<text:span text:style-name="VimmPali">the ten),</text:span> 188.</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piṭṭhi, -kaṇṭaka, 172.</text:p>
      <text:p text:style-name="VimmExportSkip">piṇḍāya, 324.</text:p>
      <text:p text:style-name="VimmExportSkip">piṇḍapātikaṇga, 27.</text:p>
      <text:p text:style-name="VimmExportSkip">piya, 26; 49.</text:p>
      <text:p text:style-name="VimmExportSkip">piḷakā, pañca, 174.</text:p>
      <text:p text:style-name="VimmExportSkip">pīṭhasappin <text:span text:style-name="VimmPali">(sim.),</text:span> 284-85.</text:p>
      <text:p text:style-name="VimmExportSkip">pīti, 4; 72 ; 111; 148; 298. <text:span text:style-name="VimmPali">(fivefold),</text:span> 89 ;</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323.</text:p>
      <text:p text:style-name="VimmExportSkip">pubbenivāsa, -ñāṇa, 223.</text:p>
      <text:p text:style-name="VimmExportSkip">purisa, °ghātakamma, 227. °dammasārathi,</text:p>
      <text:p text:style-name="VimmExportSkip">144. bāḷhagilāna° <text:span text:style-name="VimmPali">(sim.),</text:span> 185.</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phassāyatana <text:span text:style-name="VimmPali">(the six),</text:span> 279.</text:p>
      <text:p text:style-name="VimmExportSkip"/>
      <text:p text:style-name="VimmExportSkip">Bakkula <text:span text:style-name="VimmPali">(Ven. Elder),</text:span> 210.</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bīja, <text:span text:style-name="VimmPali">(sim),</text:span> 261.</text:p>
      <text:p text:style-name="VimmExportSkip">bāla, 173.</text:p>
      <text:p text:style-name="VimmExportSkip">biḷārabhasta, 249.</text:p>
      <text:p text:style-name="VimmExportSkip">Buddha, 144. °anussati, 63. °guṇa <text:span text:style-name="VimmPali">(the</text:span></text:p>
      <text:p text:style-name="VimmExportSkip"><text:span text:style-name="VimmPali">eighteen),</text:span> 146. °dhammā, aṭṭhārasa, 147.</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Mahāmoggallāna (<text:span text:style-name="VimmPali">yen. Elder), </text:span>227 ; 324.</text:p>
      <text:p text:style-name="VimmExportSkip">mahārajakkha, 318.</text:p>
      <text:p text:style-name="VimmExportSkip">Mahāli(<text:span text:style-name="VimmPali">Ven.</text:span> <text:span text:style-name="VimmPali">Elder),</text:span> 179.</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māna, 11. (<text:span text:style-name="VimmPali">the nine),</text:span> 317.</text:p>
      <text:p text:style-name="VimmExportSkip">°mānusa, 308.</text:p>
      <text:p text:style-name="VimmExportSkip">micchatta, aṭṭha, 191; 280. (<text:span text:style-name="VimmPali">the ten),</text:span> 319.</text:p>
      <text:p text:style-name="VimmExportSkip">micchā, ājīva, 18. °diṭṭhi, 15; °diṭṭhika,</text:p>
      <text:p text:style-name="VimmExportSkip">15; 227. °diṭṭhigata, 247; °samādhi, 42.</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muditā, 63. °cetovimutti, 195.</text:p>
      <text:p text:style-name="VimmExportSkip">muni, 207.</text:p>
      <text:p text:style-name="VimmExportSkip">musāvāda, 188.</text:p>
      <text:p text:style-name="VimmExportSkip">Musīla <text:span text:style-name="VimmPali">(Ven. Elder),</text:span> 321.</text:p>
      <text:p text:style-name="VimmExportSkip">muhutta and muhūrta, 169.</text:p>
      <text:p text:style-name="VimmExportSkip">megha, 206.</text:p>
      <text:p text:style-name="VimmExportSkip">Meghiya <text:span text:style-name="VimmPali">(Ven. Elder),</text:span> 48.</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262.</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yanta, °sutta <text:span text:style-name="VimmPali">(sim)T</text:span> dāru° (<text:span text:style-name="VimmPali">sim.),</text:span> 204.</text:p>
      <text:p text:style-name="VimmExportSkip">yamakapāṭihāriya, 44; 190.</text:p>
      <text:p text:style-name="VimmExportSkip">yācayoga, 154.</text:p>
      <text:p text:style-name="VimmExportSkip">yāna, 92.</text:p>
      <text:p text:style-name="VimmExportSkip">yāma <text:span text:style-name="VimmPali">(the three),</text:span> 145.</text:p>
      <text:p text:style-name="VimmExportSkip">yoga (<text:span text:style-name="VimmPali">the four),</text:span> 315.</text:p>
      <text:p text:style-name="VimmExportSkip"><text:soft-page-break/>yoni, tiracchāna°, 15; 57. nāga°, 57.</text:p>
      <text:p text:style-name="VimmExportSkip">(<text:span text:style-name="VimmPali">the four),</text:span> 289.</text:p>
      <text:p text:style-name="VimmExportSkip">°yoniso, manasikāra, 2. patisankhā°</text:p>
      <text:p text:style-name="VimmExportSkip">āhāraṁ āhāreti...., 22. paṭisankhā°</text:p>
      <text:p text:style-name="VimmExportSkip">cīvaraṁ....., <text:s text:c="2"/>23. manasikāramūlakā</text:p>
      <text:p text:style-name="VimmExportSkip">dhammā (<text:span text:style-name="VimmPali">nine in detail),</text:span> 280.</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divasaṁ (<text:span text:style-name="VimmPali">etc),</text:span> 226.</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he 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vinipāta, 186; 227.</text:p>
      <text:p text:style-name="VimmExportSkip">vinipātika, 280.</text:p>
      <text:p text:style-name="VimmExportSkip">vinīlaka, 63.</text:p>
      <text:p text:style-name="VimmExportSkip">vipallāsa, (<text:span text:style-name="VimmPali">the three),</text:span> 247 <text:span text:style-name="VimmPali">(the four sets of</text:span></text:p>
      <text:p text:style-name="VimmExportSkip"><text:span text:style-name="VimmPali">three each),</text:span> 319. diṭṭhi°, 289. °vatthu</text:p>
      <text:p text:style-name="VimmExportSkip">(<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vimokkha, 130. aṭṭha, 40. (<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vivāda-mūla (<text:span text:style-name="VimmPali">six in detail),</text:span> 316-17.</text:p>
      <text:p text:style-name="VimmExportSkip">viveka, °jaṁ pīti-sukhaṁ, 47; 83; 229.</text:p>
      <text:p text:style-name="VimmExportSkip"><text:span text:style-name="VimmPali">threefold),</text:span> 83. tadaṅga°, nissaraṇa°,</text:p>
      <text:p text:style-name="VimmExportSkip">paṭippassddhi°, vikkhambhana°, samuc-</text:p>
      <text:p text:style-name="VimmExportSkip">cheda°, 84.</text:p>
      <text:p text:style-name="VimmExportSkip">visa, āsi°, ghora°, 250. 299. visena</text:p>
      <text:p text:style-name="VimmExportSkip">saṁsaṭṭho, 248.</text:p>
      <text:p text:style-name="VimmExportSkip">visaya, pettika°, 19.</text:p>
      <text:p text:style-name="VimmExportSkip">visesabhāgiya, 15; 97.</text:p>
      <text:p text:style-name="VimmExportSkip">vihāra, ariya°, Tathāgata°, 157. diṭṭha-</text:p>
      <text:p text:style-name="VimmExportSkip">dhamma sukha°, 188. phāsu°, 136.</text:p>
      <text:p text:style-name="VimmExportSkip">brahma°, 157.</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vedanā, °upekkhā, 194. (<text:span text:style-name="VimmPali">two to thirty-six),</text:span></text:p>
      <text:p text:style-name="VimmExportSkip">246.</text:p>
      <text:p text:style-name="VimmExportSkip">Vepulla, 223.</text:p>
      <text:p text:style-name="VimmExportSkip">vemajjha, 172.</text:p>
      <text:p text:style-name="VimmExportSkip">vesārajja, 190. (<text:span text:style-name="VimmPali">the four),</text:span> 147.</text:p>
      <text:p text:style-name="VimmExportSkip">Vehapphala, 112.</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nānaṁ parikkhayā, 5; 179. (<text:span text:style-name="VimmPali">the ten),</text:span></text:p>
      <text:p text:style-name="VimmExportSkip">281 ; 312; 318. (<text:span text:style-name="VimmPali">the last five),</text:span> 308. tiṇṇaṁ</text:p>
      <text:p text:style-name="VimmExportSkip">°parikkhayā, 5; 179. (<text:span text:style-name="VimmPali">the last five),</text:span> 307.</text:p>
      <text:p text:style-name="VimmExportSkip">taṇhā°, 204; 261.</text:p>
      <text:p text:style-name="VimmExportSkip"><text:soft-page-break/>saṁvara, 1. °aṭṭhena sīlavisuddhi, 161.</text:p>
      <text:p text:style-name="VimmExportSkip">saṁvega, °vatthu.(<text:span text:style-name="VimmPali">the</text:span> <text:span text:style-name="VimmPali">eight),</text:span> 248.</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sakkāya, °diṭṭhi, 305.</text:p>
      <text:p text:style-name="VimmExportSkip">sagga, 227; 306.</text:p>
      <text:p text:style-name="VimmExportSkip">saṅkappa, sara°, 135.</text:p>
      <text:p text:style-name="VimmExportSkip">Saṅkicca <text:span text:style-name="VimmPali">(Ven. Elder),</text:span> 210.</text:p>
      <text:p text:style-name="VimmExportSkip">saṅkhata, 263; 278. -dhammā, 253. °lakk-</text:p>
      <text:p text:style-name="VimmExportSkip">haṇa, 296.</text:p>
      <text:p text:style-name="VimmExportSkip">saṅgha (saṁgha,) °paṭimānana, 323.</text:p>
      <text:p text:style-name="VimmExportSkip">sāvaka°, 151.</text:p>
      <text:p text:style-name="VimmExportSkip">saṅghāṭi, 29; 51.</text:p>
      <text:p text:style-name="VimmExportSkip">saṅghādisesa, 20; 24.</text:p>
      <text:p text:style-name="VimmExportSkip">saṅghānussati, 63.</text:p>
      <text:p text:style-name="VimmExportSkip">saṅghārāma, 34.</text:p>
      <text:p text:style-name="VimmExportSkip">sacca, ariya° <text:span text:style-name="VimmPali">(the four),</text:span> 269 ; 283. taṅhā-</text:p>
      <text:p text:style-name="VimmExportSkip">samudaya-, °anulomika ñāṇa, 233. tīṅi</text:p>
      <text:p text:style-name="VimmExportSkip">saccāni saṅkhatāni, 312. Dukkhanirodha</text:p>
      <text:p text:style-name="VimmExportSkip">ariya-, 272. dukkhanirodhagāminī paṭi-</text:p>
      <text:p text:style-name="VimmExportSkip">padā ariya°, 273-74. Dukkhasamudaya</text:p>
      <text:p text:style-name="VimmExportSkip">ariya°, 269. lokiya, lokuttara, 278.</text:p>
      <text:p text:style-name="VimmExportSkip">sacchikata, 274.</text:p>
      <text:p text:style-name="VimmExportSkip">Sañjīva <text:span text:style-name="VimmPali">(Ven. Elder),</text:span> 210; 324.</text:p>
      <text:p text:style-name="VimmExportSkip">saññā, 78. akusala- <text:span text:style-name="VimmPali">(three),</text:span> 246. āloka°,</text:p>
      <text:p text:style-name="VimmExportSkip">224. <text:span text:style-name="VimmPali">(the six),</text:span> 247. <text:span text:style-name="VimmPali">(the ten),</text:span> 281.</text:p>
      <text:p text:style-name="VimmExportSkip">divā°, 224. nānaṭṭa°, 114. catubhūmika-,</text:p>
      <text:p text:style-name="VimmExportSkip">247. paṭigha°, 114. puḷuvaka°, 138.</text:p>
      <text:p text:style-name="VimmExportSkip">rūpa°, 114. lahu°, 214. °vedayitanirodha,</text:p>
      <text:p text:style-name="VimmExportSkip">131 ; 324-25. vicchiddaka°, 136. vipallāsa,</text:p>
      <text:p text:style-name="VimmExportSkip">avipallāsa, 246. satta°, 285. sukha°, 214.</text:p>
      <text:p text:style-name="VimmExportSkip">sati, 283. kāyagatā°, 135. °paṭṭhāna, <text:span text:style-name="VimmPali">(the</text:span></text:p>
      <text:p text:style-name="VimmExportSkip"><text:span text:style-name="VimmPali">four),</text:span> 19; 279; 301. parimukhaṁ satiṁ</text:p>
      <text:p text:style-name="VimmExportSkip">upaṭṭhapetvā, 157; 304. °sampajañña,</text:p>
      <text:p text:style-name="VimmExportSkip">229; 283.</text:p>
      <text:p text:style-name="VimmExportSkip">satta, °ārammaṇattā, 188. °āvāsā <text:span text:style-name="VimmPali">(the nine),</text:span></text:p>
      <text:p text:style-name="VimmExportSkip">280; 289.</text:p>
      <text:p text:style-name="VimmExportSkip">sattaratana, 324.</text:p>
      <text:p text:style-name="VimmExportSkip">sattakkhattuparama, 5; 281; 308.</text:p>
      <text:p text:style-name="VimmExportSkip">satti, °satena hanatha, °sūlūpamā kāmā, 283.</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sadda, 114. bheri-, mutiṅga-, saṅkha-</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264.</text:p>
      <text:p text:style-name="VimmExportSkip">sapadānacārikaṅga, 27.</text:p>
      <text:p text:style-name="VimmExportSkip">sappa, 290.</text:p>
      <text:p text:style-name="VimmExportSkip">sappi-maṇḍja dhātu, 205.</text:p>
      <text:p text:style-name="VimmExportSkip">sappītika samādhi, 226.</text:p>
      <text:p text:style-name="VimmExportSkip">sappurisa, 306. °saṁseva, 248.</text:p>
      <text:p text:style-name="VimmExportSkip">sabbaññuta, 140.</text:p>
      <text:p text:style-name="VimmExportSkip">sabhāga, °visabhāga <text:span text:style-name="VimmPali">(ref. to</text:span> dhātus), 199.</text:p>
      <text:p text:style-name="VimmExportSkip">sabhāva, 278.</text:p>
      <text:p text:style-name="VimmExportSkip">samatha, 39; 92; 190; 275-76; 279; 311.</text:p>
      <text:p text:style-name="VimmExportSkip">°pubbaṅgama vipassanā, 310. °vipassanā,</text:p>
      <text:p text:style-name="VimmExportSkip">163. °vipassanā yuganandha, 303. sabba-</text:p>
      <text:p text:style-name="VimmExportSkip">saṅkhāra°, 163.</text:p>
      <text:p text:style-name="VimmExportSkip">Samantapāsādikā <text:span text:style-name="VimmPali">(the Chinese),</text:span> 35.</text:p>
      <text:p text:style-name="VimmExportSkip">samaya, pubbaṇha°, majjhantika°, sāyapha°,</text:p>
      <text:p text:style-name="VimmExportSkip">283.</text:p>
      <text:p text:style-name="VimmExportSkip"><text:soft-page-break/>samavaya-saṭṭhesana, 307.</text:p>
      <text:p text:style-name="VimmExportSkip">samasīsi, 264.</text:p>
      <text:p text:style-name="VimmExportSkip">samācāra, parisuddhakāya°, aparisuddha-</text:p>
      <text:p text:style-name="VimmExportSkip">vacī°, 185.</text:p>
      <text:p text:style-name="VimmExportSkip">samādhi, 1; 4; 25; 39; 44; 279; 289.</text:p>
      <text:p text:style-name="VimmExportSkip">appanā°, 79. apariyāpanna°, arūpāva-</text:p>
      <text:p text:style-name="VimmExportSkip">cara°, 43. appamāṇa-, 44. avitakka</text:p>
      <text:p text:style-name="VimmExportSkip">avicāra°, avitakka vicāramatta°, savitakka</text:p>
      <text:p text:style-name="VimmExportSkip">savicāra°, 42. kāmāvacara°, rūpāvacara°,</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sambojjhaṅga, 81. <text:span text:style-name="VimmPali">(the three),</text:span> 163; 194;</text:p>
      <text:p text:style-name="VimmExportSkip">226. samādhimhi cute obhāso antara-</text:p>
      <text:p text:style-name="VimmExportSkip">dhāyati, 225. samāhito yathābhūtaṁ</text:p>
      <text:p text:style-name="VimmExportSkip">pajānāti, 229. °sampanna, 178.</text:p>
      <text:p text:style-name="VimmExportSkip">samāpatti, aṭṭha-, 323. asañña°, 45. āruppa-</text:p>
      <text:p text:style-name="VimmExportSkip">pādaka-phala°, upekkhā-brahma-vihāra°,</text:p>
      <text:p text:style-name="VimmExportSkip">kāya-rakkhaṇa-samatthā°, 324. °kkhaṇa,</text:p>
      <text:p text:style-name="VimmExportSkip">161. nirodha°, 121; 325. phala°, 121.</text:p>
      <text:p text:style-name="VimmExportSkip">mahākaruṇā°, 44; 190. saññā°, 65.</text:p>
      <text:p text:style-name="VimmExportSkip">samāhita, 219.</text:p>
      <text:p text:style-name="VimmExportSkip">samudaya, 302-3. avijjā°, 262; 291. āsava°,</text:p>
      <text:p text:style-name="VimmExportSkip">262. kamma°, taṇhā°, paccaya°, rūpa°,</text:p>
      <text:p text:style-name="VimmExportSkip">291. °sacca, 278.</text:p>
      <text:p text:style-name="VimmExportSkip">sampajañña <text:span text:style-name="VimmPali">(with</text:span> sati), 283. <text:span text:style-name="VimmPali">(fourfold),</text:span> 106.</text:p>
      <text:p text:style-name="VimmExportSkip">sampajāna, <text:span text:style-name="VimmPali">with</text:span> sata, 47; 105.</text:p>
      <text:p text:style-name="VimmExportSkip">sampasādana, 47.</text:p>
      <text:p text:style-name="VimmExportSkip">sampahaṁsana, 94.</text:p>
      <text:p text:style-name="VimmExportSkip">sammāsambuddha, 1; 142.</text:p>
      <text:p text:style-name="VimmExportSkip">sambādha, parama°, 172.</text:p>
      <text:p text:style-name="VimmExportSkip">sambojjhaṅga <text:span text:style-name="VimmPali">(perfected through</text:span> satipaṭṭhā-</text:p>
      <text:p text:style-name="VimmExportSkip">na), 165. upekhā°, sati°, 195.</text:p>
      <text:p text:style-name="VimmExportSkip">sammatta <text:span text:style-name="VimmPali">(the eight),</text:span> 280.</text:p>
      <text:p text:style-name="VimmExportSkip">sammappadhāna <text:span text:style-name="VimmPali">(the four),</text:span> 184; 301.</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sati, 273.</text:p>
      <text:p text:style-name="VimmExportSkip">°samādhi, 39: 47; 229, 274.</text:p>
      <text:p text:style-name="VimmExportSkip">sayambhū, 140.</text:p>
      <text:p text:style-name="VimmExportSkip">saraṇa. kareyya °attano, 21.</text:p>
      <text:p text:style-name="VimmExportSkip">sarāga, citta <text:span text:style-name="VimmPali">(etc.),</text:span> 221.</text:p>
      <text:p text:style-name="VimmExportSkip">salabha, 289.</text:p>
      <text:p text:style-name="VimmExportSkip">sallakatta, 275.</text:p>
      <text:p text:style-name="VimmExportSkip">sallekha, 37.</text:p>
      <text:p text:style-name="VimmExportSkip">savana, 178.</text:p>
      <text:p text:style-name="VimmExportSkip">savāsanā, 141.</text:p>
      <text:p text:style-name="VimmExportSkip">savicāra, 83.</text:p>
      <text:p text:style-name="VimmExportSkip">savitakka, 83.</text:p>
      <text:p text:style-name="VimmExportSkip">sādhu, 207.</text:p>
      <text:p text:style-name="VimmExportSkip">sāṇa, 35.</text:p>
      <text:p text:style-name="VimmExportSkip">sāmañña, °phala, 320. °phalāni <text:span text:style-name="VimmPali">(the four),3</text:span>12.</text:p>
      <text:p text:style-name="VimmExportSkip">Sāmāvatī upāsikā, 210.</text:p>
      <text:p text:style-name="VimmExportSkip">sāra, 289.</text:p>
      <text:p text:style-name="VimmExportSkip">Sāriputta <text:span text:style-name="VimmPali">(Ven. Elder),</text:span> 147; 210; 324.</text:p>
      <text:p text:style-name="VimmExportSkip">sāvaka, 12; 16; 26. ariya°, 13; 306.</text:p>
      <text:p text:style-name="VimmExportSkip">-saṁgha, 151.</text:p>
      <text:p text:style-name="VimmExportSkip">Sāvatthi, 289.</text:p>
      <text:p text:style-name="VimmExportSkip">sikkhā, 78. adhisīla-, adhicitta-, adhipaññā-,</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Suddhāvāsa, 112. <text:span text:style-name="VimmPali">(the five),</text:span> 308.</text:p>
      <text:p text:style-name="VimmExportSkip">Sunakkhatta, 248.</text:p>
      <text:p text:style-name="VimmExportSkip">Supassa <text:span text:style-name="VimmPali">(former name of</text:span> Vepulla), 223.</text:p>
      <text:p text:style-name="VimmExportSkip">supāṇa, 136.</text:p>
      <text:p text:style-name="VimmExportSkip">Suppiyā, 223.</text:p>
      <text:p text:style-name="VimmExportSkip">subha, 289.</text:p>
      <text:p text:style-name="VimmExportSkip">Subhakiṇṇā <text:span text:style-name="VimmPali">and</text:span> Subhakiṇhā, 108 ; 280.</text:p>
      <text:p text:style-name="VimmExportSkip">surā, °merayamajjapamādaṭṭhānā, 188.</text:p>
      <text:p text:style-name="VimmExportSkip">suriya, (<text:span text:style-name="VimmPali">sim.</text:span>), 303.</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sevāla, °pāṇaka <text:span text:style-name="VimmPali">(sim.),</text:span> 185.</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Soṇa <text:span text:style-name="VimmPali">(Ven. Elder</text:span>), 77.</text:p>
      <text:p text:style-name="VimmExportSkip">Sobhita <text:span text:style-name="VimmPali">(Ven. Elder),</text:span> 223.</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VimmBody"><text:note text:id="ftn1060" text:note-class="footnote"><text:note-citation>1</text:note-citation><text:note-body><text:p text:style-name="Standard"><text:span text:style-name="VimmPali">* Bosat</text:span>, July, 1959.</text:p></text:note-body></text:note><text:s/>By Soma Thera</text:p>
      <text:p text:style-name="VimmBody"/>
      <text:p text:style-name="VimmBody"><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VimmBibRef">Spk. II, 327</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samatha</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Maggān’aṭṭhangiko seṭṭho saccānaṁ caturo padā<text:line-break/>virāgo seṭṭho dhammānaṁ dipadānañ ca cakkhumā.<text:line-break/>Eso va maggo n’atth’ añño dassanassa visuddhiyā<text:line-break/>etasmiṁ tumhe paṭipajjatha Mārass’etaṁ pamohanaṁ<text:line-break/>etasmiṁ tumhe paṭipannā dukkhass’antaṁ karissathā” ti</text:p><text:p text:style-name="Standard"><text:span text:style-name="VimmBibQuote">suttaṁ āharitvā 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he discourses on the foundations of mindfulness, the <text:span text:style-name="VimmPali">Satipaṭṭhāna Suttas</text:span>, is a combination of serenity and insight and that it lays stress on insight. But the practice of serenity in these <text:span text:style-name="VimmPali">suttas</text:span> on mindfulness is not something that can be ignored. The <text:span text:style-name="VimmPali">Satipaṭṭhāna 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Standard"><text:span text:style-name="VimmBibRef">Vis. Mag. 436</text:span>: <text:span text:style-name="VimmBibQuote">Sīte patiṭṭhāya naro sapañño cittaṁ paññañ ca bhāvayan ti ettha cittasī-sena niddiṭṭho samāḍhi sabbākarena bhāvito hoti, tad anantarā pana paññā bhāvetabbā.</text:span></text:p></text:list-item><text:list-item><text:p text:style-name="Standard"><text:span text:style-name="VimmBibRef">Vis. Mag. 443</text:span>: <text:span text:style-name="VimmBibQuote">Ettha pana yasmā imāya paññāya khandh’-āyatana-dhātu-indriya-sacca- paṭiccasamuppādādibhedā dhammā bhūmi. Sīlavisuddhi ceva cittavisuddhi cā ti imā dve visuddhiyo mūlaṁ. Diṭṭhivisuddhi kankhāvitaraṇavisuddhi maggāmaggañāṇadassanavisuddhi paṭipadāñāṇadassanavisuddhi ñāṇadassa- navisuddhi ti imā pañca visuddhiyo sarīraṁ. Tasmā tesu bhūmīsu tesu maggesu uggahaparipucchāvasena ñāṇaparicayaṁ katva mūlabhūtā dve visuddhiyo sampādetvā sarīrabhūtā pañcavisuddhiyo sampādentena bhāvetabbā.</text:span></text:p></text:list-item><text:list-item><text:p text:style-name="Standard"><text:span text:style-name="VimmBibRef">Vis. Mag. 587</text:span>: <text:span text:style-name="VimmBibQuote">Idāni yā imesu bhūmi-bhūtesu dhammesu uggahaparipucchāvasena ñāṇaparicayaṁ katvā: sīlavisuddhi c’eva cittavisuddhi cā ti dve mūlabhūtā visuddhiyo sampādetabbā ti vuttā, tattha sīlavisuddhi nāma suparisuddhaṁ pātimokkhasaṁvarādi catubbidhaṁ silaṁ, tañ ca Sīlaniddese vitthāritam eva, cittavisuddhi nāma sa upacārā aṭṭha samāpattiyo, tā pi cittasisena vutta-Samādhiniddese sabbākārena vitthāritā eva. Tasmā tā tattha vitthārita-mayen’eva veditabbā. Yaṁ pana vuttaṁ: diṭṭhivisuddhi... .imā pañca visuddhiyo sarīran ti tattha nāmarūpānaṁ yāthāvadassanaṁ diṭṭhivisuddhi nāma.</text:span></text:p></text:list-item></text:list></text:note-body></text:note> So the Buddha begins his instruction in the two standard <text:span text:style-name="VimmPali">Satipaṭṭhāna Suttas</text:span> by setting forth the way of producing serenity through mindfulness on breathing (<text:span text:style-name="VimmPali">ānāpānasati</text:span>), for purification of mind through the meditation, <text:span text:style-name="VimmPali">jhāna</text:span>, by which he himself attained full enlightenment, <text:span text:style-name="VimmPali">sambodhi</text:span>, and of which he said, ‘This truly is the way to enlightenment (<text:span text:style-name="VimmPali">eso va maggo bodhāya</text:span>).<text:note text:id="ftn1082" text:note-class="footnote"><text:note-citation>2</text:note-citation><text:note-body><text:p text:style-name="Standard">See <text:span text:style-name="VimmXML">&lt;ptr type="vimm" target="p189n1"&gt;n. 1, p. 189&lt;/ptr&gt;</text:span>.</text:p></text:note-body></text:note></text:p>
      <text:p text:style-name="VimmBody">The placing of the first tetrad of the <text:span text:style-name="VimmPali">Ānāpānasati Sutta</text:span> at the very beginning of the two main <text:span text:style-name="VimmPali">Satipaṭṭhāna Suttas</text:span> is clear indication of the necessity of at least the First <text:span text:style-name="VimmPali">Jhāna</text:span>, the first meditation of the plane of form, for getting rid of the hindrances and coming to the proper ground for the development of insight, the ground that is aloof from sense-desires and other evil states. It is certain that, from the structure of the <text:span text:style-name="VimmPali">Satipaṭṭhāna 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Ānāpānosati Sutta</text:span>, an exercise in serenity, at the very beginning of the two main <text:span text:style-name="VimmPali">Satipaṭṭhāna Suttas</text:span>; the <text:span text:style-name="VimmPali">Paṭisambhidā</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āsamādhi</text:span>, as the four <text:span text:style-name="VimmPali">jhānas</text:span>, and not anything lower than them.<text:note text:id="ftn1083" text:note-class="footnote"><text:note-citation>1</text:note-citation><text:note-body><text:p text:style-name="Standard"><text:span text:style-name="VimmBibRef">Pts. I,41-2</text:span>; <text:span text:style-name="VimmBibRef">D. II, 313</text:span>: See <text:span text:style-name="VimmXML">&lt;ptr type="vimm" target="p229n1"&gt;n. 1 (d), p. 229&lt;/ptr&gt;</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kāmabhūmi</text:span>. 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Sāriputta Thera’s words. This is the escape from sense-desires, namely, renunciation.<text:note text:id="ftn1084" text:note-class="footnote"><text:note-citation>2</text:note-citation><text:note-body><text:p text:style-name="Standard"><text:span text:style-name="VimmBibRef">As. 164</text:span>: <text:span text:style-name="VimmBibQuote">Kāmadhātusamatikkamanato hi kāmarāgapaṭìpakkhato ca idaṁ jhānaṁ kāmānam eva nissaraṇaṁ.</text:span> See <text:span text:style-name="VimmXML">&lt;ptr type="vimm" target="p310n1"&gt;n. 1 (b), p. 310&lt;/ptr&gt;</text:span>.</text:p></text:note-body></text:note> <text:span text:style-name="VimmPageNo">425|362</text:span> </text:p>
      <text:p text:style-name="VimmBody">In the <text:span text:style-name="VimmPali">Dantabhūmi Sutta</text:span> of the <text:span text:style-name="VimmPali">Majjhima Nikāya</text:span>, 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aṁ nekkhammena ñātabbaṁ, nekkhammena daṭṭhabbaṁ, nekkhammena pattabbaṁ, nekkhammena sacchikātabbaṁ, taṁ vata Jayaseno rājakumāro kāmamajjhe vasanto kāme paribhuñjanto kāmavitakkehi khajjamāno kāmapariḷāhena pariḍayahamāno kāmapariyesanāya ussukko ñassati vā dakkhati vā sacchi vā karissatīti n'etaṁ ṭhānaṁ vijjati.</text:span></text:p></text:note-body></text:note> Now sense-desires and the other hindrances to the First <text:span text:style-name="VimmPali">Jhāna</text:span> are not conducive to the penetration of things and seeing them as they are. So, for the development of insight (<text:span text:style-name="VimmPali">vipassanā</text:span>), the bringing into being of the First <text:span text:style-name="VimmPali">Jhāna</text:span> is indispensable according to the Buddha’s teaching, that is to say, the words of the Buddha in the Pali Texts.<text:note text:id="ftn1086" text:note-class="footnote"><text:note-citation>4</text:note-citation><text:note-body><text:p text:style-name="Standard"><text:span text:style-name="VimmXML">&lt;anchor id="p362n2"/&gt;</text:span><text:span text:style-name="VimmBibRef">A. V, 1-2</text:span>: <text:span text:style-name="VimmBibQuote">Ekamantaṁ nisinno kho āyasmā Ānando Bhagavantaṁ etad avoca ‘kimathtiyāni bhante kusalāni sīlāni kimānisaṁsānī‘ti? ‘Avippaṭisāratthāni kho Ānanda kusalāni sīlāni avippaṭisārānisaṁsānī‘ti. ‘Āvippaṭisāro pana bhante kimatthiyo kimānisaṁso’ti? ‘Avippaṭisāro kho Ānanda pāmujjattho pāmujjānisaṁso’ ti. ‘Pāmujjaṁ pana bhante kimatthiyaṁ kimānisaṁsan’ ti? ‘Pāmujjaṁ kho Ānanda pītatthaṁ pītānisaṁsan‘ ti. ‘Pīti pana bhante kimatthiyā kimānisaṁsā’ ti? Pīti kho Ānanda passaddhatthā passaddhānisaṁsa‘ ti. Passaddhi pana bhante kimatthiyā kimānisaṁsā’ ti? ‘Passaddhi kho Ānanda sukhatthā sukhānisamsā’ ti. ‘Sukhaṁ pana bhante kimatthiyaṁ kimānisaṁsan’ ti? ‘Sukhaṁ kho Ānanda samādhatthaṁ samādhānisaṁsan‘ ti. ‘Samādhi pana bhante kimatthiyo kimānisaṁso’ ti? ‘Samādhi kho Ānanda yathābhūtañāṇadassanattho yathābhūtañāṇadassanānisaṁso’ ti. ‘Yathābhūtañāṇādassanaṁ pana bhante kimatthiyaṁ kimānisaṁsan’ ti? ‘Yathābhūtañāṇadassanaṁ kho Ānanda nibbidāvirāgatthaṁ nibbidavirāgānisaṁsan’ ti? Nibbidāvirāgo pana bhante kimatthiyo kimānisaṁso’ ti? Nibbidāvirāgo kho Ānanda vimuttiñāṇadassanattho vimuttiñāṇadassanānisaṁso’ ti.</text:span> (=<text:span text:style-name="VimmBibQuote">Yathābhūtañāṇadassanattho ti ādisu yathābhūtañāṇadassanaṁ nāma. taruṇavipassanā; nibbidā nāma balavavipassanā; virāgo nāma maggo; vimutti nāma arahattaphalaṁ; ñāṇadassanaṁ nāma paccavekkhanañāṇaṁ</text:span>—<text:span text:style-name="VimmBibRef">Mp. V, 1</text:span>).</text:p></text:note-body></text:note> There is no doubt that according to the <text:soft-page-break/>Bodhisatta’s words repeated by the Buddha in conformation, the First <text:span text:style-name="VimmPali">Jhāna</text:span> is truly the way to enlightenment, and so this <text:span text:style-name="VimmPali">jhāna</text:span> has a specially important place in the Buddha’s scheme of salvation.</text:p>
      <text:p text:style-name="VimmBody"><text:span text:style-name="VimmPageNo">426|363</text:span></text:p>
      <text:p text:style-name="VimmExportSkip">Index of Pali words in footnotes</text:p>
      <text:p text:style-name="VimmExportSkip">aññā. °ārādhanā, 345. °paṭivedha,344.</text:p>
      <text:p text:style-name="VimmExportSkip">anupubba, °kiriyā, °paṭipadā, °sikkhā,344-45.</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Ven. 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chanda, °jāto, 345.</text:p>
      <text:p text:style-name="VimmExportSkip">tuleti, 345.</text:p>
      <text:p text:style-name="VimmExportSkip">danta, °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pañca, °kāmaguṇarāga, 348. pahāna,</text:p>
      <text:p text:style-name="VimmExportSkip">350.</text:p>
      <text:p text:style-name="VimmExportSkip">paññā. °paññāya dubbalīkaraṇe, 346.</text:p>
      <text:p text:style-name="VimmExportSkip">paṭhavī, °samaṁ bhāvanaṁ bhāvehi</text:p>
      <text:p text:style-name="VimmExportSkip"><text:span text:style-name="VimmPali">(etc.),</text:span> 346.</text:p>
      <text:p text:style-name="VimmExportSkip">pabhassara, 348.</text:p>
      <text:p text:style-name="VimmExportSkip">payirupāsati, 345.</text:p>
      <text:p text:style-name="VimmExportSkip">Pasenadi Rosala <text:span text:style-name="VimmPali">(the king),</text:span> 345.</text:p>
      <text:p text:style-name="VimmExportSkip">Pahārāda, 344.</text:p>
      <text:p text:style-name="VimmExportSkip">puthujjana, 348.</text:p>
      <text:p text:style-name="VimmExportSkip">bhūmi. khandh’-āyatana-dhātu....</text:p>
      <text:p text:style-name="VimmExportSkip">paṭiccasamuppādabhedā dhammā</text:p>
      <text:p text:style-name="VimmExportSkip">b., 351.</text:p>
      <text:p text:style-name="VimmExportSkip">magga, uddesa°, 348. pubbabhāga°,</text:p>
      <text:p text:style-name="VimmExportSkip">350.</text:p>
      <text:p text:style-name="VimmExportSkip">Maṇḍalārāmavāsī Mahā-Tissabhūti-</text:p>
      <text:p text:style-name="VimmExportSkip">tthera, 348.</text:p>
      <text:p text:style-name="VimmExportSkip">maṇḍūka, 344.</text:p>
      <text:p text:style-name="VimmExportSkip">mahā, °patha, 347.</text:p>
      <text:p text:style-name="VimmExportSkip">mitta, °amaccā ñātisālohitā, 345.</text:p>
      <text:p text:style-name="VimmExportSkip">mūla, dve visuddhiyo mūlaṁ, 351.</text:p>
      <text:p text:style-name="VimmExportSkip">yathābhūta, 348.</text:p>
      <text:p text:style-name="VimmExportSkip">rathavinīta, 345.</text:p>
      <text:p text:style-name="VimmExportSkip">Rāhula <text:span text:style-name="VimmPali">(Ven. Elder),</text:span> 346.</text:p>
      <text:p text:style-name="VimmExportSkip">loṇa, -dhūpana, 349.</text:p>
      <text:p text:style-name="VimmExportSkip">vipassanā, 349. taruṇa°, balava°,</text:p>
      <text:p text:style-name="VimmExportSkip">353.</text:p>
      <text:p text:style-name="VimmExportSkip"/>
      <text:p text:style-name="VimmExportSkip">virāga, 353.</text:p>
      <text:p text:style-name="VimmExportSkip">visuddhi, (<text:span text:style-name="VimmPali">the seven</text:span>), 345; 351-52.</text:p>
      <text:p text:style-name="VimmExportSkip">saṃvara, indriya°, 346.</text:p>
      <text:p text:style-name="VimmExportSkip">sacca, parama, 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paññāyo pūretvā va sakkā arahat-</text:p>
      <text:p text:style-name="VimmExportSkip">taṃ pattunti, 344. sīle patiṭṭhāya</text:p>
      <text:p text:style-name="VimmExportSkip">naro sapañño, 351. (sīla, avippaṭi-</text:p>
      <text:p text:style-name="VimmExportSkip">sāra,.... vimuttiñāṇadassana),</text:p>
      <text:p text:style-name="VimmExportSkip">353.</text:p>
      <text:p text:style-name="VimmExportSkip">sukka, dhamma, 346.</text:p>
      <text:p text:style-name="VimmExportSkip">suṇāti. ohitasoto dhammaṁ suṇāti,</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overseas@budaedu.org</text:a></text:p>
      <text:p text:style-name="VimmExportSkip">Website: http://www.budaedu.org</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6-22T12:44:58.746936557</dc:date>
    <meta:editing-cycles>940</meta:editing-cycles>
    <dc:subject>(VIMUTTIMAGGA)</dc:subject>
    <dc:title>THE PATH OF FREEDOM</dc:title>
    <meta:editing-duration>P12DT22H42S</meta:editing-duration>
    <meta:generator>LibreOffice/7.4.6.2$Linux_X86_64 LibreOffice_project/40$Build-2</meta:generator>
    <meta:document-statistic meta:table-count="0" meta:image-count="0" meta:object-count="0" meta:page-count="313" meta:paragraph-count="8155" meta:word-count="177804" meta:character-count="1142564" meta:non-whitespace-character-count="972579"/>
    <meta:user-defined meta:name="AppVersion">15.0000</meta:user-defined>
    <meta:user-defined meta:name="Company">HP</meta:user-defined>
    <meta:template xlink:type="simple" xlink:actuate="onRequest" xlink:title="Normal" xlink:href=""/>
  </office:meta>
</office:document-meta>
</file>